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imSun" svg:font-family="SimSun"/>
    <style:font-face style:name="Symbol" svg:font-family="Symbo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208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Таблица2" style:family="table">
      <style:table-properties style:width="17cm" fo:margin-left="-0.224cm" fo:margin-top="0cm" fo:margin-bottom="0cm" table:align="left" style:writing-mode="lr-tb"/>
    </style:style>
    <style:style style:name="Таблица2.A" style:family="table-column">
      <style:table-column-properties style:column-width="9.208cm"/>
    </style:style>
    <style:style style:name="Таблица2.B" style:family="table-column">
      <style:table-column-properties style:column-width="7.793cm"/>
    </style:style>
    <style:style style:name="Таблица2.1" style:family="table-row">
      <style:table-row-properties style:min-row-height="0.988cm" fo:keep-together="auto"/>
    </style:style>
    <style:style style:name="Таблица2.A1" style:family="table-cell">
      <style:table-cell-properties fo:background-color="#ffffff" fo:padding="0.176cm" fo:border="1pt solid #000001">
        <style:background-image/>
      </style:table-cell-properties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style:min-row-height="1.439cm" fo:keep-together="auto"/>
    </style:style>
    <style:style style:name="Таблица2.A4" style:family="table-cell">
      <style:table-cell-properties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14.631cm"/>
        </style:tab-stops>
      </style:paragraph-properties>
      <style:text-properties officeooo:paragraph-rsid="0018980b"/>
    </style:style>
    <style:style style:name="P2" style:family="paragraph" style:parent-style-name="Standard">
      <style:paragraph-properties>
        <style:tab-stops>
          <style:tab-stop style:position="14.631cm"/>
        </style:tab-stops>
      </style:paragraph-properties>
      <style:text-properties fo:language="en" fo:country="US" officeooo:paragraph-rsid="0018980b"/>
    </style:style>
    <style:style style:name="P3" style:family="paragraph" style:parent-style-name="Standard">
      <style:paragraph-properties fo:line-height="100%" fo:hyphenation-ladder-count="no-limit" style:vertical-align="auto"/>
      <style:text-properties officeooo:paragraph-rsid="0018980b" fo:hyphenate="true" fo:hyphenation-remain-char-count="2" fo:hyphenation-push-char-count="2"/>
    </style:style>
    <style:style style:name="P4" style:family="paragraph" style:parent-style-name="Standard">
      <style:paragraph-properties fo:line-height="100%" fo:hyphenation-ladder-count="no-limit" style:vertical-align="auto"/>
      <style:text-properties style:font-name="Consolas" fo:font-size="9.5pt" fo:language="en" fo:country="US" officeooo:paragraph-rsid="0018980b" style:letter-kerning="false" style:font-name-asian="Calibri" style:font-size-asian="9.5pt" style:language-asian="en" style:country-asian="US" style:font-name-complex="Consolas1" style:font-size-complex="9.5pt" style:language-complex="ar" style:country-complex="SA" fo:hyphenate="true" fo:hyphenation-remain-char-count="2" fo:hyphenation-push-char-count="2"/>
    </style:style>
    <style:style style:name="P5" style:family="paragraph" style:parent-style-name="Standard">
      <style:paragraph-properties>
        <style:tab-stops>
          <style:tab-stop style:position="14.631cm"/>
        </style:tab-stops>
      </style:paragraph-properties>
      <style:text-properties fo:color="#a31515" style:font-name="Consolas" fo:font-size="9.5pt" fo:language="en" fo:country="US" officeooo:paragraph-rsid="0018980b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P6" style:family="paragraph" style:parent-style-name="Standard">
      <style:text-properties officeooo:paragraph-rsid="0018980b"/>
    </style:style>
    <style:style style:name="P7" style:family="paragraph" style:parent-style-name="Standard">
      <style:text-properties officeooo:rsid="0018980b" officeooo:paragraph-rsid="0018980b"/>
    </style:style>
    <style:style style:name="P8" style:family="paragraph" style:parent-style-name="Standard">
      <style:text-properties officeooo:rsid="0018f1b5" officeooo:paragraph-rsid="0018f1b5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" fo:font-size="14pt" officeooo:rsid="002a2700" officeooo:paragraph-rsid="0018980b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ff0000"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a" style:font-name="Times New Roman" fo:font-size="14pt" officeooo:paragraph-rsid="0018980b" fo:background-color="#ffffff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color="#000000" style:font-name="Times New Roman1" fo:font-size="14pt" fo:language="ru" fo:country="RU" fo:font-style="normal" officeooo:rsid="00289535" officeooo:paragraph-rsid="0018980b" fo:background-color="#ffffff" style:font-name-asian="Symbol" style:font-size-asian="14pt" style:language-asian="ru" style:country-asian="RU" style:font-style-asian="normal" style:font-name-complex="Times New Roman1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Times New Roman1" fo:font-size="14pt" fo:language="ru" fo:country="RU" fo:font-style="normal" fo:font-weight="normal" officeooo:rsid="00289535" officeooo:paragraph-rsid="0018980b" fo:background-color="#ffffff" style:font-name-asian="Symbol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18980b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 style:vertical-align="auto"/>
      <style:text-properties fo:color="#ff0000"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1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 fo:font-size="14pt" officeooo:paragraph-rsid="0018980b" style:font-size-asian="14pt" style:font-name-complex="Times New Roman2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48b77e" officeooo:paragraph-rsid="0018980b" style:font-name-asian="Courier New1" style:font-size-asian="10pt" style:font-name-complex="Courier New1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18980b" officeooo:paragraph-rsid="0018980b" style:font-name-asian="Courier New1" style:font-size-asian="10pt" style:font-name-complex="Courier New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officeooo:paragraph-rsid="0018980b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use-window-font-color="true" fo:font-style="normal" officeooo:rsid="0014f19c" officeooo:paragraph-rsid="0018980b" style:font-style-asian="normal" style:font-style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language="ru" fo:country="RU" officeooo:paragraph-rsid="0018980b"/>
    </style:style>
    <style:style style:name="P27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28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officeooo:paragraph-rsid="0018980b"/>
    </style:style>
    <style:style style:name="P29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officeooo:paragraph-rsid="0018980b"/>
    </style:style>
    <style:style style:name="P30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fo:font-size="12pt" fo:language="en" fo:country="US" fo:font-style="normal" officeooo:paragraph-rsid="0018980b" style:font-name-asian="Symbol" style:font-size-asian="12pt" style:font-style-asian="normal" style:font-size-complex="12pt" style:font-style-complex="italic"/>
    </style:style>
    <style:style style:name="P31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fo:font-size="12pt" fo:language="ru" fo:country="RU" fo:font-weight="normal" officeooo:paragraph-rsid="0018980b" style:font-name-asian="Symbol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fo:font-size="12pt" fo:language="en" fo:country="US" fo:font-weight="normal" officeooo:paragraph-rsid="0018980b" style:font-name-asian="Symbol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18980b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4pt" officeooo:rsid="0049de81" officeooo:paragraph-rsid="0018980b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rsid="0049de81" officeooo:paragraph-rsid="0018980b" style:font-name-asian="Times New Roman2" style:font-size-asian="14pt" style:font-name-complex="Times New Roman2" style:font-size-complex="14pt"/>
    </style:style>
    <style:style style:name="P36" style:family="paragraph" style:parent-style-name="Standard_20__28_user_29_">
      <style:paragraph-properties fo:line-height="100%" fo:text-align="center" style:justify-single-word="false"/>
      <style:text-properties officeooo:paragraph-rsid="0018980b"/>
    </style:style>
    <style:style style:name="P37" style:family="paragraph" style:parent-style-name="Standard_20__28_user_29_">
      <style:paragraph-properties fo:line-height="100%"/>
      <style:text-properties officeooo:paragraph-rsid="0018980b"/>
    </style:style>
    <style:style style:name="P38" style:family="paragraph" style:parent-style-name="Standard_20__28_user_29_">
      <style:paragraph-properties fo:line-height="100%" fo:text-align="center" style:justify-single-word="false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39" style:family="paragraph" style:parent-style-name="Standard_20__28_user_29_">
      <style:paragraph-properties fo:line-height="100%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40" style:family="paragraph" style:parent-style-name="Preformatted_20_Text">
      <style:text-properties officeooo:rsid="0018980b" officeooo:paragraph-rsid="0018980b"/>
    </style:style>
    <style:style style:name="P41" style:family="paragraph" style:parent-style-name="Preformatted_20_Text">
      <style:text-properties officeooo:rsid="0018f1b5" officeooo:paragraph-rsid="0018f1b5"/>
    </style:style>
    <style:style style:name="P42" style:family="paragraph" style:parent-style-name="Preformatted_20_Text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18980b"/>
    </style:style>
    <style:style style:name="P43" style:family="paragraph" style:parent-style-name="Обычный_20__28_веб_29_">
      <style:paragraph-properties fo:margin-top="0cm" fo:margin-bottom="0.494cm" loext:contextual-spacing="false" fo:text-align="start" style:justify-single-word="false" style:line-break="strict"/>
      <style:text-properties fo:color="#0000ff" fo:font-style="italic" style:letter-kerning="true" style:font-style-asian="italic"/>
    </style:style>
    <style:style style:name="P44" style:family="paragraph" style:parent-style-name="Обычный_20__28_веб_29_">
      <style:paragraph-properties fo:margin-top="0cm" fo:margin-bottom="0.494cm" loext:contextual-spacing="false" fo:text-align="start" style:justify-single-word="false" style:line-break="strict"/>
      <style:text-properties fo:color="#0000ff" fo:language="ru" fo:country="RU" fo:font-style="italic" style:letter-kerning="true" style:font-style-asian="italic"/>
    </style:style>
    <style:style style:name="P45" style:family="paragraph" style:parent-style-name="Обычный_20__28_веб_29_">
      <style:paragraph-properties fo:margin-top="0cm" fo:margin-bottom="0.494cm" loext:contextual-spacing="false" fo:text-align="start" style:justify-single-word="false" style:line-break="stric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color="#00000a" style:font-name="Times New Roman" fo:font-size="14pt" officeooo:rsid="0018980b" officeooo:paragraph-rsid="0018980b" style:font-name-asian="Times New Roman2" style:font-size-asian="14pt" style:font-name-complex="Times New Roman2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a" style:font-name="Times New Roman" fo:font-size="14pt" fo:font-weight="bold" officeooo:rsid="0018980b" officeooo:paragraph-rsid="0018980b" style:font-name-asian="Times New Roman2" style:font-size-asian="14pt" style:font-weight-asian="bold" style:font-name-complex="Times New Roman2" style:font-size-complex="14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Times New Roman1" fo:font-size="14pt" fo:language="ru" fo:country="RU" fo:font-style="normal" fo:font-weight="normal" officeooo:rsid="00289535" officeooo:paragraph-rsid="0018980b" fo:background-color="#ffffff" style:font-name-asian="Symbol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font-weight="normal" officeooo:paragraph-rsid="0018980b" style:font-weight-asian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1" fo:font-size="14pt" officeooo:paragraph-rsid="0018980b" fo:background-color="#ffffff" style:font-name-asian="Symbol" style:font-size-asian="14pt" style:language-asian="ru" style:country-asian="RU" style:font-name-complex="Times New Roman1" style:font-size-complex="14pt"/>
    </style:style>
    <style:style style:name="P51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0cm" style:auto-text-indent="false" fo:break-before="auto" fo:break-after="auto" fo:keep-with-next="auto" style:text-autospace="none" style:punctuation-wrap="hanging" style:line-break="strict" style:vertical-align="auto" style:snap-to-layout-grid="true" style:writing-mode="lr-tb"/>
      <style:text-properties style:font-name="Times New Roman1" fo:font-size="5pt" fo:language="ru" fo:country="RU" fo:font-weight="normal" officeooo:paragraph-rsid="001b3d5b" style:font-size-asian="5pt" style:language-asian="ru" style:country-asian="RU" style:font-weight-asian="normal" style:font-name-complex="Times New Roman1" style:font-size-complex="5pt" style:font-weight-complex="normal"/>
    </style:style>
    <style:style style:name="P52" style:family="paragraph" style:parent-style-name="Standard">
      <style:paragraph-properties fo:line-height="100%" fo:hyphenation-ladder-count="no-limit" style:vertical-align="auto"/>
      <style:text-properties fo:color="#008000" style:font-name="Consolas" fo:font-size="9.5pt" officeooo:paragraph-rsid="0018980b" style:letter-kerning="false" style:font-name-asian="Calibri" style:font-size-asian="9.5pt" style:language-asian="en" style:country-asian="US" style:font-name-complex="Consolas1" style:font-size-complex="9.5pt" style:language-complex="ar" style:country-complex="SA" fo:hyphenate="true" fo:hyphenation-remain-char-count="2" fo:hyphenation-push-char-count="2"/>
    </style:style>
    <style:style style:name="P53" style:family="paragraph" style:parent-style-name="Standard">
      <style:paragraph-properties fo:line-height="100%" fo:hyphenation-ladder-count="no-limit" style:vertical-align="auto"/>
      <style:text-properties fo:color="#008000" style:font-name="Consolas" fo:font-size="9.5pt" fo:language="en" fo:country="US" officeooo:paragraph-rsid="0018980b" style:letter-kerning="false" style:font-name-asian="Calibri" style:font-size-asian="9.5pt" style:language-asian="en" style:country-asian="US" style:font-name-complex="Consolas1" style:font-size-complex="9.5pt" style:language-complex="ar" style:country-complex="SA" fo:hyphenate="true" fo:hyphenation-remain-char-count="2" fo:hyphenation-push-char-count="2"/>
    </style:style>
    <style:style style:name="P54" style:family="paragraph" style:parent-style-name="Standard">
      <style:paragraph-properties fo:line-height="100%" fo:hyphenation-ladder-count="no-limit" style:vertical-align="auto"/>
      <style:text-properties style:font-name="Consolas" fo:font-size="9.5pt" fo:language="en" fo:country="US" officeooo:paragraph-rsid="0018980b" style:letter-kerning="false" style:font-name-asian="Calibri" style:font-size-asian="9.5pt" style:language-asian="en" style:country-asian="US" style:font-name-complex="Consolas1" style:font-size-complex="9.5pt" style:language-complex="ar" style:country-complex="SA" fo:hyphenate="true" fo:hyphenation-remain-char-count="2" fo:hyphenation-push-char-count="2"/>
    </style:style>
    <style:style style:name="P55" style:family="paragraph" style:parent-style-name="Standard">
      <style:paragraph-properties fo:line-height="100%" fo:hyphenation-ladder-count="no-limit" style:vertical-align="auto"/>
      <style:text-properties style:font-name="Consolas" fo:font-size="9.5pt" officeooo:paragraph-rsid="0018980b" style:letter-kerning="false" style:font-name-asian="Calibri" style:font-size-asian="9.5pt" style:language-asian="en" style:country-asian="US" style:font-name-complex="Consolas1" style:font-size-complex="9.5pt" style:language-complex="ar" style:country-complex="SA" fo:hyphenate="true" fo:hyphenation-remain-char-count="2" fo:hyphenation-push-char-count="2"/>
    </style:style>
    <style:style style:name="P56" style:family="paragraph" style:parent-style-name="Standard">
      <style:text-properties officeooo:paragraph-rsid="0018980b"/>
    </style:style>
    <style:style style:name="P57" style:family="paragraph" style:parent-style-name="Standard">
      <style:paragraph-properties fo:margin-left="0cm" fo:margin-right="0cm" fo:margin-top="0.319cm" fo:margin-bottom="0cm" loext:contextual-spacing="false" fo:line-height="120%" fo:text-align="center" style:justify-single-word="false" fo:keep-together="auto" fo:orphans="2" fo:widows="2" fo:text-indent="1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Times New Roman1" fo:font-size="12pt" fo:language="ru" fo:country="RU" officeooo:paragraph-rsid="001b3d5b" style:font-size-asian="12pt" style:language-asian="ru" style:country-asian="RU" style:font-name-complex="Times New Roman1" style:font-size-complex="12pt"/>
    </style:style>
    <style:style style:name="P58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Times New Roman1" fo:font-size="12pt" fo:language="ru" fo:country="RU" officeooo:paragraph-rsid="001c578a" style:font-size-asian="12pt" style:language-asian="ru" style:country-asian="RU" style:font-name-complex="Times New Roman1" style:font-size-complex="12pt"/>
    </style:style>
    <style:style style:name="P59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imes New Roman1" fo:font-size="14pt" fo:language="ru" fo:country="RU" officeooo:paragraph-rsid="001b3d5b" style:font-size-asian="14pt" style:language-asian="ru" style:country-asian="RU" style:font-name-complex="Times New Roman1" style:font-size-complex="14pt"/>
    </style:style>
    <style:style style:name="P60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imes New Roman1" fo:font-size="14pt" fo:language="ru" fo:country="RU" officeooo:paragraph-rsid="001c578a" style:font-size-asian="14pt" style:language-asian="ru" style:country-asian="RU" style:font-name-complex="Times New Roman1" style:font-size-complex="14pt"/>
    </style:style>
    <style:style style:name="P61" style:family="paragraph" style:parent-style-name="Standard">
      <style:paragraph-properties fo:margin-left="0cm" fo:margin-right="0cm" fo:margin-top="0.319cm" fo:margin-bottom="0cm" loext:contextual-spacing="false" fo:line-height="120%" fo:text-align="center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imes New Roman1" fo:font-size="12pt" fo:language="ru" fo:country="RU" officeooo:paragraph-rsid="001b3d5b" style:font-size-asian="12pt" style:language-asian="ru" style:country-asian="RU" style:font-name-complex="Times New Roman1" style:font-size-complex="12pt"/>
    </style:style>
    <style:style style:name="P62" style:family="paragraph" style:parent-style-name="Standard">
      <style:paragraph-properties fo:margin-left="0cm" fo:margin-right="0cm" fo:margin-top="0.319cm" fo:margin-bottom="0cm" loext:contextual-spacing="false" fo:line-height="120%" fo:text-align="center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imes New Roman1" fo:font-size="12pt" fo:language="ru" fo:country="RU" officeooo:paragraph-rsid="001c578a" style:font-size-asian="12pt" style:language-asian="ru" style:country-asian="RU" style:font-name-complex="Times New Roman1" style:font-size-complex="12pt"/>
    </style:style>
    <style:style style:name="P63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imes New Roman1" fo:font-size="12pt" fo:language="ru" fo:country="RU" fo:font-weight="normal" officeooo:paragraph-rsid="001c578a" style:font-size-asian="12pt" style:language-asian="ru" style:country-asian="RU" style:font-weight-asian="normal" style:font-name-complex="Times New Roman1" style:font-size-complex="12pt" style:font-weight-complex="normal"/>
    </style:style>
    <style:style style:name="P64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officeooo:paragraph-rsid="001c578a"/>
    </style:style>
    <style:style style:name="P65" style:family="paragraph" style:parent-style-name="Standard">
      <style:paragraph-properties fo:margin-left="0cm" fo:margin-right="0cm" fo:margin-top="0.319cm" fo:margin-bottom="0cm" loext:contextual-spacing="false" fo:line-height="120%" fo:text-align="center" style:justify-single-word="false" fo:orphans="2" fo:widows="2" fo:text-indent="1cm" style:auto-text-indent="false" style:text-autospace="ideograph-alpha" style:punctuation-wrap="hanging" style:line-break="strict" style:vertical-align="auto" style:snap-to-layout-grid="true" style:writing-mode="lr-tb"/>
      <style:text-properties style:font-name="Times New Roman1" fo:font-size="12pt" fo:language="ru" fo:country="RU" officeooo:paragraph-rsid="001b3d5b" style:font-size-asian="12pt" style:language-asian="ru" style:country-asian="RU" style:font-name-complex="Times New Roman1" style:font-size-complex="12pt"/>
    </style:style>
    <style:style style:name="P66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orphans="2" fo:widows="2" fo:text-indent="1cm" style:auto-text-indent="false" style:text-autospace="ideograph-alpha" style:punctuation-wrap="hanging" style:line-break="strict" style:vertical-align="auto" style:snap-to-layout-grid="true" style:writing-mode="lr-tb"/>
      <style:text-properties style:font-name="Times New Roman1" fo:font-size="12pt" fo:language="ru" fo:country="RU" officeooo:paragraph-rsid="001c578a" style:font-size-asian="12pt" style:language-asian="ru" style:country-asian="RU" style:font-name-complex="Times New Roman1" style:font-size-complex="12pt"/>
    </style:style>
    <style:style style:name="P67" style:family="paragraph" style:parent-style-name="Standard">
      <style:paragraph-properties fo:margin-left="0cm" fo:margin-right="-0.002cm" fo:line-height="120%" fo:text-indent="0cm" style:auto-text-indent="false"/>
      <style:text-properties style:font-name="Times New Roman1" fo:font-size="5pt" fo:language="ru" fo:country="RU" officeooo:paragraph-rsid="001b3d5b" style:font-size-asian="5pt" style:language-asian="ru" style:country-asian="RU" style:font-name-complex="Times New Roman1" style:font-size-complex="5pt"/>
    </style:style>
    <style:style style:name="P68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officeooo:paragraph-rsid="001b3d5b"/>
    </style:style>
    <style:style style:name="P69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fo:font-size="12pt" fo:language="ru" fo:country="RU" officeooo:paragraph-rsid="001c578a" style:font-size-asian="12pt" style:font-size-complex="12pt"/>
    </style:style>
    <style:style style:name="P70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officeooo:paragraph-rsid="001b3d5b"/>
    </style:style>
    <style:style style:name="P71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style:font-name="Times New Roman1" fo:font-size="12pt" fo:language="ru" fo:country="RU" officeooo:paragraph-rsid="001c578a" style:font-size-asian="12pt" style:language-asian="ru" style:country-asian="RU" style:font-name-complex="Times New Roman1" style:font-size-complex="12pt"/>
    </style:style>
    <style:style style:name="P72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fo:font-size="12pt" fo:language="ru" fo:country="RU" fo:font-weight="normal" officeooo:paragraph-rsid="001c578a" style:font-size-asian="12pt" style:font-weight-asian="normal" style:font-name-complex="Times New Roman1" style:font-size-complex="12pt" style:font-weight-complex="normal"/>
    </style:style>
    <style:style style:name="P73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style:font-name="Times New Roman1" fo:font-size="12pt" fo:language="ru" fo:country="RU" fo:font-weight="normal" officeooo:paragraph-rsid="001c578a" style:font-size-asian="12pt" style:font-weight-asian="normal" style:font-name-complex="Times New Roman1" style:font-size-complex="12pt" style:font-weight-complex="normal"/>
    </style:style>
    <style:style style:name="P74" style:family="paragraph" style:parent-style-name="Heading_20_1">
      <style:text-properties fo:font-size="16pt" fo:language="ru" fo:country="RU" fo:font-weight="normal" officeooo:paragraph-rsid="001c578a" style:font-size-asian="16pt" style:font-weight-asian="normal" style:font-name-complex="Times New Roman1" style:font-size-complex="12pt" style:font-weight-complex="normal"/>
    </style:style>
    <style:style style:name="P75" style:family="paragraph" style:parent-style-name="Standard_20__28_user_29_" style:master-page-name="Standard">
      <style:paragraph-properties fo:line-height="100%" fo:text-align="center" style:justify-single-word="false" style:page-number="auto"/>
      <style:text-properties fo:font-variant="small-caps"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76" style:family="paragraph" style:parent-style-name="Standard_20__28_user_29_">
      <style:paragraph-properties fo:line-height="100%" fo:text-align="center" style:justify-single-word="false"/>
      <style:text-properties fo:font-variant="small-caps"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77" style:family="paragraph" style:parent-style-name="Standard_20__28_user_29_">
      <style:paragraph-properties fo:line-height="100%" fo:text-align="center" style:justify-single-word="false"/>
      <style:text-properties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78" style:family="paragraph" style:parent-style-name="Standard_20__28_user_29_">
      <style:paragraph-properties fo:line-height="100%" fo:text-align="justify" style:justify-single-word="false"/>
      <style:text-properties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79" style:family="paragraph" style:parent-style-name="Standard_20__28_user_29_">
      <style:paragraph-properties fo:line-height="100%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80" style:family="paragraph" style:parent-style-name="Standard_20__28_user_29_">
      <style:paragraph-properties fo:line-height="100%" fo:text-align="center" style:justify-single-word="false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81" style:family="paragraph" style:parent-style-name="Standard_20__28_user_29_">
      <style:paragraph-properties fo:line-height="100%" fo:orphans="0" fo:widows="0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82" style:family="paragraph" style:parent-style-name="Standard_20__28_user_29_">
      <style:paragraph-properties fo:line-height="100%" fo:orphans="0" fo:widows="0"/>
      <style:text-properties style:font-name="Times New Roman" fo:font-size="14pt" officeooo:rsid="0018980b" officeooo:paragraph-rsid="0018980b" style:font-name-asian="Times New Roman2" style:font-size-asian="14pt" style:font-name-complex="Times New Roman2" style:font-size-complex="14pt"/>
    </style:style>
    <style:style style:name="P83" style:family="paragraph" style:parent-style-name="Standard_20__28_user_29_">
      <style:paragraph-properties fo:line-height="100%" fo:orphans="0" fo:widows="0"/>
      <style:text-properties style:font-name="Times New Roman" fo:font-size="14pt" fo:language="en" fo:country="US" officeooo:rsid="0018980b" officeooo:paragraph-rsid="0018980b" style:font-name-asian="Times New Roman2" style:font-size-asian="14pt" style:font-name-complex="Times New Roman2" style:font-size-complex="14pt"/>
    </style:style>
    <style:style style:name="P84" style:family="paragraph" style:parent-style-name="Standard_20__28_user_29_">
      <style:paragraph-properties fo:line-height="100%" fo:text-align="center" style:justify-single-word="false"/>
      <style:text-properties fo:color="#00000a"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85" style:family="paragraph" style:parent-style-name="Standard_20__28_user_29_">
      <style:paragraph-properties fo:line-height="100%" fo:text-align="justify" style:justify-single-word="false"/>
      <style:text-properties fo:color="#000000" style:font-name="Times New Roman1" fo:font-size="14pt" fo:language="ru" fo:country="RU" fo:font-style="normal" officeooo:rsid="00289535" officeooo:paragraph-rsid="0018980b" fo:background-color="#ffffff" style:font-name-asian="Symbol" style:font-size-asian="14pt" style:language-asian="ru" style:country-asian="RU" style:font-style-asian="normal" style:font-name-complex="Times New Roman1" style:font-size-complex="14pt" style:font-style-complex="normal"/>
    </style:style>
    <style:style style:name="P86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 fo:break-before="page"/>
      <style:text-properties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87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88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89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fo:color="#00000a"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90" style:family="paragraph" style:parent-style-name="Standard_20__28_user_29_">
      <style:paragraph-properties fo:margin-left="0cm" fo:margin-right="0cm" fo:line-height="100%" fo:text-align="justify" style:justify-single-word="false" fo:text-indent="0cm" style:auto-text-indent="false"/>
      <style:text-properties fo:color="#00000a"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91" style:family="paragraph">
      <loext:graphic-properties draw:fill="none" draw:fill-color="#ffffff"/>
      <style:paragraph-properties fo:text-align="center" style:writing-mode="lr-tb"/>
    </style:style>
    <style:style style:name="P92" style:family="paragraph">
      <style:paragraph-properties style:writing-mode="lr-tb"/>
    </style:style>
    <style:style style:name="P93" style:family="paragraph">
      <loext:graphic-properties draw:fill="solid" draw:fill-color="#ffffff"/>
      <style:paragraph-properties style:writing-mode="lr-tb"/>
    </style:style>
    <style:style style:name="P94" style:family="paragraph">
      <loext:graphic-properties draw:fill="none" draw:fill-color="#ffffff"/>
      <style:paragraph-properties style:writing-mode="lr-tb"/>
    </style:style>
    <style:style style:name="P95" style:family="paragraph">
      <style:paragraph-properties fo:margin-left="0cm" fo:margin-right="0cm" fo:margin-top="0.494cm" fo:margin-bottom="0.494cm" fo:text-align="start" fo:text-indent="0cm" style:line-break="strict"/>
    </style:style>
    <style:style style:name="P96" style:family="paragraph">
      <loext:graphic-properties draw:fill="none" draw:fill-color="#ffffff"/>
      <style:paragraph-properties fo:margin-left="0cm" fo:margin-right="0cm" fo:margin-top="0.494cm" fo:margin-bottom="0.494cm" fo:text-align="start" fo:text-indent="0cm" style:line-break="strict" style:writing-mode="lr-tb"/>
    </style:style>
    <style:style style:name="P97" style:family="paragraph">
      <loext:graphic-properties draw:fill="solid" draw:fill-color="#ffff99"/>
      <style:paragraph-properties fo:margin-left="0cm" fo:margin-right="0cm" fo:margin-top="0.494cm" fo:margin-bottom="0.494cm" fo:text-align="start" fo:text-indent="0cm" style:line-break="strict" style:writing-mode="lr-tb"/>
    </style:style>
    <style:style style:name="T1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fo:font-weight="bold" officeooo:rsid="0018980b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48b77e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476093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476093" fo:background-color="#ffffff" loext:char-shading-value="0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48b77e" fo:background-color="#ffffff" loext:char-shading-value="0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9" style:family="text">
      <style:text-properties style:font-name="Times New Roman" fo:font-size="14pt" fo:font-style="italic" officeooo:rsid="003ae5d8" style:font-name-asian="Times New Roman2" style:font-size-asian="14pt" style:font-style-asian="italic" style:font-name-complex="Times New Roman2" style:font-size-complex="14pt"/>
    </style:style>
    <style:style style:name="T10" style:family="text">
      <style:text-properties fo:color="#ff0000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1" style:family="text">
      <style:text-properties fo:color="#ff0000" style:font-name="Times New Roman" fo:font-size="14pt" style:font-name-asian="Times New Roman2" style:font-size-asian="14pt" style:font-name-complex="Times New Roman2" style:font-size-complex="14pt"/>
    </style:style>
    <style:style style:name="T12" style:family="text">
      <style:text-properties fo:color="#00000a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3" style:family="text">
      <style:text-properties fo:color="#00000a" style:font-name="Times New Roman" fo:font-size="14pt" fo:font-weight="bold" officeooo:rsid="0018980b" style:font-name-asian="Times New Roman2" style:font-size-asian="14pt" style:font-weight-asian="bold" style:font-name-complex="Times New Roman2" style:font-size-complex="14pt"/>
    </style:style>
    <style:style style:name="T14" style:family="text">
      <style:text-properties fo:color="#00000a" style:font-name="Times New Roman" fo:font-size="14pt" style:font-name-asian="Times New Roman2" style:font-size-asian="14pt" style:font-name-complex="Times New Roman2" style:font-size-complex="14pt"/>
    </style:style>
    <style:style style:name="T15" style:family="text">
      <style:text-properties fo:color="#00000a" fo:language="ru" fo:country="RU" fo:font-style="italic" fo:font-weight="bold" style:font-style-asian="italic" style:font-weight-asian="bold" style:font-name-complex="Times New Roman1" style:font-style-complex="italic" style:font-weight-complex="bold"/>
    </style:style>
    <style:style style:name="T16" style:family="text">
      <style:text-properties fo:color="#00000a" fo:language="ru" fo:country="RU" fo:font-style="normal" fo:font-weight="normal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color="#00000a" fo:language="ru" fo:country="RU" style:font-name-complex="Times New Roman1"/>
    </style:style>
    <style:style style:name="T18" style:family="text">
      <style:text-properties fo:color="#00000a" style:font-name="Times New Roman1" fo:language="ru" fo:country="RU" style:font-name-complex="Times New Roman1"/>
    </style:style>
    <style:style style:name="T19" style:family="text">
      <style:text-properties fo:color="#808000"/>
    </style:style>
    <style:style style:name="T20" style:family="text">
      <style:text-properties fo:color="#808000" style:font-name="Times New Roman" fo:font-size="14pt" style:font-name-asian="Times New Roman2" style:font-size-asian="14pt" style:font-name-complex="Times New Roman2" style:font-size-complex="14pt"/>
    </style:style>
    <style:style style:name="T21" style:family="text">
      <style:text-properties fo:color="#c0c0c0"/>
    </style:style>
    <style:style style:name="T22" style:family="text">
      <style:text-properties fo:color="#800080"/>
    </style:style>
    <style:style style:name="T23" style:family="text">
      <style:text-properties fo:language="en" fo:country="US"/>
    </style:style>
    <style:style style:name="T24" style:family="text">
      <style:text-properties fo:color="#008000"/>
    </style:style>
    <style:style style:name="T25" style:family="text">
      <style:text-properties fo:color="#008000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26" style:family="text">
      <style:text-properties fo:color="#008000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27" style:family="text">
      <style:text-properties fo:color="#008000" style:font-name="MS Gothic" fo:font-size="9.5pt" style:letter-kerning="false" style:font-name-asian="MS Gothic1" style:font-size-asian="9.5pt" style:language-asian="en" style:country-asian="US" style:font-name-complex="MS Gothic1" style:font-size-complex="9.5pt" style:language-complex="ar" style:country-complex="SA"/>
    </style:style>
    <style:style style:name="T28" style:family="text">
      <style:text-properties fo:color="#808080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29" style:family="text">
      <style:text-properties fo:color="#808080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0" style:family="text">
      <style:text-properties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1" style:family="text">
      <style:text-properties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2" style:family="text">
      <style:text-properties fo:color="#a31515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3" style:family="text">
      <style:text-properties fo:color="#a31515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4" style:family="text">
      <style:text-properties fo:color="#0000ff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5" style:family="text">
      <style:text-properties fo:color="#0000ff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6" style:family="text">
      <style:text-properties fo:color="#2b91af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7" style:family="text">
      <style:text-properties fo:color="#2b91af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8" style:family="text">
      <style:text-properties fo:color="#6f008a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9" style:family="text">
      <style:text-properties fo:color="#008080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40" style:family="text">
      <style:text-properties officeooo:rsid="0018980b"/>
    </style:style>
    <style:style style:name="T41" style:family="text">
      <style:text-properties fo:language="ru" fo:country="RU"/>
    </style:style>
    <style:style style:name="T42" style:family="text">
      <style:text-properties fo:language="ru" fo:country="RU" fo:font-style="normal" fo:font-weight="normal" officeooo:rsid="003f1e48" style:font-style-asian="normal" style:font-weight-asian="normal" style:font-style-complex="normal" style:font-weight-complex="normal"/>
    </style:style>
    <style:style style:name="T43" style:family="text">
      <style:text-properties fo:language="ru" fo:country="RU" officeooo:rsid="003f1e48"/>
    </style:style>
    <style:style style:name="T44" style:family="text">
      <style:text-properties fo:language="ru" fo:country="RU" style:font-name-complex="Times New Roman1"/>
    </style:style>
    <style:style style:name="T45" style:family="text">
      <style:text-properties fo:language="ru" fo:country="RU" officeooo:rsid="004bb00d" style:font-name-complex="Times New Roman1"/>
    </style:style>
    <style:style style:name="T46" style:family="text">
      <style:text-properties fo:language="ru" fo:country="RU" officeooo:rsid="0018980b"/>
    </style:style>
    <style:style style:name="T47" style:family="text">
      <style:text-properties style:language-asian="ru" style:country-asian="RU"/>
    </style:style>
    <style:style style:name="T48" style:family="text">
      <style:text-properties fo:font-style="normal" style:language-asian="ru" style:country-asian="RU" style:font-style-asian="normal" style:font-style-complex="normal"/>
    </style:style>
    <style:style style:name="T49" style:family="text">
      <style:text-properties style:use-window-font-color="true" style:font-name="Times New Roman" fo:font-size="14pt" officeooo:rsid="0048b77e" style:font-name-asian="Times New Roman2" style:font-size-asian="14pt" style:font-name-complex="Times New Roman2" style:font-size-complex="14pt"/>
    </style:style>
    <style:style style:name="T50" style:family="text">
      <style:text-properties style:use-window-font-color="true" style:font-name="Times New Roman" fo:font-size="14pt" officeooo:rsid="0049de81" style:font-name-asian="Times New Roman2" style:font-size-asian="14pt" style:font-name-complex="Times New Roman2" style:font-size-complex="14pt"/>
    </style:style>
    <style:style style:name="T51" style:family="text">
      <style:text-properties style:use-window-font-color="true" style:font-name="Times New Roman" fo:font-size="14pt" officeooo:rsid="001b845c" style:font-name-asian="Times New Roman2" style:font-size-asian="14pt" style:font-name-complex="Times New Roman2" style:font-size-complex="14pt"/>
    </style:style>
    <style:style style:name="T52" style:family="text">
      <style:text-properties style:use-window-font-color="true" style:font-name="Times New Roman" fo:font-size="14pt" officeooo:rsid="003be93f" style:font-name-asian="Times New Roman2" style:font-size-asian="14pt" style:font-name-complex="Times New Roman2" style:font-size-complex="14pt"/>
    </style:style>
    <style:style style:name="T53" style:family="text">
      <style:text-properties style:use-window-font-color="true" fo:font-style="normal" style:language-asian="ru" style:country-asian="RU" style:font-style-asian="normal" style:font-style-complex="normal"/>
    </style:style>
    <style:style style:name="T54" style:family="text">
      <style:text-properties style:use-window-font-color="true" fo:font-style="normal" officeooo:rsid="00456bc3" style:language-asian="ru" style:country-asian="RU" style:font-style-asian="normal" style:font-style-complex="normal"/>
    </style:style>
    <style:style style:name="T55" style:family="text">
      <style:text-properties style:use-window-font-color="true" fo:font-style="normal" officeooo:rsid="0033ebd5" style:language-asian="ru" style:country-asian="RU" style:font-style-asian="normal" style:font-style-complex="normal"/>
    </style:style>
    <style:style style:name="T56" style:family="text">
      <style:text-properties style:use-window-font-color="true" style:font-name="Times New Roman1" fo:font-style="normal" officeooo:rsid="0033ebd5" style:font-name-asian="Symbol" style:language-asian="ru" style:country-asian="RU" style:font-style-asian="normal" style:font-name-complex="Times New Roman1" style:font-style-complex="normal"/>
    </style:style>
    <style:style style:name="T57" style:family="text">
      <style:text-properties fo:color="#000000" style:font-name="Times New Roman1" fo:language="ru" fo:country="RU" fo:background-color="#ffffff" loext:char-shading-value="0" style:language-asian="ru" style:country-asian="RU" style:font-name-complex="Times New Roman1"/>
    </style:style>
    <style:style style:name="T58" style:family="text">
      <style:text-properties fo:color="#000000" style:font-name="Times New Roman1" fo:language="ru" fo:country="RU" officeooo:rsid="0037c02e" fo:background-color="#ffffff" loext:char-shading-value="0" style:language-asian="ru" style:country-asian="RU" style:font-name-complex="Times New Roman1"/>
    </style:style>
    <style:style style:name="T59" style:family="text">
      <style:text-properties fo:color="#000000" style:font-name="Times New Roman1" fo:language="ru" fo:country="RU" fo:background-color="#ffffff" loext:char-shading-value="0" style:font-name-asian="Symbol" style:language-asian="ru" style:country-asian="RU" style:font-name-complex="Times New Roman1"/>
    </style:style>
    <style:style style:name="T60" style:family="text">
      <style:text-properties fo:color="#000000" style:font-name="Times New Roman1" fo:language="ru" fo:country="RU" officeooo:rsid="00456bc3" fo:background-color="#ffffff" loext:char-shading-value="0" style:font-name-asian="Symbol" style:language-asian="ru" style:country-asian="RU" style:font-name-complex="Times New Roman1"/>
    </style:style>
    <style:style style:name="T61" style:family="text">
      <style:text-properties fo:color="#000000" style:font-name="Times New Roman1" fo:font-size="14pt" fo:language="ru" fo:country="RU" fo:font-style="normal" officeooo:rsid="00289535" fo:background-color="#ffffff" loext:char-shading-value="0" style:font-name-asian="Times New Roman2" style:font-size-asian="14pt" style:language-asian="ru" style:country-asian="RU" style:font-style-asian="normal" style:font-name-complex="Times New Roman1" style:font-size-complex="14pt" style:font-style-complex="normal"/>
    </style:style>
    <style:style style:name="T62" style:family="text">
      <style:text-properties fo:color="#000000" style:font-name="Times New Roman1" fo:font-size="14pt" fo:language="ru" fo:country="RU" fo:font-style="normal" officeooo:rsid="0046a211" fo:background-color="#ffffff" loext:char-shading-value="0" style:font-name-asian="Times New Roman2" style:font-size-asian="14pt" style:language-asian="ru" style:country-asian="RU" style:font-style-asian="normal" style:font-name-complex="Times New Roman1" style:font-size-complex="14pt" style:font-style-complex="normal"/>
    </style:style>
    <style:style style:name="T63" style:family="text">
      <style:text-properties fo:color="#000000" style:font-name="Times New Roman1" fo:font-size="14pt" fo:language="ru" fo:country="RU" fo:font-style="normal" officeooo:rsid="00289535" fo:background-color="#ffffff" loext:char-shading-value="0" style:font-name-asian="Symbol" style:font-size-asian="14pt" style:language-asian="ru" style:country-asian="RU" style:font-style-asian="normal" style:font-name-complex="Times New Roman1" style:font-size-complex="14pt" style:font-style-complex="normal"/>
    </style:style>
    <style:style style:name="T64" style:family="text">
      <style:text-properties fo:color="#000000" style:font-name="Times New Roman1" fo:font-size="14pt" fo:language="ru" fo:country="RU" fo:font-style="normal" fo:font-weight="normal" officeooo:rsid="00289535" fo:background-color="#ffffff" loext:char-shading-value="0" style:font-name-asian="Symbol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5" style:family="text">
      <style:text-properties fo:color="#000000" style:font-name="Times New Roman1" fo:font-size="14pt" fo:language="ru" fo:country="RU" fo:font-style="normal" fo:font-weight="normal" officeooo:rsid="00289535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6" style:family="text">
      <style:text-properties fo:color="#000000" style:font-name="Times New Roman1" fo:font-size="14pt" fo:language="en" fo:country="US" fo:font-style="normal" officeooo:rsid="00289535" fo:background-color="#ffffff" loext:char-shading-value="0" style:font-name-asian="Symbol" style:font-size-asian="14pt" style:language-asian="ru" style:country-asian="RU" style:font-style-asian="normal" style:font-name-complex="Times New Roman1" style:font-size-complex="14pt" style:font-style-complex="normal"/>
    </style:style>
    <style:style style:name="T67" style:family="text">
      <style:text-properties fo:color="#000000" style:font-name="Times New Roman1" fo:font-size="14pt" fo:font-style="normal" fo:font-weight="normal" officeooo:rsid="00289535" fo:background-color="#ffffff" loext:char-shading-value="0" style:font-name-asian="Symbo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8" style:family="text">
      <style:text-properties fo:color="#000000" style:font-name="Times New Roman1" fo:font-size="12pt" fo:language="ru" fo:country="RU" fo:font-style="normal" officeooo:rsid="00289535" fo:background-color="#ffffff" loext:char-shading-value="0" style:font-name-asian="Symbol" style:font-size-asian="12pt" style:language-asian="ru" style:country-asian="RU" style:font-style-asian="normal" style:font-name-complex="Times New Roman1" style:font-size-complex="12pt" style:font-style-complex="normal"/>
    </style:style>
    <style:style style:name="T69" style:family="text">
      <style:text-properties fo:color="#000000" style:font-name="Symbol" fo:font-size="14pt" fo:language="ru" fo:country="RU" fo:font-style="normal" officeooo:rsid="00289535" fo:background-color="#ffffff" loext:char-shading-value="0" style:font-name-asian="Symbol" style:font-size-asian="14pt" style:language-asian="ru" style:country-asian="RU" style:font-style-asian="normal" style:font-name-complex="Symbol" style:font-size-complex="14pt" style:font-style-complex="normal"/>
    </style:style>
    <style:style style:name="T70" style:family="text">
      <style:text-properties fo:color="#000000" style:font-name="Symbol" fo:font-size="14pt" fo:language="ru" fo:country="RU" fo:font-style="normal" fo:font-weight="normal" officeooo:rsid="00289535" fo:background-color="#ffffff" loext:char-shading-value="0" style:font-name-asian="Symbol" style:font-size-asian="14pt" style:language-asian="ru" style:country-asian="RU" style:font-style-asian="normal" style:font-weight-asian="normal" style:font-name-complex="Symbol" style:font-size-complex="14pt" style:font-style-complex="normal" style:font-weight-complex="normal"/>
    </style:style>
    <style:style style:name="T71" style:family="text">
      <style:text-properties fo:color="#000000" fo:language="en" fo:country="US" style:letter-kerning="true"/>
    </style:style>
    <style:style style:name="T72" style:family="text">
      <style:text-properties fo:color="#000000" fo:language="en" fo:country="US" style:letter-kerning="true" style:font-name-asian="Times New Roman1"/>
    </style:style>
    <style:style style:name="T73" style:family="text">
      <style:text-properties fo:color="#000000" fo:language="en" fo:country="US" style:letter-kerning="true" style:font-name-asian="Times New Roman1"/>
    </style:style>
    <style:style style:name="T74" style:family="text">
      <style:text-properties fo:color="#000000" style:font-name="Times New Roman" fo:language="ru" fo:country="RU" fo:font-style="normal" officeooo:rsid="00289535" style:font-name-asian="Times New Roman2" style:font-style-asian="normal" style:font-name-complex="Times New Roman2" style:font-style-complex="normal"/>
    </style:style>
    <style:style style:name="T75" style:family="text">
      <style:text-properties fo:color="#000000" style:font-name="Times New Roman" fo:font-size="14pt" officeooo:rsid="0048b77e" style:font-name-asian="Times New Roman2" style:font-size-asian="14pt" style:font-name-complex="Times New Roman2" style:font-size-complex="14pt"/>
    </style:style>
    <style:style style:name="T76" style:family="text">
      <style:text-properties fo:color="#000000" style:font-name="Times New Roman" fo:font-size="14pt" officeooo:rsid="0049de81" style:font-name-asian="Times New Roman2" style:font-size-asian="14pt" style:font-name-complex="Times New Roman2" style:font-size-complex="14pt"/>
    </style:style>
    <style:style style:name="T77" style:family="text">
      <style:text-properties fo:color="#000000" style:font-name="Times New Roman" fo:font-size="14pt" officeooo:rsid="0018980b" style:font-name-asian="Times New Roman2" style:font-size-asian="14pt" style:font-name-complex="Times New Roman2" style:font-size-complex="14pt"/>
    </style:style>
    <style:style style:name="T78" style:family="text">
      <style:text-properties fo:color="#000000" fo:language="ru" fo:country="RU" fo:font-style="normal" officeooo:rsid="00289535" style:font-style-asian="normal" style:font-style-complex="normal"/>
    </style:style>
    <style:style style:name="T79" style:family="text">
      <style:text-properties fo:color="#000000" fo:language="ru" fo:country="RU" style:letter-kerning="true" style:font-name-asian="Times New Roman1"/>
    </style:style>
    <style:style style:name="T80" style:family="text">
      <style:text-properties fo:color="#000000" fo:font-size="14pt" fo:font-style="normal" fo:font-weight="normal" officeooo:rsid="00289535" fo:background-color="#ffffff" loext:char-shading-value="0" style:font-name-asian="Symbol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000000" fo:font-size="14pt" fo:font-style="normal" fo:font-weight="normal" officeooo:rsid="00289535" fo:background-color="#ffffff" loext:char-shading-value="0" style:font-name-asian="Symbol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000000" fo:font-size="14pt" fo:font-style="normal" fo:font-weight="bold" officeooo:rsid="00289535" fo:background-color="#ffffff" loext:char-shading-value="0" style:font-name-asian="Symbol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fo:color="#000000" fo:font-size="14pt" fo:font-style="normal" fo:font-weight="bold" officeooo:rsid="00289535" fo:background-color="#ffffff" loext:char-shading-value="0" style:font-name-asian="Symbol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color="#000000" fo:font-size="14pt" fo:language="en" fo:country="US" fo:font-style="normal" fo:font-weight="normal" officeooo:rsid="00289535" fo:background-color="#ffffff" loext:char-shading-value="0" style:font-name-asian="Symbol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000000" fo:font-size="14pt" fo:language="en" fo:country="US" fo:font-style="normal" fo:font-weight="normal" officeooo:rsid="00289535" fo:background-color="#ffffff" loext:char-shading-value="0" style:font-name-asian="Symbol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000000" fo:font-size="14pt" fo:language="en" fo:country="US" fo:font-style="normal" fo:font-weight="bold" officeooo:rsid="00289535" fo:background-color="#ffffff" loext:char-shading-value="0" style:font-name-asian="Symbol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color="#000000" fo:font-size="14pt" fo:language="en" fo:country="US" fo:font-style="normal" fo:font-weight="bold" officeooo:rsid="00289535" fo:background-color="#ffffff" loext:char-shading-value="0" style:font-name-asian="Symbol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font-size="12pt" fo:language="ru" fo:country="RU" fo:font-style="normal" style:font-name-asian="Times New Roman1" style:font-size-asian="12pt" style:font-style-asian="normal" style:font-size-complex="12pt" style:font-style-complex="italic"/>
    </style:style>
    <style:style style:name="T89" style:family="text">
      <style:text-properties fo:font-size="12pt" fo:language="ru" fo:country="RU" fo:font-style="normal" style:font-name-asian="Symbol" style:font-size-asian="12pt" style:font-style-asian="normal" style:font-size-complex="12pt" style:font-style-complex="italic"/>
    </style:style>
    <style:style style:name="T90" style:family="text">
      <style:text-properties fo:font-size="12pt" fo:language="ru" fo:country="RU" fo:font-style="normal" style:font-size-asian="12pt" style:font-style-asian="normal" style:font-size-complex="12pt" style:font-style-complex="italic"/>
    </style:style>
    <style:style style:name="T91" style:family="text">
      <style:text-properties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92" style:family="text">
      <style:text-properties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3" style:family="text">
      <style:text-properties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94" style:family="text">
      <style:text-properties officeooo:rsid="0048b77e"/>
    </style:style>
    <style:style style:name="T95" style:family="text">
      <style:text-properties style:font-name="Times New Roman1" fo:language="ru" fo:country="RU" style:font-name-complex="Times New Roman1"/>
    </style:style>
    <style:style style:name="T96" style:family="text">
      <style:text-properties fo:color="#000080"/>
    </style:style>
    <style:style style:name="T97" style:family="text">
      <style:text-properties officeooo:rsid="001a9cb3"/>
    </style:style>
    <style:style style:name="T98" style:family="text">
      <style:text-properties fo:color="#800000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officeooo:rsid="001b3d5b"/>
    </style:style>
    <style:style style:name="T101" style:family="text">
      <style:text-properties style:font-name="Times New Roman1" fo:font-size="14pt" fo:language="ru" fo:country="RU" style:font-size-asian="14pt" style:language-asian="ru" style:country-asian="RU" style:font-name-complex="Times New Roman1" style:font-size-complex="14pt"/>
    </style:style>
    <style:style style:name="T102" style:family="text">
      <style:text-properties style:font-name="Times New Roman1" fo:font-size="14pt" fo:language="en" fo:country="US" style:font-size-asian="14pt" style:language-asian="ru" style:country-asian="RU" style:font-name-complex="Times New Roman1" style:font-size-complex="14pt"/>
    </style:style>
    <style:style style:name="T103" style:family="text">
      <style:text-properties style:font-name="Times New Roman1" fo:font-size="12pt" fo:language="ru" fo:country="RU" style:font-size-asian="12pt" style:language-asian="ru" style:country-asian="RU" style:font-name-complex="Times New Roman1" style:font-size-complex="12pt"/>
    </style:style>
    <style:style style:name="T104" style:family="text">
      <style:text-properties style:font-name="Symbol1" fo:font-size="14pt" fo:language="ru" fo:country="RU" style:font-name-asian="Symbol1" style:font-size-asian="14pt" style:language-asian="ru" style:country-asian="RU" style:font-name-complex="Symbol1" style:font-size-complex="14pt"/>
    </style:style>
    <style:style style:name="T105" style:family="text">
      <style:text-properties style:use-window-font-color="true" style:font-name="Times New Roman1" fo:font-size="12pt" fo:language="en" fo:country="US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106" style:family="text">
      <style:text-properties style:use-window-font-color="true" style:font-name="Times New Roman1" fo:font-size="12pt" fo:language="ru" fo:country="RU" fo:font-style="italic" style:font-name-asian="Times New Roman1" style:font-size-asian="12pt" style:language-asian="ru" style:country-asian="RU" style:font-style-asian="italic" style:font-name-complex="Times New Roman1" style:font-size-complex="11pt" style:language-complex="ar" style:country-complex="SA"/>
    </style:style>
    <style:style style:name="T107" style:family="text">
      <style:text-properties style:use-window-font-color="true" style:font-name="Times New Roman1" fo:font-size="12pt" fo:language="ru" fo:country="RU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108" style:family="text">
      <style:text-properties fo:color="#0000ff" style:font-name="Times New Roman1" fo:font-size="12pt" fo:language="en" fo:country="US" fo:font-style="italic" style:letter-kerning="true" style:font-name-asian="SimSun" style:font-size-asian="12pt" style:language-asian="zh" style:country-asian="CN" style:font-style-asian="italic" style:font-name-complex="Times New Roman1" style:font-size-complex="12pt" style:language-complex="ar" style:country-complex="none"/>
    </style:style>
    <style:style style:name="T109" style:family="text">
      <style:text-properties fo:color="#000000" style:font-name="Times New Roman1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ar" style:country-complex="none"/>
    </style:style>
    <style:style style:name="T110" style:family="text">
      <style:text-properties fo:color="#000000" style:font-name="Times New Roman1" fo:font-size="12pt" fo:language="ru" fo:country="RU" style:letter-kerning="true" style:font-name-asian="SimSun" style:font-size-asian="12pt" style:language-asian="zh" style:country-asian="CN" style:font-name-complex="Times New Roman1" style:font-size-complex="12pt" style:language-complex="ar" style:country-complex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99" style:background-transparency="0%" draw:fill="solid" draw:fill-color="#ffff99" draw:opacity="100%" fo:padding-left="0.254cm" fo:padding-right="0.254cm" fo:padding-top="0.127cm" fo:padding-bottom="0.127cm" fo:border="1.5pt solid #0000ff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7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26cm" svg:stroke-color="#000000" draw:marker-start="msArrowOvalEnd_20_1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026cm" svg:stroke-color="#000000" draw:marker-start="msArrowOvalEnd_20_1" draw:marker-start-width="0.141cm" draw:marker-start-center="tru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12" style:family="graphic">
      <style:graphic-properties draw:stroke="solid" svg:stroke-width="0.026cm" svg:stroke-color="#000000" draw:marker-end="msArrowEnd_20_5" draw:marker-end-width="0.212cm" draw:marker-end-center="false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3" style:family="graphic">
      <style:graphic-properties draw:stroke="solid" svg:stroke-width="0.053cm" svg:stroke-color="#0000ff" draw:stroke-linejoin="miter" svg:stroke-linecap="square" draw:fill="solid" draw:fill-color="#ffff99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14" style:family="graphic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5" style:family="graphic">
      <style:graphic-properties draw:stroke="solid" svg:stroke-width="0.026cm" svg:stroke-color="#000000" draw:marker-end="msArrowEnd_20_5" draw:marker-end-width="0.212cm" draw:marker-end-center="false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.026cm" svg:stroke-color="#000000" draw:marker-end="msArrowOpen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МИНОБРНАУКИ РОССИИ</text:p>
      <text:p text:style-name="P76">САНКТ-ПЕТЕРБУРГСКИЙ ГОСУДАРСТВЕННЫЙ</text:p>
      <text:p text:style-name="P76">ЭЛЕКТРОТЕХНИЧЕСКИЙ УНИВЕРСИТЕТ</text:p>
      <text:p text:style-name="P76">«ЛЭТИ» ИМ. В.И. УЛЬЯНОВА (ЛЕНИНА)</text:p>
      <text:p text:style-name="P77">Кафедра МО ЭВМ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7">ОТЧЕТ</text:p>
      <text:p text:style-name="P36"><text:span text:style-name="T1">по лабораторной работе</text:span><text:span text:style-name="T10"> </text:span><text:span text:style-name="T12">№</text:span><text:span text:style-name="T13">3</text:span></text:p>
      <text:p text:style-name="P77">по дисциплине «Алгоритмы и структуры данных»</text:p>
      <text:p text:style-name="P36"><text:span text:style-name="T1">Тема: <text:s/></text:span><text:span text:style-name="T2">Работа со стеком.</text:span></text:p>
      <text:p text:style-name="P38"/>
      <text:p text:style-name="P38"/>
      <text:p text:style-name="P39"/>
      <text:p text:style-name="P38"/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7"><text:span text:style-name="T3">Студент гр. </text:span><text:span text:style-name="T14">6383</text:span></text:p>
          </table:table-cell>
          <table:table-cell table:style-name="Таблица1.B1" office:value-type="string">
            <text:p text:style-name="P39"/>
          </table:table-cell>
          <table:table-cell table:style-name="Таблица1.A1" office:value-type="string">
            <text:p text:style-name="P84">Михеева Е.Е.</text:p>
          </table:table-cell>
        </table:table-row>
        <table:table-row table:style-name="Таблица1.1">
          <table:table-cell table:style-name="Таблица1.A1" office:value-type="string">
            <text:p text:style-name="P39">Преподаватель</text:p>
          </table:table-cell>
          <table:table-cell table:style-name="Таблица1.B2" office:value-type="string">
            <text:p text:style-name="P39"/>
          </table:table-cell>
          <table:table-cell table:style-name="Таблица1.A1" office:value-type="string">
            <text:p text:style-name="P38">Шолохова О. М.</text:p>
          </table:table-cell>
        </table:table-row>
      </table:table>
      <text:p text:style-name="P38"/>
      <text:p text:style-name="P38"/>
      <text:p text:style-name="P38">Санкт-Петербург</text:p>
      <text:p text:style-name="P84">2017</text:p>
      <text:p text:style-name="P27"/>
      <text:p text:style-name="P86">Цель работы.</text:p>
      <text:p text:style-name="P10"><text:span text:style-name="T15"><text:s/></text:span><text:span text:style-name="T16">П</text:span><text:span text:style-name="T18">ознакомиться с</text:span><text:span text:style-name="T17"> часто используемыми на практике линейными структурами данных, обеспечивающими доступ к элементам последовательности только через её начало и конец, и способами реализации этих структур, освоить на практике использование стека, очереди и дека для решения задач .</text:span></text:p>
      <text:p text:style-name="P27">Постановка задачи.</text:p>
      <text:p text:style-name="P20"><text:span text:style-name="T58">З</text:span><text:span text:style-name="T57">адание предполагает самостоятельную разработку студентом одного или нескольких модулей на языке С++, реализующих </text:span><text:span text:style-name="T59">тот или иной вариант стека, а также главной программы, непосредственно решающей поставленную задачу.</text:span><text:span text:style-name="T57"> </text:span><text:span text:style-name="T59">При этом и стек мо</text:span><text:span text:style-name="T60">же</text:span><text:span text:style-name="T59">т <text:s/>быть реализован как на базе вектора, так и в связанной памяти (ссылочная реализация).</text:span></text:p>
      <text:p text:style-name="P11"><text:span text:style-name="T47"><text:tab/>Зад</text:span><text:span text:style-name="T48">а</text:span><text:span text:style-name="T53">ние: </text:span><text:span text:style-name="T54">4</text:span><text:span text:style-name="T55">. </text:span><text:span text:style-name="T56">Содержимое заданного текстового файла F, разделенного на строки, переписать в текстовый файл G, выписывая литеры каждой строки в обратном порядке.</text:span></text:p>
      <text:p text:style-name="P27">Основные теоретические положения.</text:p>
      <text:p text:style-name="P59">Ссылочная реализация стека и очереди в динамической памяти в основном аналогична ссылочной реализации линейных списков. Упрощение связано с отсутствием необходимости работать с текущим элементом списка. Идеи такой реализации ясны из рисунка 3.3.</text:p>
      <text:p text:style-name="P59"><draw:g text:anchor-type="char" draw:z-index="0" draw:name="Группа 64" draw:style-name="gr1"><draw:rect draw:style-name="gr2" draw:text-style-name="P91" svg:width="16.297cm" svg:height="4.656cm" svg:x="1.233cm" svg:y="0.459cm"><text:p/></draw:rect><draw:g draw:name="Группа 66" draw:style-name="gr3"><draw:g draw:name="Группа 67" draw:style-name="gr3"><draw:frame draw:style-name="gr4" draw:text-style-name="P93" svg:width="1.691cm" svg:height="0.846cm" svg:x="8.421cm" svg:y="0.457cm"><draw:text-box><text:p text:style-name="P92"><text:span text:style-name="T105"><text:s/></text:span></text:p><text:p text:style-name="P92"><text:span text:style-name="T105"/></text:p></draw:text-box></draw:frame><draw:line draw:name="Линия 69" draw:style-name="gr5" draw:text-style-name="P91" svg:x1="9.266cm" svg:y1="0.459cm" svg:x2="9.27cm" svg:y2="1.304cm"><text:p/></draw:line></draw:g><draw:g draw:name="Группа 70" draw:style-name="gr3"><draw:frame draw:style-name="gr4" draw:text-style-name="P93" svg:width="1.691cm" svg:height="0.846cm" svg:x="13.501cm" svg:y="0.457cm"><draw:text-box><text:p text:style-name="P92"><text:span text:style-name="T105"><text:s/></text:span></text:p><text:p text:style-name="P92"><text:span text:style-name="T105"/></text:p></draw:text-box></draw:frame><draw:line draw:name="Линия 72" draw:style-name="gr5" draw:text-style-name="P91" svg:x1="14.346cm" svg:y1="0.459cm" svg:x2="14.35cm" svg:y2="1.304cm"><text:p/></draw:line></draw:g><draw:g draw:name="Группа 73" draw:style-name="gr3"><draw:frame draw:style-name="gr4" draw:text-style-name="P93" svg:width="1.691cm" svg:height="0.847cm" svg:x="10.961cm" svg:y="0.459cm"><draw:text-box><text:p text:style-name="P92"><text:span text:style-name="T105"><text:s/></text:span></text:p><text:p text:style-name="P92"><text:span text:style-name="T105"/></text:p></draw:text-box></draw:frame><draw:line draw:name="Линия 75" draw:style-name="gr5" draw:text-style-name="P91" svg:x1="11.806cm" svg:y1="0.459cm" svg:x2="11.81cm" svg:y2="1.306cm"><text:p/></draw:line></draw:g><draw:g draw:name="Группа 76" draw:style-name="gr3"><draw:frame draw:style-name="gr4" draw:text-style-name="P93" svg:width="1.691cm" svg:height="0.842cm" svg:x="5.884cm" svg:y="0.457cm"><draw:text-box><text:p text:style-name="P92"><text:span text:style-name="T105"><text:s/></text:span></text:p><text:p text:style-name="P92"><text:span text:style-name="T105"/></text:p></draw:text-box></draw:frame><draw:line draw:name="Линия 78" draw:style-name="gr5" draw:text-style-name="P91" svg:x1="6.729cm" svg:y1="0.459cm" svg:x2="6.733cm" svg:y2="1.3cm"><text:p/></draw:line></draw:g><draw:frame draw:style-name="gr6" draw:text-style-name="P94" svg:width="1.685cm" svg:height="0.844cm" svg:x="1.443cm" svg:y="0.459cm"><draw:text-box><text:p text:style-name="P92"><text:span text:style-name="T106">С</text:span><text:span text:style-name="T106">т</text:span><text:span text:style-name="T106">е</text:span><text:span text:style-name="T106">к</text:span><text:span text:style-name="T107">:</text:span></text:p></draw:text-box></draw:frame><draw:g draw:name="Группа 80" draw:style-name="gr3"><draw:line draw:name="Линия 81" draw:style-name="gr5" draw:text-style-name="P91" svg:x1="16.037cm" svg:y1="0.882cm" svg:x2="16.037cm" svg:y2="1.298cm"><text:p/></draw:line><draw:line draw:name="Линия 82" draw:style-name="gr5" draw:text-style-name="P91" svg:x1="15.829cm" svg:y1="1.298cm" svg:x2="16.249cm" svg:y2="1.298cm"><text:p/></draw:line></draw:g><draw:g draw:name="Группа 83" draw:style-name="gr3"><draw:line draw:name="Линия 84" draw:style-name="gr7" draw:text-style-name="P91" svg:x1="6.308cm" svg:y1="2.353cm" svg:x2="6.308cm" svg:y2="1.515cm"><text:p/></draw:line><draw:line draw:name="Линия 85" draw:style-name="gr5" draw:text-style-name="P91" svg:x1="7.574cm" svg:y1="2.358cm" svg:x2="6.308cm" svg:y2="2.358cm"><text:p/></draw:line></draw:g><draw:frame draw:style-name="gr6" draw:text-style-name="P94" svg:width="3.596cm" svg:height="0.849cm" svg:x="7.788cm" svg:y="1.937cm"><draw:text-box><text:p text:style-name="P92"><text:span text:style-name="T106">В</text:span><text:span text:style-name="T106">е</text:span><text:span text:style-name="T106">р</text:span><text:span text:style-name="T106">х</text:span><text:span text:style-name="T106">у</text:span><text:span text:style-name="T106">ш</text:span><text:span text:style-name="T106">к</text:span><text:span text:style-name="T106">а</text:span><text:span text:style-name="T106"> </text:span><text:span text:style-name="T106">с</text:span><text:span text:style-name="T106">т</text:span><text:span text:style-name="T106">е</text:span><text:span text:style-name="T106">к</text:span><text:span text:style-name="T106">а</text:span></text:p></draw:text-box></draw:frame><draw:frame draw:style-name="gr4" draw:text-style-name="P93" svg:width="0.632cm" svg:height="0.844cm" svg:x="3.771cm" svg:y="0.459cm"><draw:text-box><text:p text:style-name="P92"><text:span text:style-name="T105"><text:s/></text:span></text:p><text:p text:style-name="P92"><text:span text:style-name="T105"/></text:p></draw:text-box></draw:frame><draw:line draw:name="Линия 88" draw:style-name="gr8" draw:text-style-name="P91" svg:x1="9.691cm" svg:y1="0.882cm" svg:x2="10.959cm" svg:y2="0.884cm"><text:p/></draw:line><draw:line draw:name="Линия 89" draw:style-name="gr8" draw:text-style-name="P91" svg:x1="7.154cm" svg:y1="0.882cm" svg:x2="8.42cm" svg:y2="0.884cm"><text:p/></draw:line><draw:line draw:name="Линия 90" draw:style-name="gr8" draw:text-style-name="P91" svg:x1="12.231cm" svg:y1="0.882cm" svg:x2="13.499cm" svg:y2="0.884cm"><text:p/></draw:line><draw:line draw:name="Линия 91" draw:style-name="gr8" draw:text-style-name="P91" svg:x1="4.195cm" svg:y1="0.882cm" svg:x2="5.885cm" svg:y2="0.884cm"><text:p/></draw:line><draw:line draw:name="Линия 92" draw:style-name="gr8" draw:text-style-name="P91" svg:x1="14.771cm" svg:y1="0.882cm" svg:x2="15.831cm" svg:y2="0.884cm"><text:p/></draw:line><draw:line draw:name="Линия 93" draw:style-name="gr5" draw:text-style-name="P91" svg:x1="15.829cm" svg:y1="0.882cm" svg:x2="16.039cm" svg:y2="0.884cm"><text:p/></draw:line></draw:g><draw:g draw:name="Группа 94" draw:style-name="gr3"><draw:g draw:name="Группа 95" draw:style-name="gr3"><draw:frame draw:style-name="gr4" draw:text-style-name="P93" svg:width="1.691cm" svg:height="0.846cm" svg:x="12.026cm" svg:y="3.419cm"><draw:text-box><text:p text:style-name="P92"><text:span text:style-name="T105"><text:s/></text:span></text:p><text:p text:style-name="P92"><text:span text:style-name="T105"/></text:p></draw:text-box></draw:frame><draw:line draw:name="Линия 97" draw:style-name="gr5" draw:text-style-name="P91" svg:x1="12.871cm" svg:y1="3.42cm" svg:x2="12.875cm" svg:y2="4.265cm"><text:p/></draw:line></draw:g><draw:g draw:name="Группа 98" draw:style-name="gr3"><draw:frame draw:style-name="gr4" draw:text-style-name="P93" svg:width="1.691cm" svg:height="0.846cm" svg:x="9.486cm" svg:y="3.419cm"><draw:text-box><text:p text:style-name="P92"><text:span text:style-name="T105"><text:s/></text:span></text:p><text:p text:style-name="P92"><text:span text:style-name="T105"/></text:p></draw:text-box></draw:frame><draw:line draw:name="Линия 100" draw:style-name="gr5" draw:text-style-name="P91" svg:x1="10.331cm" svg:y1="3.42cm" svg:x2="10.335cm" svg:y2="4.265cm"><text:p/></draw:line></draw:g><draw:g draw:name="Группа 101" draw:style-name="gr3"><draw:frame draw:style-name="gr4" draw:text-style-name="P93" svg:width="1.691cm" svg:height="0.842cm" svg:x="6.946cm" svg:y="3.419cm"><draw:text-box><text:p text:style-name="P92"><text:span text:style-name="T105"><text:s/></text:span></text:p><text:p text:style-name="P92"><text:span text:style-name="T105"/></text:p></draw:text-box></draw:frame><draw:line draw:name="Линия 103" draw:style-name="gr5" draw:text-style-name="P91" svg:x1="7.791cm" svg:y1="3.42cm" svg:x2="7.795cm" svg:y2="4.261cm"><text:p/></draw:line></draw:g><draw:g draw:name="Группа 104" draw:style-name="gr3"><draw:frame draw:style-name="gr4" draw:text-style-name="P93" svg:width="1.691cm" svg:height="0.842cm" svg:x="14.564cm" svg:y="3.419cm"><draw:text-box><text:p text:style-name="P92"><text:span text:style-name="T105"><text:s/></text:span></text:p><text:p text:style-name="P92"><text:span text:style-name="T105"/></text:p></draw:text-box></draw:frame><draw:line draw:name="Линия 106" draw:style-name="gr5" draw:text-style-name="P91" svg:x1="15.409cm" svg:y1="3.42cm" svg:x2="15.413cm" svg:y2="4.261cm"><text:p/></draw:line></draw:g><draw:g draw:name="Группа 107" draw:style-name="gr3"><draw:line draw:name="Линия 108" draw:style-name="gr5" draw:text-style-name="P91" svg:x1="17.313cm" svg:y1="3.844cm" svg:x2="17.313cm" svg:y2="4.262cm"><text:p/></draw:line><draw:line draw:name="Линия 109" draw:style-name="gr5" draw:text-style-name="P91" svg:x1="17.104cm" svg:y1="4.262cm" svg:x2="17.524cm" svg:y2="4.262cm"><text:p/></draw:line></draw:g><draw:line draw:name="Линия 110" draw:style-name="gr8" draw:text-style-name="P91" svg:x1="10.756cm" svg:y1="3.844cm" svg:x2="12.024cm" svg:y2="3.846cm"><text:p/></draw:line><draw:line draw:name="Линия 111" draw:style-name="gr8" draw:text-style-name="P91" svg:x1="13.296cm" svg:y1="3.844cm" svg:x2="14.562cm" svg:y2="3.846cm"><text:p/></draw:line><draw:line draw:name="Линия 112" draw:style-name="gr8" draw:text-style-name="P91" svg:x1="8.216cm" svg:y1="3.844cm" svg:x2="9.484cm" svg:y2="3.846cm"><text:p/></draw:line><draw:line draw:name="Линия 113" draw:style-name="gr8" draw:text-style-name="P91" svg:x1="15.834cm" svg:y1="3.844cm" svg:x2="17.102cm" svg:y2="3.846cm"><text:p/></draw:line><draw:frame draw:style-name="gr4" draw:text-style-name="P93" svg:width="0.632cm" svg:height="0.847cm" svg:x="2.713cm" svg:y="3.42cm"><draw:text-box><text:p text:style-name="P92"><text:span text:style-name="T105"><text:s/></text:span></text:p><text:p text:style-name="P92"><text:span text:style-name="T105"/></text:p></draw:text-box></draw:frame><draw:g draw:name="Группа 115" draw:style-name="gr3"><draw:frame draw:style-name="gr4" draw:text-style-name="P93" svg:width="0.842cm" svg:height="0.846cm" svg:x="5.251cm" svg:y="3.419cm"><draw:text-box><text:p text:style-name="P92"><text:span text:style-name="T105"><text:s/></text:span></text:p><text:p text:style-name="P92"><text:span text:style-name="T105"/></text:p></draw:text-box></draw:frame><draw:frame draw:style-name="gr4" draw:text-style-name="P93" svg:width="0.842cm" svg:height="0.844cm" svg:x="5.251cm" svg:y="4.265cm"><draw:text-box><text:p text:style-name="P92"><text:span text:style-name="T105"><text:s/></text:span></text:p><text:p text:style-name="P92"><text:span text:style-name="T105"/></text:p></draw:text-box></draw:frame></draw:g><draw:line draw:name="Линия 118" draw:style-name="gr5" draw:text-style-name="P91" svg:x1="17.104cm" svg:y1="3.844cm" svg:x2="17.314cm" svg:y2="3.846cm"><text:p/></draw:line><draw:line draw:name="Линия 119" draw:style-name="gr8" draw:text-style-name="P91" svg:x1="5.676cm" svg:y1="3.844cm" svg:x2="6.944cm" svg:y2="3.846cm"><text:p/></draw:line><draw:line draw:name="Линия 120" draw:style-name="gr9" draw:text-style-name="P91" svg:x1="5.676cm" svg:y1="4.687cm" svg:x2="14.988cm" svg:y2="4.689cm"><text:p/></draw:line><draw:line draw:name="Линия 121" draw:style-name="gr7" draw:text-style-name="P91" svg:x1="14.988cm" svg:y1="4.683cm" svg:x2="14.99cm" svg:y2="4.267cm"><text:p/></draw:line><draw:line draw:name="Линия 122" draw:style-name="gr8" draw:text-style-name="P91" svg:x1="3.136cm" svg:y1="3.844cm" svg:x2="5.249cm" svg:y2="3.846cm"><text:p/></draw:line><draw:frame draw:style-name="gr6" draw:text-style-name="P94" svg:width="2.112cm" svg:height="0.847cm" svg:x="3.346cm" svg:y="3.209cm"><draw:text-box><text:p text:style-name="P92"><text:span text:style-name="T106">Н</text:span><text:span text:style-name="T106">а</text:span><text:span text:style-name="T106">ч</text:span><text:span text:style-name="T106">а</text:span><text:span text:style-name="T106">л</text:span><text:span text:style-name="T106">о</text:span><text:span text:style-name="T107">:</text:span></text:p></draw:text-box></draw:frame><draw:frame draw:style-name="gr6" draw:text-style-name="P94" svg:width="2.116cm" svg:height="0.842cm" svg:x="3.558cm" svg:y="4.265cm"><draw:text-box><text:p text:style-name="P92"><text:span text:style-name="T106">К</text:span><text:span text:style-name="T106">о</text:span><text:span text:style-name="T106">н</text:span><text:span text:style-name="T106">е</text:span><text:span text:style-name="T106">ц</text:span><text:span text:style-name="T107">:</text:span></text:p></draw:text-box></draw:frame><draw:frame draw:style-name="gr6" draw:text-style-name="P94" svg:width="2.324cm" svg:height="0.849cm" svg:x="1.443cm" svg:y="2.784cm"><draw:text-box><text:p text:style-name="P92"><text:span text:style-name="T106">О</text:span><text:span text:style-name="T106">ч</text:span><text:span text:style-name="T106">е</text:span><text:span text:style-name="T106">р</text:span><text:span text:style-name="T106">е</text:span><text:span text:style-name="T106">д</text:span><text:span text:style-name="T106">ь</text:span><text:span text:style-name="T107">:</text:span></text:p></draw:text-box></draw:frame></draw:g></draw:g>Для ссылочной реализации дека естественно использовать двунаправленный список.</text:p>
      <text:p text:style-name="P51"/>
      <text:p text:style-name="P61">Рис. 3.3. Ссылочное представление стека и очереди</text:p>
      <text:p text:style-name="P67"/>
      <text:p text:style-name="P59">Поскольку для стека, очереди и дека доступ к элементам осуществляется только через начало и конец последовательности, то эти структуры данных допускают и эффективную непрерывную реализацию на базе вектора. При этом используется одномерный массив Mem: array [0..n] of α и переменная Верх :  -1..n.</text:p>
      <text:p text:style-name="P68"><draw:g text:anchor-type="char" draw:z-index="1" draw:name="Group 4" draw:style-name="gr10"><draw:frame draw:style-name="gr11" draw:text-style-name="P96" svg:width="1.772cm" svg:height="0.712cm" svg:x="-0.344cm" svg:y="1.376cm"><draw:text-box><text:p text:style-name="P95"><text:span text:style-name="T108">M</text:span><text:span text:style-name="T108">e</text:span><text:span text:style-name="T108">m</text:span><text:span text:style-name="T108">:</text:span></text:p></draw:text-box></draw:frame><draw:frame draw:style-name="gr6" draw:text-style-name="P96" svg:width="0.886cm" svg:height="0.939cm" svg:x="14.273cm" svg:y="0.189cm"><draw:text-box><text:p text:style-name="P95"><text:span text:style-name="T108">n</text:span></text:p></draw:text-box></draw:frame><draw:frame draw:style-name="gr6" draw:text-style-name="P96" svg:width="0.883cm" svg:height="0.946cm" svg:x="2.533cm" svg:y="0.189cm"><draw:text-box><text:p text:style-name="P95"><text:span text:style-name="T108">2</text:span></text:p></draw:text-box></draw:frame><draw:frame draw:style-name="gr6" draw:text-style-name="P96" svg:width="0.883cm" svg:height="0.946cm" svg:x="1.87cm" svg:y="0.189cm"><draw:text-box><text:p text:style-name="P95"><text:span text:style-name="T108">1</text:span></text:p></draw:text-box></draw:frame><draw:frame draw:style-name="gr6" draw:text-style-name="P96" svg:width="0.886cm" svg:height="0.948cm" svg:x="1.205cm" svg:y="0.187cm"><draw:text-box><text:p text:style-name="P95"><text:span text:style-name="T108">0</text:span></text:p></draw:text-box></draw:frame><draw:line draw:name="Line 10" draw:style-name="gr12" draw:text-style-name="P91" svg:x1="4.748cm" svg:y1="2.801cm" svg:x2="4.75cm" svg:y2="2.327cm"><text:p/></draw:line><draw:frame draw:style-name="gr6" draw:text-style-name="P96" svg:width="1.553cm" svg:height="1.428cm" svg:x="4.085cm" svg:y="2.803cm"><draw:text-box><text:p text:style-name="P95"><text:span text:style-name="T108">В</text:span><text:span text:style-name="T108">е</text:span><text:span text:style-name="T108">р</text:span><text:span text:style-name="T108">х</text:span></text:p></draw:text-box></draw:frame><draw:g draw:name="Group 12" draw:style-name="gr3"><draw:frame draw:style-name="gr13" draw:text-style-name="P97" svg:width="13.731cm" svg:height="0.95cm" svg:x="1.205cm" svg:y="1.14cm"><draw:text-box><text:p text:style-name="P95"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.</text:span><text:span text:style-name="T109"> </text:span><text:span text:style-name="T109">.</text:span><text:span text:style-name="T109"> </text:span><text:span text:style-name="T109">.</text:span></text:p></draw:text-box></draw:frame><draw:line draw:name="Line 14" draw:style-name="gr14" draw:text-style-name="P91" svg:x1="1.87cm" svg:y1="1.14cm" svg:x2="1.872cm" svg:y2="2.089cm"><text:p/></draw:line><draw:line draw:name="Line 15" draw:style-name="gr14" draw:text-style-name="P91" svg:x1="2.533cm" svg:y1="1.14cm" svg:x2="2.535cm" svg:y2="2.091cm"><text:p/></draw:line><draw:line draw:name="Line 16" draw:style-name="gr14" draw:text-style-name="P91" svg:x1="3.198cm" svg:y1="1.14cm" svg:x2="3.2cm" svg:y2="2.091cm"><text:p/></draw:line><draw:line draw:name="Line 17" draw:style-name="gr14" draw:text-style-name="P91" svg:x1="3.861cm" svg:y1="1.14cm" svg:x2="3.863cm" svg:y2="2.091cm"><text:p/></draw:line><draw:line draw:name="Line 18" draw:style-name="gr14" draw:text-style-name="P91" svg:x1="4.528cm" svg:y1="1.14cm" svg:x2="4.53cm" svg:y2="2.091cm"><text:p/></draw:line><draw:line draw:name="Line 19" draw:style-name="gr14" draw:text-style-name="P91" svg:x1="5.191cm" svg:y1="1.14cm" svg:x2="5.195cm" svg:y2="2.085cm"><text:p/></draw:line><draw:line draw:name="Line 20" draw:style-name="gr14" draw:text-style-name="P91" svg:x1="5.856cm" svg:y1="1.14cm" svg:x2="5.858cm" svg:y2="2.085cm"><text:p/></draw:line><draw:line draw:name="Line 21" draw:style-name="gr14" draw:text-style-name="P91" svg:x1="14.272cm" svg:y1="1.14cm" svg:x2="14.274cm" svg:y2="2.085cm"><text:p/></draw:line><draw:line draw:name="Line 22" draw:style-name="gr14" draw:text-style-name="P91" svg:x1="13.607cm" svg:y1="1.14cm" svg:x2="13.609cm" svg:y2="2.085cm"><text:p/></draw:line><draw:line draw:name="Line 23" draw:style-name="gr14" draw:text-style-name="P91" svg:x1="12.943cm" svg:y1="1.14cm" svg:x2="12.945cm" svg:y2="2.085cm"><text:p/></draw:line><draw:line draw:name="Line 24" draw:style-name="gr14" draw:text-style-name="P91" svg:x1="12.277cm" svg:y1="1.14cm" svg:x2="12.279cm" svg:y2="2.085cm"><text:p/></draw:line><draw:line draw:name="Line 25" draw:style-name="gr14" draw:text-style-name="P91" svg:x1="11.613cm" svg:y1="1.14cm" svg:x2="11.615cm" svg:y2="2.085cm"><text:p/></draw:line><draw:line draw:name="Line 26" draw:style-name="gr14" draw:text-style-name="P91" svg:x1="10.948cm" svg:y1="1.14cm" svg:x2="10.95cm" svg:y2="2.085cm"><text:p/></draw:line><draw:line draw:name="Line 27" draw:style-name="gr14" draw:text-style-name="P91" svg:x1="6.519cm" svg:y1="1.14cm" svg:x2="6.521cm" svg:y2="2.085cm"><text:p/></draw:line><draw:line draw:name="Line 28" draw:style-name="gr14" draw:text-style-name="P91" svg:x1="7.184cm" svg:y1="1.14cm" svg:x2="7.186cm" svg:y2="2.085cm"><text:p/></draw:line></draw:g></draw:g><text:span text:style-name="T90"> <text:s text:c="5"/><text:tab/><text:tab/></text:span></text:p>
      <text:p text:style-name="P68"><text:span text:style-name="T93"/></text:p>
      <text:p text:style-name="P57"><text:soft-page-break/><text:span text:style-name="T67"/></text:p>
      <text:p text:style-name="P65"><text:span text:style-name="T67"/></text:p>
      <text:p text:style-name="P65"><text:span text:style-name="T67">Рис. 3.4. Непрерывная реализация ограниченного стека на базе вектора</text:span></text:p>
      <text:p text:style-name="P65"><text:span text:style-name="T64"/></text:p>
      <text:p text:style-name="P64"><text:span text:style-name="T101">Для пустого стека Верх = = -1, для целиком заполненного стека Верх = = n. Вершина стека доступна как Mem [Верх], операция Pop реализуется как Верх:= Верх </text:span><text:span text:style-name="T104">-</text:span><text:span text:style-name="T101">1, а операция Push (</text:span><text:span text:style-name="T102">p</text:span><text:span text:style-name="T101">, s) как {Верх = Верх + 1; Mem [Верх] = p } <text:s/>при -1 ≤ Верх &lt; n.</text:span></text:p>
      <text:p text:style-name="P60">Непрерывная реализация ограниченной очереди на базе вектора требует, <text:s/>в отличие от стека, <text:s/>двух переменных Начало и Конец.</text:p>
      <text:p text:style-name="P71"/>
      <text:p text:style-name="P69"><draw:frame draw:style-name="fr2" draw:name="Врезка8" text:anchor-type="char" svg:x="14.116cm" svg:y="0.236cm" svg:width="0.885cm" svg:height="0.938cm" draw:z-index="3"><draw:text-box><text:p text:style-name="P43">n</text:p></draw:text-box></draw:frame><draw:frame draw:style-name="fr2" draw:name="Врезка7" text:anchor-type="char" svg:x="2.455cm" svg:y="0.527cm" svg:width="0.884cm" svg:height="0.947cm" draw:z-index="4"><draw:text-box><text:p text:style-name="P43">2</text:p></draw:text-box></draw:frame><draw:frame draw:style-name="fr2" draw:name="Врезка5" text:anchor-type="char" svg:x="1.739cm" svg:y="0.527cm" svg:width="0.884cm" svg:height="0.947cm" draw:z-index="5"><draw:text-box><text:p text:style-name="P43">1</text:p></draw:text-box></draw:frame><draw:frame draw:style-name="fr2" draw:name="Врезка6" text:anchor-type="char" svg:x="1.02cm" svg:y="0.527cm" svg:width="0.885cm" svg:height="0.949cm" draw:z-index="6"><draw:text-box><text:p text:style-name="P43">0</text:p></draw:text-box></draw:frame></text:p>
      <text:p text:style-name="P69"/>
      <text:p text:style-name="P69"><draw:frame draw:style-name="fr1" draw:name="Врезка10" text:anchor-type="char" svg:x="-0.37cm" svg:y="0.582cm" svg:width="1.773cm" svg:height="0.711cm" draw:z-index="2"><draw:text-box><text:p text:style-name="P43">Mem:</text:p></draw:text-box></draw:frame><draw:g text:anchor-type="char" draw:z-index="9" draw:name="Group 12" draw:style-name="gr10"><draw:frame draw:style-name="gr13" draw:text-style-name="P97" svg:width="13.731cm" svg:height="0.952cm" svg:x="1.178cm" svg:y="0.346cm"><draw:text-box><text:p text:style-name="P95"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/text:p></draw:text-box></draw:frame><draw:line draw:name="Line 14" draw:style-name="gr14" draw:text-style-name="P91" svg:x1="1.843cm" svg:y1="0.348cm" svg:x2="1.845cm" svg:y2="1.299cm"><text:p/></draw:line><draw:line draw:name="Line 15" draw:style-name="gr14" draw:text-style-name="P91" svg:x1="2.506cm" svg:y1="0.348cm" svg:x2="2.508cm" svg:y2="1.301cm"><text:p/></draw:line><draw:line draw:name="Line 16" draw:style-name="gr14" draw:text-style-name="P91" svg:x1="3.171cm" svg:y1="0.348cm" svg:x2="3.173cm" svg:y2="1.301cm"><text:p/></draw:line><draw:line draw:name="Line 17" draw:style-name="gr14" draw:text-style-name="P91" svg:x1="3.834cm" svg:y1="0.348cm" svg:x2="3.836cm" svg:y2="1.301cm"><text:p/></draw:line><draw:line draw:name="Line 18" draw:style-name="gr14" draw:text-style-name="P91" svg:x1="4.501cm" svg:y1="0.348cm" svg:x2="4.503cm" svg:y2="1.301cm"><text:p/></draw:line><draw:line draw:name="Line 19" draw:style-name="gr14" draw:text-style-name="P91" svg:x1="5.164cm" svg:y1="0.348cm" svg:x2="5.168cm" svg:y2="1.295cm"><text:p/></draw:line><draw:line draw:name="Line 20" draw:style-name="gr14" draw:text-style-name="P91" svg:x1="5.829cm" svg:y1="0.348cm" svg:x2="5.831cm" svg:y2="1.295cm"><text:p/></draw:line><draw:line draw:name="Line 21" draw:style-name="gr14" draw:text-style-name="P91" svg:x1="14.245cm" svg:y1="0.348cm" svg:x2="14.247cm" svg:y2="1.295cm"><text:p/></draw:line><draw:line draw:name="Line 22" draw:style-name="gr14" draw:text-style-name="P91" svg:x1="13.58cm" svg:y1="0.348cm" svg:x2="13.582cm" svg:y2="1.295cm"><text:p/></draw:line><draw:line draw:name="Line 23" draw:style-name="gr14" draw:text-style-name="P91" svg:x1="12.917cm" svg:y1="0.348cm" svg:x2="12.919cm" svg:y2="1.295cm"><text:p/></draw:line><draw:line draw:name="Line 24" draw:style-name="gr14" draw:text-style-name="P91" svg:x1="12.25cm" svg:y1="0.348cm" svg:x2="12.252cm" svg:y2="1.295cm"><text:p/></draw:line><draw:line draw:name="Line 25" draw:style-name="gr14" draw:text-style-name="P91" svg:x1="11.587cm" svg:y1="0.348cm" svg:x2="11.589cm" svg:y2="1.295cm"><text:p/></draw:line><draw:line draw:name="Line 26" draw:style-name="gr14" draw:text-style-name="P91" svg:x1="10.922cm" svg:y1="0.348cm" svg:x2="10.924cm" svg:y2="1.295cm"><text:p/></draw:line><draw:line draw:name="Line 27" draw:style-name="gr14" draw:text-style-name="P91" svg:x1="6.493cm" svg:y1="0.348cm" svg:x2="6.495cm" svg:y2="1.295cm"><text:p/></draw:line><draw:line draw:name="Line 28" draw:style-name="gr14" draw:text-style-name="P91" svg:x1="7.158cm" svg:y1="0.348cm" svg:x2="7.16cm" svg:y2="1.295cm"><text:p/></draw:line></draw:g><draw:frame draw:style-name="fr3" draw:name="Врезка9" text:anchor-type="char" svg:x="1.152cm" svg:y="0.24cm" svg:width="13.838cm" svg:height="1.058cm" draw:z-index="10"><draw:text-box><text:p text:style-name="P45"><text:span text:style-name="T72"><text:s text:c="10"/></text:span><text:span text:style-name="T79"><text:s text:c="9"/></text:span><text:span text:style-name="T71">X <text:s/>X <text:s/>X <text:s/>X <text:s/>X <text:s/>X <text:s/>X </text:span></text:p></draw:text-box></draw:frame><draw:line text:anchor-type="char" draw:z-index="11" draw:name="Line 14" draw:style-name="gr16" draw:text-style-name="P91" svg:x1="1.87cm" svg:y1="0.266cm" svg:x2="1.872cm" svg:y2="1.219cm"><text:p/></draw:line><draw:line text:anchor-type="char" draw:z-index="12" draw:name="Line 15" draw:style-name="gr16" draw:text-style-name="P91" svg:x1="2.533cm" svg:y1="0.293cm" svg:x2="2.535cm" svg:y2="1.247cm"><text:p/></draw:line><draw:line text:anchor-type="char" draw:z-index="13" draw:name="Line 16" draw:style-name="gr16" draw:text-style-name="P91" svg:x1="3.2cm" svg:y1="0.293cm" svg:x2="3.202cm" svg:y2="1.247cm"><text:p/></draw:line><draw:line text:anchor-type="char" draw:z-index="14" draw:name="Line 17" draw:style-name="gr16" draw:text-style-name="P91" svg:x1="3.863cm" svg:y1="0.293cm" svg:x2="3.865cm" svg:y2="1.247cm"><text:p/></draw:line><draw:line text:anchor-type="char" draw:z-index="15" draw:name="Line 18" draw:style-name="gr16" draw:text-style-name="P91" svg:x1="4.528cm" svg:y1="0.293cm" svg:x2="4.53cm" svg:y2="1.247cm"><text:p/></draw:line><draw:line text:anchor-type="char" draw:z-index="16" draw:name="Line 19" draw:style-name="gr16" draw:text-style-name="P91" svg:x1="5.191cm" svg:y1="0.293cm" svg:x2="5.196cm" svg:y2="1.242cm"><text:p/></draw:line><draw:line text:anchor-type="char" draw:z-index="17" draw:name="Line 20" draw:style-name="gr16" draw:text-style-name="P91" svg:x1="5.858cm" svg:y1="0.293cm" svg:x2="5.86cm" svg:y2="1.242cm"><text:p/></draw:line><draw:line text:anchor-type="char" draw:z-index="18" draw:name="Line 21" draw:style-name="gr16" draw:text-style-name="P91" svg:x1="14.273cm" svg:y1="0.293cm" svg:x2="14.275cm" svg:y2="1.242cm"><text:p/></draw:line><draw:line text:anchor-type="char" draw:z-index="19" draw:name="Line 22" draw:style-name="gr16" draw:text-style-name="P91" svg:x1="13.608cm" svg:y1="0.293cm" svg:x2="13.61cm" svg:y2="1.242cm"><text:p/></draw:line><draw:line text:anchor-type="char" draw:z-index="20" draw:name="Line 23" draw:style-name="gr16" draw:text-style-name="P91" svg:x1="12.945cm" svg:y1="0.293cm" svg:x2="12.947cm" svg:y2="1.242cm"><text:p/></draw:line><draw:line text:anchor-type="char" draw:z-index="21" draw:name="Line 24" draw:style-name="gr16" draw:text-style-name="P91" svg:x1="12.278cm" svg:y1="0.293cm" svg:x2="12.28cm" svg:y2="1.242cm"><text:p/></draw:line><draw:line text:anchor-type="char" draw:z-index="22" draw:name="Line 25" draw:style-name="gr16" draw:text-style-name="P91" svg:x1="11.615cm" svg:y1="0.293cm" svg:x2="11.617cm" svg:y2="1.242cm"><text:p/></draw:line><draw:line text:anchor-type="char" draw:z-index="23" draw:name="Line 26" draw:style-name="gr16" draw:text-style-name="P91" svg:x1="10.95cm" svg:y1="0.293cm" svg:x2="10.952cm" svg:y2="1.242cm"><text:p/></draw:line><draw:line text:anchor-type="char" draw:z-index="24" draw:name="Line 27" draw:style-name="gr16" draw:text-style-name="P91" svg:x1="6.521cm" svg:y1="0.293cm" svg:x2="6.523cm" svg:y2="1.242cm"><text:p/></draw:line><draw:line text:anchor-type="char" draw:z-index="25" draw:name="Line 28" draw:style-name="gr16" draw:text-style-name="P91" svg:x1="7.213cm" svg:y1="0.266cm" svg:x2="7.215cm" svg:y2="1.215cm"><text:p/></draw:line><draw:line text:anchor-type="char" draw:z-index="26" draw:name="Line 28" draw:style-name="gr16" draw:text-style-name="P91" svg:x1="7.848cm" svg:y1="0.213cm" svg:x2="7.85cm" svg:y2="1.321cm"><text:p/></draw:line><draw:line text:anchor-type="char" draw:z-index="27" draw:name="Line 28" draw:style-name="gr16" draw:text-style-name="P91" svg:x1="8.509cm" svg:y1="0.346cm" svg:x2="8.511cm" svg:y2="1.295cm"><text:p/></draw:line><draw:line text:anchor-type="char" draw:z-index="28" draw:name="Line 28" draw:style-name="gr16" draw:text-style-name="P91" svg:x1="9.091cm" svg:y1="0.346cm" svg:x2="9.093cm" svg:y2="1.295cm"><text:p/></draw:line><draw:line text:anchor-type="char" draw:z-index="29" draw:name="Line 28" draw:style-name="gr16" draw:text-style-name="P91" svg:x1="9.726cm" svg:y1="0.319cm" svg:x2="9.728cm" svg:y2="1.268cm"><text:p/></draw:line><draw:line text:anchor-type="char" draw:z-index="30" draw:name="Line 28" draw:style-name="gr16" draw:text-style-name="P91" svg:x1="10.388cm" svg:y1="0.346cm" svg:x2="10.39cm" svg:y2="1.295cm"><text:p/></draw:line></text:p>
      <text:p text:style-name="P73"/>
      <text:p text:style-name="P73"><draw:line text:anchor-type="char" draw:z-index="7" draw:name="Line 10" draw:style-name="gr15" draw:text-style-name="P91" svg:x1="5.595cm" svg:y1="0.843cm" svg:x2="5.597cm" svg:y2="0.367cm"><text:p/></draw:line><draw:line text:anchor-type="char" draw:z-index="31" draw:name="Line 10" draw:style-name="gr15" draw:text-style-name="P91" svg:x1="9.405cm" svg:y1="0.869cm" svg:x2="9.407cm" svg:y2="0.393cm"><text:p/></draw:line></text:p>
      <text:p text:style-name="P72"><draw:frame draw:style-name="fr2" draw:name="Врезка12" text:anchor-type="char" svg:x="4.457cm" svg:y="0.284cm" svg:width="2.558cm" svg:height="1.427cm" draw:z-index="8"><draw:text-box><text:p text:style-name="P44">Начало</text:p></draw:text-box></draw:frame><draw:frame draw:style-name="fr2" draw:name="Врезка11" text:anchor-type="char" svg:x="8.532cm" svg:y="0.337cm" svg:width="2.558cm" svg:height="1.427cm" draw:z-index="32"><draw:text-box><text:p text:style-name="P44">Конец</text:p></draw:text-box></draw:frame></text:p>
      <text:p text:style-name="P72"/>
      <text:p text:style-name="P72"/>
      <text:p text:style-name="P62">Рис. 3.5. Непрерывная реализация ограниченной очереди на базе вектора</text:p>
      <text:p text:style-name="P60">Особенностью такого представления является наличие ситуации, когда последовательность элементов очереди по мере их добавления может выходить за границу вектора, продолжаясь с его начала (вектор имитирует здесь так называемый кольцевой буфер). Эта ситуация изображена на рис. 3.6.</text:p>
      <text:p text:style-name="P63"><draw:frame draw:style-name="fr2" draw:name="Врезка16" text:anchor-type="char" svg:x="14.355cm" svg:y="0.386cm" svg:width="0.885cm" svg:height="0.938cm" draw:z-index="34"><draw:text-box><text:p text:style-name="P43">n</text:p></draw:text-box></draw:frame><draw:frame draw:style-name="fr2" draw:name="Врезка15" text:anchor-type="char" svg:x="2.614cm" svg:y="0.386cm" svg:width="0.884cm" svg:height="0.947cm" draw:z-index="35"><draw:text-box><text:p text:style-name="P43">2</text:p></draw:text-box></draw:frame><draw:frame draw:style-name="fr2" draw:name="Врезка14" text:anchor-type="char" svg:x="1.951cm" svg:y="0.386cm" svg:width="0.884cm" svg:height="0.947cm" draw:z-index="36"><draw:text-box><text:p text:style-name="P43">1</text:p></draw:text-box></draw:frame><draw:frame draw:style-name="fr2" draw:name="Врезка13" text:anchor-type="char" svg:x="1.284cm" svg:y="0.386cm" svg:width="0.885cm" svg:height="0.949cm" draw:z-index="37"><draw:text-box><text:p text:style-name="P43">0</text:p></draw:text-box></draw:frame></text:p>
      <text:p text:style-name="P72"><draw:frame draw:style-name="fr1" draw:name="Врезка17" text:anchor-type="char" svg:x="-0.82cm" svg:y="0.504cm" svg:width="1.166cm" svg:height="0.736cm" draw:z-index="33"><draw:text-box><text:p text:style-name="P43">Mem:</text:p></draw:text-box></draw:frame><draw:g text:anchor-type="char" draw:z-index="40" draw:name="Group 12" draw:style-name="gr10"><draw:frame draw:style-name="gr13" draw:text-style-name="P97" svg:width="13.731cm" svg:height="0.952cm" svg:x="1.152cm" svg:y="0.189cm"><draw:text-box><text:p text:style-name="P95"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09">X</text:span><text:span text:style-name="T110"> </text:span><text:span text:style-name="T110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text:span text:style-name="T109">X</text:span><text:span text:style-name="T109"> </text:span><text:span text:style-name="T109"><text:s/></text:span></text:p></draw:text-box></draw:frame><draw:line draw:name="Line 14" draw:style-name="gr14" draw:text-style-name="P91" svg:x1="1.817cm" svg:y1="0.191cm" svg:x2="1.819cm" svg:y2="1.142cm"><text:p/></draw:line><draw:line draw:name="Line 15" draw:style-name="gr14" draw:text-style-name="P91" svg:x1="2.48cm" svg:y1="0.191cm" svg:x2="2.482cm" svg:y2="1.144cm"><text:p/></draw:line><draw:line draw:name="Line 16" draw:style-name="gr14" draw:text-style-name="P91" svg:x1="3.145cm" svg:y1="0.191cm" svg:x2="3.147cm" svg:y2="1.144cm"><text:p/></draw:line><draw:line draw:name="Line 17" draw:style-name="gr14" draw:text-style-name="P91" svg:x1="3.808cm" svg:y1="0.191cm" svg:x2="3.81cm" svg:y2="1.144cm"><text:p/></draw:line><draw:line draw:name="Line 18" draw:style-name="gr14" draw:text-style-name="P91" svg:x1="4.475cm" svg:y1="0.191cm" svg:x2="4.477cm" svg:y2="1.144cm"><text:p/></draw:line><draw:line draw:name="Line 19" draw:style-name="gr14" draw:text-style-name="P91" svg:x1="5.138cm" svg:y1="0.191cm" svg:x2="5.142cm" svg:y2="1.138cm"><text:p/></draw:line><draw:line draw:name="Line 20" draw:style-name="gr14" draw:text-style-name="P91" svg:x1="5.803cm" svg:y1="0.191cm" svg:x2="5.805cm" svg:y2="1.138cm"><text:p/></draw:line><draw:line draw:name="Line 21" draw:style-name="gr14" draw:text-style-name="P91" svg:x1="14.219cm" svg:y1="0.191cm" svg:x2="14.221cm" svg:y2="1.138cm"><text:p/></draw:line><draw:line draw:name="Line 22" draw:style-name="gr14" draw:text-style-name="P91" svg:x1="13.554cm" svg:y1="0.191cm" svg:x2="13.556cm" svg:y2="1.138cm"><text:p/></draw:line><draw:line draw:name="Line 23" draw:style-name="gr14" draw:text-style-name="P91" svg:x1="12.891cm" svg:y1="0.191cm" svg:x2="12.893cm" svg:y2="1.138cm"><text:p/></draw:line><draw:line draw:name="Line 24" draw:style-name="gr14" draw:text-style-name="P91" svg:x1="12.224cm" svg:y1="0.191cm" svg:x2="12.226cm" svg:y2="1.138cm"><text:p/></draw:line><draw:line draw:name="Line 25" draw:style-name="gr14" draw:text-style-name="P91" svg:x1="11.561cm" svg:y1="0.191cm" svg:x2="11.563cm" svg:y2="1.138cm"><text:p/></draw:line><draw:line draw:name="Line 26" draw:style-name="gr14" draw:text-style-name="P91" svg:x1="10.896cm" svg:y1="0.191cm" svg:x2="10.898cm" svg:y2="1.138cm"><text:p/></draw:line><draw:line draw:name="Line 27" draw:style-name="gr14" draw:text-style-name="P91" svg:x1="6.467cm" svg:y1="0.191cm" svg:x2="6.469cm" svg:y2="1.138cm"><text:p/></draw:line><draw:line draw:name="Line 28" draw:style-name="gr14" draw:text-style-name="P91" svg:x1="7.132cm" svg:y1="0.191cm" svg:x2="7.134cm" svg:y2="1.138cm"><text:p/></draw:line></draw:g><draw:line text:anchor-type="char" draw:z-index="44" draw:name="Линия 1326" draw:style-name="gr18" draw:text-style-name="P91" svg:x1="15.501cm" svg:y1="0.549cm" svg:x2="15.503cm" svg:y2="3.592cm"><text:p/></draw:line></text:p>
      <text:p text:style-name="P72"><draw:line text:anchor-type="char" draw:z-index="43" draw:name="Линия 1325" draw:style-name="gr17" draw:text-style-name="P91" svg:x1="14.866cm" svg:y1="0.018cm" svg:x2="15.527cm" svg:y2="0.02cm"><text:p/></draw:line><draw:line text:anchor-type="char" draw:z-index="46" draw:name="Линия 1334" draw:style-name="gr17" draw:text-style-name="P91" svg:x1="0.314cm" svg:y1="0.123cm" svg:x2="1.161cm" svg:y2="0.125cm"><text:p/></draw:line><draw:line text:anchor-type="char" draw:z-index="47" draw:name="Линия 1335" draw:style-name="gr18" draw:text-style-name="P91" svg:x1="0.393cm" svg:y1="0.123cm" svg:x2="0.395cm" svg:y2="3.06cm"><text:p/></draw:line></text:p>
      <text:p text:style-name="P72"><draw:line text:anchor-type="char" draw:z-index="38" draw:name="Line 10" draw:style-name="gr15" draw:text-style-name="P91" svg:x1="4.828cm" svg:y1="0.765cm" svg:x2="4.83cm" svg:y2="0.289cm"><text:p/></draw:line><draw:line text:anchor-type="char" draw:z-index="41" draw:name="Line 10" draw:style-name="gr15" draw:text-style-name="P91" svg:x1="11.998cm" svg:y1="0.633cm" svg:x2="12cm" svg:y2="0.157cm"><text:p/></draw:line></text:p>
      <text:p text:style-name="P72"><draw:frame draw:style-name="fr2" draw:name="Врезка19" text:anchor-type="char" svg:x="4.165cm" svg:y="0.182cm" svg:width="2.028cm" svg:height="1.427cm" draw:z-index="39"><draw:text-box><text:p text:style-name="P44">Конец</text:p></draw:text-box></draw:frame><draw:frame draw:style-name="fr2" draw:name="Врезка18" text:anchor-type="char" svg:x="11.335cm" svg:y="0.102cm" svg:width="2.321cm" svg:height="1.427cm" draw:z-index="42"><draw:text-box><text:p text:style-name="P44">Начало</text:p></draw:text-box></draw:frame></text:p>
      <text:p text:style-name="P72"/>
      <text:h text:style-name="P74" text:outline-level="1"><draw:line text:anchor-type="char" draw:z-index="45" draw:name="Линия 1327" draw:style-name="gr18" draw:text-style-name="P91" svg:x1="15.475cm" svg:y1="0.67cm" svg:x2="0.422cm" svg:y2="0.725cm"><text:p/></draw:line></text:h>
      <text:p text:style-name="P62">Рис. 3.6. Непрерывное представление очереди в кольцевом буфере</text:p>
      <text:p text:style-name="P58"><text:span text:style-name="T80">Переменная </text:span><text:span text:style-name="T82">Начало</text:span><text:span text:style-name="T84"> может принимать значение </text:span><text:span text:style-name="T86">Конец+1</text:span><text:span text:style-name="T84"> <text:s/>в случаях как пустой, так и полной очереди. Чтобы различать эти ситуации, надо ввести еще </text:span><text:soft-page-break/><text:span text:style-name="T84">одну переменную </text:span><text:span text:style-name="T86">Длина</text:span><text:span text:style-name="T84">. </text:span><text:span text:style-name="T80">Для пустой очереди Длина = 0, а для полной очереди Длина = n</text:span></text:p>
      <text:p text:style-name="P66"><text:span text:style-name="T80"/></text:p>
      <text:p text:style-name="P13"/>
      <text:p text:style-name="P50"><text:span text:style-name="T78"/></text:p>
      <text:p text:style-name="P85"/>
      <text:p text:style-name="P27">Спецификация программы.</text:p>
      <text:p text:style-name="P24"><text:span text:style-name="T8">Назначение программы</text:span><text:span text:style-name="T3">.</text:span><text:span text:style-name="T11"> </text:span></text:p>
      <text:p text:style-name="P25"><text:span text:style-name="T3">Программа предназначается для </text:span><text:span text:style-name="T4">инверсирования символов в строках</text:span><text:span text:style-name="T5"> </text:span><text:span text:style-name="T6">входного файла, </text:span><text:span text:style-name="T7">с последующим сохранением результата в выходной файл. Концом строки считаются символы EOF и \n.</text:span></text:p>
      <text:p text:style-name="P24"><text:span text:style-name="T8">Описание программы</text:span><text:span text:style-name="T3">.</text:span><text:span text:style-name="T11"> </text:span></text:p>
      <text:p text:style-name="P26"><text:span text:style-name="T3">Программа написана на языке C++ с использованием компилятора gcc. <text:tab/>Входными данными для программы является</text:span><text:span text:style-name="T4">содержимое</text:span><text:span text:style-name="T3"> </text:span><text:span text:style-name="T4">текстового файла input.txt.</text:span></text:p>
      <text:p text:style-name="P21">Выходными данными явля<text:span text:style-name="T94">ется текстовый файл output.txt, содержащий результат работы программы.</text:span></text:p>
      <text:p text:style-name="P24"><text:span text:style-name="T8">Пример </text:span><text:span text:style-name="T9">исходного файла </text:span><text:span text:style-name="T8"><text:s/></text:span><text:span text:style-name="T9">input.txt</text:span><text:span text:style-name="T3">. </text:span></text:p>
      <text:p text:style-name="P23">abc</text:p>
      <text:p text:style-name="P23">wer</text:p>
      <text:p text:style-name="P22"/>
      <text:p text:style-name="P24"><text:span text:style-name="T8">Пример </text:span><text:span text:style-name="T9">выходного файла </text:span><text:span text:style-name="T8"><text:s/></text:span><text:span text:style-name="T9">output.txt</text:span><text:span text:style-name="T3">. </text:span></text:p>
      <text:p text:style-name="P23">cba</text:p>
      <text:p text:style-name="P46">rew</text:p>
      <text:p text:style-name="P46"/>
      <text:p text:style-name="P14"><text:span text:style-name="T8">Реализация</text:span><text:span text:style-name="T3">.</text:span></text:p>
      <text:list xml:id="list402538282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2"><text:span text:style-name="T20"><text:tab/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51"><text:tab/></text:span><text:span text:style-name="T76">void write(</text:span><text:span text:style-name="T77">S</text:span><text:span text:style-name="T76">tack s, std::ostream &amp;out);</text:span></text:p>
      <text:p text:style-name="P35"><text:s text:c="4"/><text:tab/>Записывает все символы, находящиеся в стеке в порядке извлечения в выходной поток.</text:p>
      <text:p text:style-name="P35"><text:tab/><text:span text:style-name="T40">S</text:span>tack — стек.</text:p>
      <text:p text:style-name="P35"><text:tab/>out — выходной поток.</text:p>
      <text:p text:style-name="P35"><text:tab/>После выполнения stack.isNull() = true</text:p>
      <text:p text:style-name="P35"/>
      <text:p text:style-name="P35"><text:tab/>char read(<text:span text:style-name="T40">S</text:span>tack s, std::istream &amp;in);</text:p>
      <text:p text:style-name="P35"><text:tab/>Считывает <text:s/>строку, оканчивающуюся символами EOF или \n, помещая символы в стек в порядке считывания.</text:p>
      <text:p text:style-name="P35"><text:tab/>s — стек.</text:p>
      <text:p text:style-name="P35"><text:tab/>in — выходной поток.</text:p>
      <text:p text:style-name="P35"><text:tab/><text:span text:style-name="T100">C</text:span>имвол окончания строки, извлекается из потока in. <text:s/></text:p>
      <text:p text:style-name="P47"><text:tab/></text:p>
      <text:p text:style-name="P89"/>
      <text:p text:style-name="P89"/>
      <text:p text:style-name="P89"/>
      <text:p text:style-name="P90"/>
      <text:p text:style-name="P78"><text:soft-page-break/><text:tab/></text:p>
      <text:p text:style-name="P27">Тестирование.</text:p>
      <text:p text:style-name="P8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1">Входная строка</text:p>
          </table:table-cell>
          <table:table-cell table:style-name="Таблица2.A1" office:value-type="string">
            <text:p text:style-name="P81">Ожидаемый результат</text:p>
          </table:table-cell>
        </table:table-row>
        <table:table-row table:style-name="Таблица2.2">
          <table:table-cell table:style-name="Таблица2.A1" office:value-type="string">
            <text:p text:style-name="P83">abc</text:p>
            <text:p text:style-name="P83">wer</text:p>
            <text:p text:style-name="P83">bng</text:p>
          </table:table-cell>
          <table:table-cell table:style-name="Таблица2.A1" office:value-type="string">
            <text:p text:style-name="P83">cba</text:p>
            <text:p text:style-name="P83">rew</text:p>
            <text:p text:style-name="P83">gnb</text:p>
          </table:table-cell>
        </table:table-row>
        <table:table-row table:style-name="Таблица2.3">
          <table:table-cell table:style-name="Таблица2.A1" office:value-type="string">
            <text:p text:style-name="P83">wq</text:p>
          </table:table-cell>
          <table:table-cell table:style-name="Таблица2.A1" office:value-type="string">
            <text:p text:style-name="P83">qw</text:p>
          </table:table-cell>
        </table:table-row>
        <table:table-row table:style-name="Таблица2.4">
          <table:table-cell table:style-name="Таблица2.A4" office:value-type="string">
            <text:p text:style-name="P82">df rt <text:s/></text:p>
          </table:table-cell>
          <table:table-cell table:style-name="Таблица2.A4" office:value-type="string">
            <text:p text:style-name="P83">tr fd</text:p>
          </table:table-cell>
        </table:table-row>
      </table:table>
      <text:p text:style-name="P28"><text:span text:style-name="T1">Выво</text:span><text:bookmark text:name="_GoBack"/><text:span text:style-name="T1">д</text:span><text:span text:style-name="T2">ы</text:span></text:p>
      <text:p text:style-name="P9"><text:span text:style-name="T42">В ходе работы я п</text:span><text:span text:style-name="T41">ознакоми</text:span><text:span text:style-name="T43">л</text:span><text:span text:style-name="T46">а</text:span><text:span text:style-name="T41">с</text:span><text:span text:style-name="T46">ь</text:span><text:span text:style-name="T41"> </text:span><text:span text:style-name="T95">с</text:span><text:span text:style-name="T44"> часто используемыми на практике линейными структурами данных, обеспечивающими доступ к элементам последовательности только через её начало и конец, и способами реализации этих структур, освои</text:span><text:span text:style-name="T45">л</text:span><text:span text:style-name="T44"> на практике использование стека</text:span><text:span text:style-name="T45"> для ре</text:span><text:span text:style-name="T44">шения задач . </text:span>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Приложение A. Код программы</text:p>
      <text:p text:style-name="P7"/>
      <text:p text:style-name="P7">файл main.cpp</text:p>
      <text:p text:style-name="P7"/>
      <text:p text:style-name="P40"><text:span text:style-name="T96">#include</text:span><text:span text:style-name="T21"> </text:span><text:span text:style-name="T24">"stdio.h"</text:span></text:p>
      <text:p text:style-name="P16"><text:span text:style-name="T96">#include</text:span><text:span text:style-name="T21"> </text:span><text:span text:style-name="T24">&lt;iostream&gt;</text:span></text:p>
      <text:p text:style-name="P16"><text:span text:style-name="T96">#include</text:span><text:span text:style-name="T21"> </text:span><text:span text:style-name="T24">&lt;fstream&gt;</text:span></text:p>
      <text:p text:style-name="P18"><text:span text:style-name="T96">#include</text:span><text:span text:style-name="T21"> </text:span><text:span text:style-name="T24">"fun.h"</text:span></text:p>
      <text:p text:style-name="P17">//</text:p>
      <text:p text:style-name="P16"><text:span text:style-name="T24">//</text:span><text:span text:style-name="T21"> </text:span><text:span text:style-name="T24">Михеева</text:span><text:span text:style-name="T21"> </text:span><text:span text:style-name="T24">Екатерина</text:span><text:span text:style-name="T21"> </text:span><text:span text:style-name="T24">группа</text:span><text:span text:style-name="T21"> </text:span><text:span text:style-name="T24">6383</text:span></text:p>
      <text:p text:style-name="P16"><text:span text:style-name="T24">//</text:span><text:span text:style-name="T21"> </text:span><text:span text:style-name="T24">07.10.2017</text:span></text:p>
      <text:p text:style-name="P16"><text:span text:style-name="T24">//</text:span><text:span text:style-name="T21"> </text:span><text:span text:style-name="T24">вариант</text:span><text:span text:style-name="T21"> </text:span><text:span text:style-name="T24">4</text:span></text:p>
      <text:p text:style-name="P17">//</text:p>
      <text:p text:style-name="P16"><text:span text:style-name="T19">using</text:span><text:span text:style-name="T21"> </text:span><text:span text:style-name="T19">namespace</text:span><text:span text:style-name="T21"> </text:span><text:span text:style-name="T22">std</text:span>;</text:p>
      <text:p text:style-name="P18"><text:span text:style-name="T19">using</text:span><text:span text:style-name="T21"> </text:span><text:span text:style-name="T19">namespace</text:span><text:span text:style-name="T21"> </text:span><text:span text:style-name="T22">st_modul1</text:span>;</text:p>
      <text:p text:style-name="P18"><text:span text:style-name="T19">void</text:span><text:span text:style-name="T21"> </text:span>read(<text:span text:style-name="T22">Stack</text:span><text:span text:style-name="T21"> </text:span>&amp;s,<text:span text:style-name="T22">std</text:span>::<text:span text:style-name="T22">ifstream</text:span><text:span text:style-name="T21"> </text:span>&amp;in,<text:span text:style-name="T21"> </text:span><text:span text:style-name="T22">std</text:span>::<text:span text:style-name="T22">ofstream</text:span><text:span text:style-name="T21"> </text:span>&amp;out)</text:p>
      <text:p text:style-name="P16">{</text:p>
      <text:p text:style-name="P16"><text:span text:style-name="T21"><text:s text:c="4"/></text:span><text:span text:style-name="T19">char</text:span><text:span text:style-name="T21"> </text:span>c;</text:p>
      <text:p text:style-name="P16"><text:span text:style-name="T21"><text:s text:c="4"/></text:span><text:span text:style-name="T19">while</text:span><text:span text:style-name="T21"> </text:span>(<text:span text:style-name="T21"> </text:span>(c<text:span text:style-name="T21"> </text:span>=<text:span text:style-name="T21"> </text:span>in.get())<text:span text:style-name="T21"> </text:span>!=<text:span text:style-name="T21"> </text:span><text:span text:style-name="T24">'\n'</text:span>)</text:p>
      <text:p text:style-name="P16"><text:span text:style-name="T21"><text:s text:c="5"/></text:span>{</text:p>
      <text:p text:style-name="P16"><text:span text:style-name="T21"><text:s text:c="8"/></text:span><text:span text:style-name="T19">if</text:span><text:span text:style-name="T21"> </text:span>(!in){</text:p>
      <text:p text:style-name="P16"><text:span text:style-name="T21"><text:s text:c="12"/></text:span>in.close();</text:p>
      <text:p text:style-name="P16"><text:span text:style-name="T21"><text:s text:c="12"/></text:span>out.close()</text:p>
      <text:p text:style-name="P16"><text:span text:style-name="T21"><text:s text:c="13"/></text:span>;exit(<text:span text:style-name="T96">0</text:span>);};</text:p>
      <text:p text:style-name="P16"><text:span text:style-name="T21"><text:s text:c="8"/></text:span>s.push(c);</text:p>
      <text:p text:style-name="P16"><text:span text:style-name="T21"><text:s text:c="4"/></text:span>}</text:p>
      <text:p text:style-name="P18">}</text:p>
      <text:p text:style-name="P16"><text:span text:style-name="T19">void</text:span><text:span text:style-name="T21"> </text:span>write(<text:span text:style-name="T22">Stack</text:span><text:span text:style-name="T21"> </text:span>s,<text:span text:style-name="T21"> </text:span><text:span text:style-name="T22">std</text:span>::<text:span text:style-name="T22">ofstream</text:span><text:span text:style-name="T21"> </text:span>&amp;out)</text:p>
      <text:p text:style-name="P18">{</text:p>
      <text:p text:style-name="P16"><text:span text:style-name="T21"><text:s text:c="4"/></text:span><text:span text:style-name="T19">while</text:span><text:span text:style-name="T21"> </text:span>(!s.isNull())</text:p>
      <text:p text:style-name="P16"><text:span text:style-name="T21"><text:s/></text:span>{</text:p>
      <text:p text:style-name="P18"><text:span text:style-name="T21"><text:s text:c="8"/></text:span>out<text:span text:style-name="T21"> </text:span>&lt;&lt;<text:span text:style-name="T21"> </text:span>s.pop2();</text:p>
      <text:p text:style-name="P16"><text:span text:style-name="T21"><text:s text:c="4"/></text:span>}</text:p>
      <text:p text:style-name="P16"><text:span text:style-name="T21"><text:s text:c="4"/></text:span>out&lt;&lt;endl;</text:p>
      <text:p text:style-name="P18">}</text:p>
      <text:p text:style-name="P16"><text:span text:style-name="T19">int</text:span><text:span text:style-name="T21"> </text:span>main(<text:span text:style-name="T19">int</text:span><text:span text:style-name="T21"> </text:span>argc,<text:span text:style-name="T21"> </text:span><text:span text:style-name="T19">char</text:span><text:span text:style-name="T21"> </text:span>*argv[])</text:p>
      <text:p text:style-name="P16">{</text:p>
      <text:p text:style-name="P16"><text:span text:style-name="T21"><text:s text:c="4"/></text:span><text:span text:style-name="T22">ofstream</text:span><text:span text:style-name="T21"> </text:span>fout(<text:span text:style-name="T24">"output.txt"</text:span>);</text:p>
      <text:p text:style-name="P16"><text:span text:style-name="T21"><text:s text:c="4"/></text:span><text:span text:style-name="T22">ifstream</text:span><text:span text:style-name="T21"> </text:span>fin(<text:span text:style-name="T24">"input.txt"</text:span>)<text:span text:style-name="T21"> </text:span>;</text:p>
      <text:p text:style-name="P18"><text:soft-page-break/><text:span text:style-name="T21"><text:s text:c="3"/></text:span>fin;</text:p>
      <text:p text:style-name="P18"><text:span text:style-name="T19">do</text:span><text:span text:style-name="T21"> </text:span>{</text:p>
      <text:p text:style-name="P16"><text:span text:style-name="T22">Stack</text:span><text:span text:style-name="T21"> <text:s/></text:span>s;</text:p>
      <text:p text:style-name="P18">read(s,fin,fout);</text:p>
      <text:p text:style-name="P18">write(s,<text:span text:style-name="T21"> </text:span>fout);</text:p>
      <text:p text:style-name="P16"><text:span text:style-name="T21"><text:s text:c="3"/></text:span>}</text:p>
      <text:p text:style-name="P18"><text:span text:style-name="T21"><text:s text:c="3"/></text:span><text:span text:style-name="T19">while</text:span><text:span text:style-name="T21"> </text:span>(<text:span text:style-name="T19">true</text:span>);</text:p>
      <text:p text:style-name="P16"><text:span text:style-name="T21"><text:s text:c="2"/></text:span><text:span text:style-name="T19">return</text:span><text:span text:style-name="T21"> </text:span><text:span text:style-name="T96">0</text:span>;</text:p>
      <text:p text:style-name="P18">}</text:p>
      <text:p text:style-name="P8">файл <text:s/><text:span text:style-name="T97">fun.h</text:span></text:p>
      <text:p text:style-name="P8"/>
      <text:p text:style-name="P8"/>
      <text:p text:style-name="P41"><text:span text:style-name="T96">#ifndef</text:span><text:span text:style-name="T21"> </text:span>FUN_H</text:p>
      <text:p text:style-name="P18"><text:span text:style-name="T96">#define</text:span><text:span text:style-name="T21"> </text:span><text:span text:style-name="T96">FUN_H</text:span></text:p>
      <text:p text:style-name="P16"><text:span text:style-name="T19">namespace</text:span><text:span text:style-name="T21"> </text:span><text:span text:style-name="T22">st_modul1</text:span></text:p>
      <text:p text:style-name="P18">{</text:p>
      <text:p text:style-name="P17">//-------------------------------------</text:p>
      <text:p text:style-name="P18"><text:span text:style-name="T21"><text:s text:c="4"/></text:span><text:span text:style-name="T19">typedef</text:span><text:span text:style-name="T21"> </text:span><text:span text:style-name="T19">int</text:span><text:span text:style-name="T21"> </text:span><text:span text:style-name="T22">base</text:span>;</text:p>
      <text:p text:style-name="P16"><text:span text:style-name="T21"><text:s text:c="4"/></text:span><text:span text:style-name="T19">class</text:span><text:span text:style-name="T21"> </text:span><text:span text:style-name="T22">Stack</text:span><text:span text:style-name="T21"> </text:span>{</text:p>
      <text:p text:style-name="P16"><text:span text:style-name="T21"><text:s text:c="4"/></text:span><text:span text:style-name="T19">private</text:span>:</text:p>
      <text:p text:style-name="P16"><text:span text:style-name="T21"><text:s text:c="8"/></text:span><text:span text:style-name="T19">struct</text:span><text:span text:style-name="T21"> </text:span><text:span text:style-name="T22">node</text:span>;</text:p>
      <text:p text:style-name="P16"><text:span text:style-name="T24">/*</text:span><text:span text:style-name="T21"> <text:s text:c="5"/></text:span><text:span text:style-name="T24">определение</text:span><text:span text:style-name="T21"> </text:span><text:span text:style-name="T24">структуры</text:span><text:span text:style-name="T21"> </text:span><text:span text:style-name="T24">будет</text:span><text:span text:style-name="T21"> </text:span><text:span text:style-name="T24">дано</text:span><text:span text:style-name="T21"> </text:span><text:span text:style-name="T24">в</text:span><text:span text:style-name="T21"> </text:span><text:span text:style-name="T24">другом</text:span><text:span text:style-name="T21"> </text:span><text:span text:style-name="T24">файле</text:span><text:span text:style-name="T21"> </text:span><text:span text:style-name="T24">(продолжении</text:span><text:span text:style-name="T21"> </text:span><text:span text:style-name="T24">namespace</text:span><text:span text:style-name="T21"> </text:span><text:span text:style-name="T24">st_modul)</text:span><text:span text:style-name="T21"> <text:s/></text:span><text:span text:style-name="T24">－</text:span><text:span text:style-name="T21"> </text:span><text:span text:style-name="T24">в</text:span><text:span text:style-name="T21"> </text:span><text:span text:style-name="T24">файле</text:span><text:span text:style-name="T21"> </text:span><text:span text:style-name="T24">Implementation,</text:span></text:p>
      <text:p text:style-name="P16"><text:span text:style-name="T21"><text:s text:c="4"/></text:span><text:span text:style-name="T24">а</text:span><text:span text:style-name="T21"> </text:span><text:span text:style-name="T24">здесь</text:span><text:span text:style-name="T21"> </text:span><text:span text:style-name="T24">достаточно</text:span><text:span text:style-name="T21"> </text:span><text:span text:style-name="T24">объявления</text:span><text:span text:style-name="T21"> </text:span><text:span text:style-name="T24">"struct</text:span><text:span text:style-name="T21"> </text:span><text:span text:style-name="T24">node;"</text:span></text:p>
      <text:p text:style-name="P17">*/</text:p>
      <text:p text:style-name="P18"><text:span text:style-name="T21"><text:s text:c="4"/></text:span><text:span text:style-name="T22">node</text:span><text:span text:style-name="T21"> </text:span>*<text:span text:style-name="T98">topOfStack</text:span>;</text:p>
      <text:p text:style-name="P16"><text:span text:style-name="T21"><text:s text:c="4"/></text:span><text:span text:style-name="T19">public</text:span>:</text:p>
      <text:p text:style-name="P16"><text:span text:style-name="T21"><text:s text:c="8"/></text:span><text:span text:style-name="T22">Stack</text:span><text:span text:style-name="T21"> </text:span>()</text:p>
      <text:p text:style-name="P16"><text:span text:style-name="T21"><text:s text:c="12"/></text:span>{<text:span text:style-name="T21"> </text:span><text:span text:style-name="T98">topOfStack</text:span><text:span text:style-name="T21"> </text:span>=<text:span text:style-name="T21"> </text:span><text:span text:style-name="T96">NULL</text:span>;</text:p>
      <text:p text:style-name="P16"><text:span text:style-name="T21"><text:s text:c="12"/></text:span>};</text:p>
      <text:p text:style-name="P18"><text:span text:style-name="T21"><text:s text:c="7"/></text:span><text:span text:style-name="T22">base</text:span><text:span text:style-name="T21"> </text:span>top<text:span text:style-name="T21"> </text:span>(<text:span text:style-name="T19">void</text:span>);</text:p>
      <text:p text:style-name="P16"><text:span text:style-name="T21"><text:s text:c="8"/></text:span><text:span text:style-name="T22">base</text:span><text:span text:style-name="T21"> </text:span>pop2(<text:span text:style-name="T19">void</text:span>);</text:p>
      <text:p text:style-name="P16"><text:span text:style-name="T21"><text:s text:c="8"/></text:span><text:span text:style-name="T19">void</text:span><text:span text:style-name="T21"> </text:span>push<text:span text:style-name="T21"> </text:span>(<text:span text:style-name="T19">const</text:span><text:span text:style-name="T21"> </text:span><text:span text:style-name="T22">base</text:span><text:span text:style-name="T21"> </text:span>&amp;x);</text:p>
      <text:p text:style-name="P18"><text:span text:style-name="T21"><text:s text:c="8"/></text:span><text:span text:style-name="T19">bool</text:span><text:span text:style-name="T21"> </text:span>isNull(<text:span text:style-name="T19">void</text:span>);</text:p>
      <text:p text:style-name="P16"><text:span text:style-name="T21"><text:s text:c="4"/></text:span>};</text:p>
      <text:p text:style-name="P18"><text:soft-page-break/>}</text:p>
      <text:p text:style-name="P16"><text:span text:style-name="T24">//</text:span><text:span text:style-name="T21"> </text:span><text:span text:style-name="T24">Implementation</text:span><text:span text:style-name="T21"> <text:s/></text:span><text:span text:style-name="T24">－</text:span><text:span text:style-name="T21"> </text:span><text:span text:style-name="T24">Реализация</text:span><text:span text:style-name="T21"> </text:span><text:span text:style-name="T24">АТД</text:span><text:span text:style-name="T21"> </text:span><text:span text:style-name="T24">"Стек"(ссылочная</text:span><text:span text:style-name="T21"> </text:span><text:span text:style-name="T24">реализация</text:span><text:span text:style-name="T21"> </text:span><text:span text:style-name="T24">в</text:span><text:span text:style-name="T21"> </text:span><text:span text:style-name="T24">динамической</text:span><text:span text:style-name="T21"> </text:span><text:span text:style-name="T24">памяти)</text:span></text:p>
      <text:p text:style-name="P16"><text:span text:style-name="T96">#include</text:span><text:span text:style-name="T21"> </text:span><text:span text:style-name="T24">&lt;iostream&gt;</text:span></text:p>
      <text:p text:style-name="P16"><text:span text:style-name="T96">#include</text:span><text:span text:style-name="T21"> </text:span><text:span text:style-name="T24">&lt;cstdlib&gt;</text:span></text:p>
      <text:p text:style-name="P16"><text:span text:style-name="T96">#include</text:span><text:span text:style-name="T21"> </text:span><text:span text:style-name="T24">"fun.h"</text:span></text:p>
      <text:p text:style-name="P18"><text:span text:style-name="T19">using</text:span><text:span text:style-name="T21"> </text:span><text:span text:style-name="T19">namespace</text:span><text:span text:style-name="T21"> </text:span><text:span text:style-name="T22">std</text:span><text:span text:style-name="T21"> </text:span>;</text:p>
      <text:p text:style-name="P16"><text:span text:style-name="T19">namespace</text:span><text:span text:style-name="T21"> </text:span><text:span text:style-name="T22">st_modul1</text:span></text:p>
      <text:p text:style-name="P16">{</text:p>
      <text:p text:style-name="P16"><text:span text:style-name="T21"><text:s text:c="4"/></text:span><text:span text:style-name="T19">struct</text:span><text:span text:style-name="T21"> </text:span><text:span text:style-name="T22">Stack</text:span>::<text:span text:style-name="T22">node</text:span><text:span text:style-name="T21"> </text:span>{<text:span text:style-name="T24">//</text:span></text:p>
      <text:p text:style-name="P16"><text:span text:style-name="T21"><text:s text:c="4"/></text:span><text:span text:style-name="T22">base</text:span><text:span text:style-name="T21"> </text:span>*<text:span text:style-name="T98">hd</text:span>;</text:p>
      <text:p text:style-name="P16"><text:span text:style-name="T21"><text:s text:c="4"/></text:span><text:span text:style-name="T22">node</text:span><text:span text:style-name="T21"> </text:span>*<text:span text:style-name="T98">tl</text:span>;</text:p>
      <text:p text:style-name="P16"><text:span text:style-name="T21"><text:s text:c="8"/></text:span><text:span text:style-name="T24">//</text:span><text:span text:style-name="T21"> </text:span><text:span text:style-name="T24">constructor</text:span></text:p>
      <text:p text:style-name="P16"><text:span text:style-name="T21"><text:s text:c="8"/></text:span>node<text:span text:style-name="T21"> </text:span>()</text:p>
      <text:p text:style-name="P16"><text:span text:style-name="T21"><text:s text:c="12"/></text:span>{<text:span text:style-name="T98">hd</text:span><text:span text:style-name="T21"> </text:span>=<text:span text:style-name="T21"> </text:span><text:span text:style-name="T96">NULL</text:span>;<text:span text:style-name="T21"> </text:span><text:span text:style-name="T98">tl</text:span><text:span text:style-name="T21"> </text:span>=<text:span text:style-name="T21"> </text:span><text:span text:style-name="T96">NULL</text:span>;</text:p>
      <text:p text:style-name="P16"><text:span text:style-name="T21"><text:s text:c="8"/></text:span>}</text:p>
      <text:p text:style-name="P18"><text:span text:style-name="T21"><text:s text:c="4"/></text:span>};<text:span text:style-name="T24">//</text:span><text:span text:style-name="T21"> </text:span><text:span text:style-name="T24">end</text:span><text:span text:style-name="T21"> </text:span><text:span text:style-name="T24">node</text:span></text:p>
      <text:p text:style-name="P17">//-------------------------------------</text:p>
      <text:p text:style-name="P16"><text:span text:style-name="T21"><text:s text:c="4"/></text:span><text:span text:style-name="T22">base</text:span><text:span text:style-name="T21"> </text:span><text:span text:style-name="T22">Stack</text:span>::top<text:span text:style-name="T21"> </text:span>(<text:span text:style-name="T19">void</text:span>)</text:p>
      <text:p text:style-name="P16"><text:span text:style-name="T21"><text:s text:c="4"/></text:span>{<text:span text:style-name="T24">//</text:span><text:span text:style-name="T21"> </text:span><text:span text:style-name="T24">PreCondition:</text:span><text:span text:style-name="T21"> </text:span><text:span text:style-name="T24">not</text:span><text:span text:style-name="T21"> </text:span><text:span text:style-name="T24">null</text:span></text:p>
      <text:p text:style-name="P16"><text:span text:style-name="T21"><text:s text:c="8"/></text:span><text:span text:style-name="T19">if</text:span><text:span text:style-name="T21"> </text:span>(<text:span text:style-name="T98">topOfStack</text:span><text:span text:style-name="T21"> </text:span>==<text:span text:style-name="T21"> </text:span><text:span text:style-name="T96">NULL</text:span>)<text:span text:style-name="T21"> </text:span>{<text:span text:style-name="T21"> </text:span>cerr<text:span text:style-name="T21"> </text:span>&lt;&lt;<text:span text:style-name="T21"> </text:span><text:span text:style-name="T24">"Error:</text:span><text:span text:style-name="T21"> </text:span><text:span text:style-name="T24">top(null)</text:span><text:span text:style-name="T21"> </text:span><text:span text:style-name="T24">\n"</text:span>;<text:span text:style-name="T21"> </text:span>exit(<text:span text:style-name="T96">1</text:span>);<text:span text:style-name="T21"> </text:span>}</text:p>
      <text:p text:style-name="P16"><text:span text:style-name="T21"><text:s text:c="8"/></text:span><text:span text:style-name="T19">else</text:span><text:span text:style-name="T21"> </text:span><text:span text:style-name="T19">return</text:span><text:span text:style-name="T21"> </text:span>*<text:span text:style-name="T98">topOfStack</text:span>-&gt;<text:span text:style-name="T98">hd</text:span>;</text:p>
      <text:p text:style-name="P16"><text:span text:style-name="T21"><text:s text:c="4"/></text:span>}</text:p>
      <text:p text:style-name="P19">//-------------------------------------</text:p>
      <text:p text:style-name="P17">//-------------------------------------</text:p>
      <text:p text:style-name="P16"><text:span text:style-name="T21"><text:s text:c="4"/></text:span><text:span text:style-name="T22">base</text:span><text:span text:style-name="T21"> </text:span><text:span text:style-name="T22">Stack</text:span>::pop2(<text:span text:style-name="T19">void</text:span>)</text:p>
      <text:p text:style-name="P16"><text:span text:style-name="T21"><text:s text:c="4"/></text:span>{<text:span text:style-name="T24">//</text:span><text:span text:style-name="T21"> </text:span><text:span text:style-name="T24">PreCondition:</text:span><text:span text:style-name="T21"> </text:span><text:span text:style-name="T24">not</text:span><text:span text:style-name="T21"> </text:span><text:span text:style-name="T24">null</text:span></text:p>
      <text:p text:style-name="P16"><text:span text:style-name="T21"><text:s text:c="8"/></text:span><text:span text:style-name="T19">if</text:span><text:span text:style-name="T21"> </text:span>(<text:span text:style-name="T98">topOfStack</text:span><text:span text:style-name="T21"> </text:span>==<text:span text:style-name="T21"> </text:span><text:span text:style-name="T96">NULL</text:span>)<text:span text:style-name="T21"> </text:span>{<text:span text:style-name="T21"> </text:span>cerr<text:span text:style-name="T21"> </text:span>&lt;&lt;<text:span text:style-name="T21"> </text:span><text:span text:style-name="T24">"Error:</text:span><text:span text:style-name="T21"> </text:span><text:span text:style-name="T24">pop(null)</text:span><text:span text:style-name="T21"> </text:span><text:span text:style-name="T24">\n"</text:span>;<text:span text:style-name="T21"> </text:span>exit(<text:span text:style-name="T96">1</text:span>);<text:span text:style-name="T21"> </text:span>}</text:p>
      <text:p text:style-name="P16"><text:span text:style-name="T21"><text:s text:c="8"/></text:span><text:span text:style-name="T19">else</text:span></text:p>
      <text:p text:style-name="P16"><text:span text:style-name="T21"><text:s text:c="8"/></text:span>{<text:span text:style-name="T21"> <text:s text:c="6"/></text:span><text:span text:style-name="T22">node</text:span><text:span text:style-name="T21"> </text:span>*oldTop<text:span text:style-name="T21"> </text:span>=<text:span text:style-name="T21"> </text:span><text:span text:style-name="T98">topOfStack</text:span>;</text:p>
      <text:p text:style-name="P16"><text:span text:style-name="T21"><text:s text:c="12"/></text:span><text:span text:style-name="T22">base</text:span><text:span text:style-name="T21"> </text:span>r<text:span text:style-name="T21"> </text:span>=<text:span text:style-name="T21"> </text:span>*<text:span text:style-name="T98">topOfStack</text:span>-&gt;<text:span text:style-name="T98">hd</text:span>;</text:p>
      <text:p text:style-name="P16"><text:span text:style-name="T21"><text:s text:c="12"/></text:span><text:span text:style-name="T98">topOfStack</text:span><text:span text:style-name="T21"> </text:span>=<text:span text:style-name="T21"> </text:span><text:span text:style-name="T98">topOfStack</text:span>-&gt;<text:span text:style-name="T98">tl</text:span>;</text:p>
      <text:p text:style-name="P16"><text:span text:style-name="T21"><text:s text:c="12"/></text:span><text:span text:style-name="T19">delete</text:span><text:span text:style-name="T21"> </text:span>oldTop-&gt;<text:span text:style-name="T98">hd</text:span>;</text:p>
      <text:p text:style-name="P16"><text:span text:style-name="T21"><text:s text:c="12"/></text:span><text:span text:style-name="T19">delete</text:span><text:span text:style-name="T21"> </text:span>oldTop;</text:p>
      <text:p text:style-name="P16"><text:span text:style-name="T21"><text:s text:c="12"/></text:span><text:span text:style-name="T19">return</text:span><text:span text:style-name="T21"> </text:span>r;</text:p>
      <text:p text:style-name="P16"><text:span text:style-name="T21"><text:s text:c="8"/></text:span>}</text:p>
      <text:p text:style-name="P16"><text:span text:style-name="T21"><text:s text:c="4"/></text:span>}</text:p>
      <text:p text:style-name="P17">//-------------------------------------</text:p>
      <text:p text:style-name="P16"><text:span text:style-name="T21"><text:s text:c="4"/></text:span><text:span text:style-name="T19">void</text:span><text:span text:style-name="T21"> </text:span><text:span text:style-name="T22">Stack</text:span>::push<text:span text:style-name="T21"> </text:span>(<text:span text:style-name="T19">const</text:span><text:span text:style-name="T21"> </text:span><text:span text:style-name="T22">base</text:span><text:span text:style-name="T21"> </text:span>&amp;x)</text:p>
      <text:p text:style-name="P16"><text:span text:style-name="T21"><text:s text:c="4"/></text:span>{<text:span text:style-name="T21"> <text:s text:c="2"/></text:span><text:span text:style-name="T22">node</text:span><text:span text:style-name="T21"> </text:span>*p;</text:p>
      <text:p text:style-name="P16"><text:span text:style-name="T21"><text:s text:c="8"/></text:span>p<text:span text:style-name="T21"> </text:span>=<text:span text:style-name="T21"> </text:span><text:span text:style-name="T98">topOfStack</text:span>;</text:p>
      <text:p text:style-name="P16"><text:span text:style-name="T21"><text:s text:c="8"/></text:span><text:span text:style-name="T98">topOfStack</text:span><text:span text:style-name="T21"> </text:span>=<text:span text:style-name="T21"> </text:span><text:span text:style-name="T19">new</text:span><text:span text:style-name="T21"> </text:span><text:span text:style-name="T22">node</text:span>;</text:p>
      <text:p text:style-name="P16"><text:soft-page-break/><text:span text:style-name="T21"><text:s text:c="8"/></text:span><text:span text:style-name="T19">if</text:span><text:span text:style-name="T21"> </text:span>(<text:span text:style-name="T21"> </text:span><text:span text:style-name="T98">topOfStack</text:span><text:span text:style-name="T21"> </text:span>!=<text:span text:style-name="T21"> </text:span><text:span text:style-name="T96">NULL</text:span>)<text:span text:style-name="T21"> <text:s text:c="7"/></text:span>{</text:p>
      <text:p text:style-name="P16"><text:span text:style-name="T21"><text:s text:c="12"/></text:span><text:span text:style-name="T98">topOfStack</text:span>-&gt;<text:span text:style-name="T98">hd</text:span><text:span text:style-name="T21"> </text:span>=<text:span text:style-name="T21"> </text:span><text:span text:style-name="T19">new</text:span><text:span text:style-name="T21"> </text:span><text:span text:style-name="T22">base</text:span>;</text:p>
      <text:p text:style-name="P18"><text:span text:style-name="T21"><text:s text:c="12"/></text:span>*<text:span text:style-name="T98">topOfStack</text:span>-&gt;<text:span text:style-name="T98">hd</text:span><text:span text:style-name="T21"> </text:span>=<text:span text:style-name="T21"> </text:span>x;</text:p>
      <text:p text:style-name="P16"><text:span text:style-name="T21"><text:s text:c="12"/></text:span><text:span text:style-name="T98">topOfStack</text:span>-&gt;<text:span text:style-name="T98">tl</text:span><text:span text:style-name="T21"> </text:span>=<text:span text:style-name="T21"> </text:span>p;</text:p>
      <text:p text:style-name="P16"><text:span text:style-name="T21"><text:s text:c="8"/></text:span>}</text:p>
      <text:p text:style-name="P16"><text:span text:style-name="T21"><text:s text:c="8"/></text:span><text:span text:style-name="T19">else</text:span><text:span text:style-name="T21"> </text:span>{cerr<text:span text:style-name="T21"> </text:span>&lt;&lt;<text:span text:style-name="T21"> </text:span><text:span text:style-name="T24">"Memory</text:span><text:span text:style-name="T21"> </text:span><text:span text:style-name="T24">not</text:span><text:span text:style-name="T21"> </text:span><text:span text:style-name="T24">enough\n"</text:span>;<text:span text:style-name="T21"> </text:span>exit(<text:span text:style-name="T96">1</text:span>);}</text:p>
      <text:p text:style-name="P16"><text:span text:style-name="T21"><text:s text:c="4"/></text:span>}</text:p>
      <text:p text:style-name="P17">//-------------------------------------</text:p>
      <text:p text:style-name="P16"><text:span text:style-name="T21"><text:s text:c="4"/></text:span><text:span text:style-name="T19">bool</text:span><text:span text:style-name="T21"> </text:span><text:span text:style-name="T22">Stack</text:span>::isNull(<text:span text:style-name="T19">void</text:span>)</text:p>
      <text:p text:style-name="P16"><text:span text:style-name="T21"><text:s text:c="4"/></text:span>{<text:span text:style-name="T21"> <text:s text:c="2"/></text:span><text:span text:style-name="T19">return</text:span><text:span text:style-name="T21"> </text:span>(<text:span text:style-name="T98">topOfStack</text:span><text:span text:style-name="T21"> </text:span>==<text:span text:style-name="T21"> </text:span><text:span text:style-name="T96">NULL</text:span>)<text:span text:style-name="T21"> </text:span>;</text:p>
      <text:p text:style-name="P16"><text:span text:style-name="T21"><text:s text:c="4"/></text:span>}</text:p>
      <text:p text:style-name="P19">//-------------------------------------</text:p>
      <text:p text:style-name="P18">}</text:p>
      <text:p text:style-name="P18"><text:span text:style-name="T96">#endif</text:span><text:span text:style-name="T21"> </text:span><text:span text:style-name="T24">//</text:span><text:span text:style-name="T21"> </text:span><text:span text:style-name="T24">FUN_H</text:span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Приложение <text:span text:style-name="T23">A.</text:span> Код программы.</text:p>
      <text:p text:style-name="P1"/>
      <text:p text:style-name="P1">Файл <text:span text:style-name="T23">main.cpp</text:span></text:p>
      <text:p text:style-name="P2"/>
      <text:p text:style-name="P2"/>
      <text:p text:style-name="P52">// ConsoleApplication36.cpp: определяет точку входа для консольного приложения.</text:p>
      <text:p text:style-name="P53">//</text:p>
      <text:p text:style-name="P4"/>
      <text:p text:style-name="P3"><text:span text:style-name="T28">#include</text:span><text:span text:style-name="T30"> </text:span><text:span text:style-name="T32">"stdafx.h"</text:span></text:p>
      <text:p text:style-name="P4"/>
      <text:p text:style-name="P3"><text:span text:style-name="T28">#include</text:span><text:span text:style-name="T30"> </text:span><text:span text:style-name="T32">&lt;iostream&gt;</text:span></text:p>
      <text:p text:style-name="P3"><text:span text:style-name="T28">#include</text:span><text:span text:style-name="T30"> </text:span><text:span text:style-name="T32">&lt;cstdlib&gt;</text:span></text:p>
      <text:p text:style-name="P3"><text:span text:style-name="T28">#include</text:span><text:span text:style-name="T30"> </text:span><text:span text:style-name="T32">"l_intrfc.h"</text:span></text:p>
      <text:p text:style-name="P53">//#include &lt;windows.h&gt;</text:p>
      <text:p text:style-name="P4"/>
      <text:p text:style-name="P3"><text:soft-page-break/><text:span text:style-name="T34">using</text:span><text:span text:style-name="T30"> </text:span><text:span text:style-name="T34">namespace</text:span><text:span text:style-name="T30"> std;</text:span></text:p>
      <text:p text:style-name="P3"><text:span text:style-name="T34">using</text:span><text:span text:style-name="T30"> </text:span><text:span text:style-name="T34">namespace</text:span><text:span text:style-name="T30"> h_list;</text:span></text:p>
      <text:p text:style-name="P4"/>
      <text:p text:style-name="P4"/>
      <text:p text:style-name="P3"><text:span text:style-name="T34">void</text:span><text:span text:style-name="T30"> find1_seq(</text:span><text:span text:style-name="T36">lisp</text:span><text:span text:style-name="T30"> </text:span><text:span text:style-name="T28">x</text:span><text:span text:style-name="T30">, </text:span><text:span text:style-name="T36">base</text:span><text:span text:style-name="T30"> </text:span><text:span text:style-name="T28">ch</text:span><text:span text:style-name="T30">, </text:span><text:span text:style-name="T34">bool</text:span><text:span text:style-name="T30"> &amp;</text:span><text:span text:style-name="T28">found</text:span><text:span text:style-name="T30">,</text:span><text:span text:style-name="T34">int</text:span><text:span text:style-name="T30"> &amp;</text:span><text:span text:style-name="T28">r</text:span><text:span text:style-name="T30">);</text:span></text:p>
      <text:p text:style-name="P3"><text:span text:style-name="T34">void</text:span><text:span text:style-name="T30"> find1(</text:span><text:span text:style-name="T36">lisp</text:span><text:span text:style-name="T30"> </text:span><text:span text:style-name="T28">x</text:span><text:span text:style-name="T30">, </text:span><text:span text:style-name="T36">base</text:span><text:span text:style-name="T30"> </text:span><text:span text:style-name="T28">ch</text:span><text:span text:style-name="T30">, </text:span><text:span text:style-name="T34">bool</text:span><text:span text:style-name="T30"> &amp;</text:span><text:span text:style-name="T28">found</text:span><text:span text:style-name="T30">,</text:span><text:span text:style-name="T34">int</text:span><text:span text:style-name="T30"> &amp;</text:span><text:span text:style-name="T28">r</text:span><text:span text:style-name="T30">);</text:span></text:p>
      <text:p text:style-name="P4"/>
      <text:p text:style-name="P3"><text:span text:style-name="T34">void</text:span><text:span text:style-name="T30"> find1(</text:span><text:span text:style-name="T36">lisp</text:span><text:span text:style-name="T30"> </text:span><text:span text:style-name="T28">x</text:span><text:span text:style-name="T30">, </text:span><text:span text:style-name="T36">base</text:span><text:span text:style-name="T30"> </text:span><text:span text:style-name="T28">ch</text:span><text:span text:style-name="T30">, </text:span><text:span text:style-name="T34">bool</text:span><text:span text:style-name="T30"> &amp;</text:span><text:span text:style-name="T28">found</text:span><text:span text:style-name="T30">, </text:span><text:span text:style-name="T34">int</text:span><text:span text:style-name="T30"> &amp;</text:span><text:span text:style-name="T28">r</text:span><text:span text:style-name="T30">)</text:span></text:p>
      <text:p text:style-name="P4">{</text:p>
      <text:p text:style-name="P4"><text:tab/></text:p>
      <text:p text:style-name="P4"/>
      <text:p text:style-name="P3"><text:span text:style-name="T30"><text:tab/></text:span><text:span text:style-name="T34">if</text:span><text:span text:style-name="T30"> (isNull(</text:span><text:span text:style-name="T28">x</text:span><text:span text:style-name="T30">)) </text:span><text:span text:style-name="T34">return</text:span><text:span text:style-name="T30">;</text:span></text:p>
      <text:p text:style-name="P3"><text:span text:style-name="T30"><text:tab/><text:tab/></text:span><text:span text:style-name="T34">else</text:span><text:span text:style-name="T30"> </text:span><text:span text:style-name="T34">if</text:span><text:span text:style-name="T30"> (isAtom(</text:span><text:span text:style-name="T28">x</text:span><text:span text:style-name="T30">)) {</text:span></text:p>
      <text:p text:style-name="P3"><text:span text:style-name="T30"><text:tab/><text:tab/><text:tab/></text:span><text:span text:style-name="T34">if</text:span><text:span text:style-name="T30"> (</text:span><text:span text:style-name="T28">x</text:span><text:span text:style-name="T30">-&gt;node.atom == </text:span><text:span text:style-name="T28">ch</text:span><text:span text:style-name="T30">)</text:span></text:p>
      <text:p text:style-name="P4"><text:tab/><text:tab/><text:tab/>{</text:p>
      <text:p text:style-name="P4"><text:tab/><text:tab/><text:tab/><text:tab/></text:p>
      <text:p text:style-name="P3"><text:span text:style-name="T30"><text:tab/><text:tab/><text:tab/><text:tab/></text:span><text:span text:style-name="T28">r</text:span><text:span text:style-name="T30">++;</text:span></text:p>
      <text:p text:style-name="P3"><text:span text:style-name="T30"><text:tab/><text:tab/><text:tab/><text:tab/></text:span><text:span text:style-name="T34">if</text:span><text:span text:style-name="T30"> (</text:span><text:span text:style-name="T28">r</text:span><text:span text:style-name="T30"> &gt; 1) </text:span><text:span text:style-name="T28">found</text:span><text:span text:style-name="T30"> = </text:span><text:span text:style-name="T34">true</text:span><text:span text:style-name="T30">;</text:span></text:p>
      <text:p text:style-name="P3"><text:span text:style-name="T30"><text:tab/><text:tab/><text:tab/>};</text:span><text:span text:style-name="T26">// return;</text:span></text:p>
      <text:p text:style-name="P4"><text:tab/><text:tab/>}</text:p>
      <text:p text:style-name="P3"><text:span text:style-name="T30"><text:tab/><text:tab/></text:span><text:span text:style-name="T34">else</text:span><text:span text:style-name="T30"> {</text:span></text:p>
      <text:p text:style-name="P3"><text:span text:style-name="T30"><text:tab/><text:tab/><text:tab/>find1_seq( </text:span><text:span text:style-name="T28">x</text:span><text:span text:style-name="T30">, </text:span><text:span text:style-name="T28">ch</text:span><text:span text:style-name="T30">, </text:span><text:span text:style-name="T28">found</text:span><text:span text:style-name="T30">,</text:span><text:span text:style-name="T28">r</text:span><text:span text:style-name="T30">);</text:span></text:p>
      <text:p text:style-name="P3"><text:span text:style-name="T30"><text:tab/><text:tab/></text:span><text:span text:style-name="T26">//<text:tab/>return ;</text:span></text:p>
      <text:p text:style-name="P4"><text:tab/><text:tab/>}</text:p>
      <text:p text:style-name="P4"><text:tab/>} </text:p>
      <text:p text:style-name="P3"><text:span text:style-name="T30"><text:s text:c="2"/></text:span><text:span text:style-name="T26">//...........................</text:span></text:p>
      <text:p text:style-name="P3"><text:span text:style-name="T34">void</text:span><text:span text:style-name="T30"> find1_seq(</text:span><text:span text:style-name="T36">lisp</text:span><text:span text:style-name="T30"> </text:span><text:span text:style-name="T28">x</text:span><text:span text:style-name="T30">, </text:span><text:span text:style-name="T36">base</text:span><text:span text:style-name="T30"> </text:span><text:span text:style-name="T28">ch</text:span><text:span text:style-name="T30">, </text:span><text:span text:style-name="T34">bool</text:span><text:span text:style-name="T30"> &amp;</text:span><text:span text:style-name="T28">found</text:span><text:span text:style-name="T30">, </text:span><text:span text:style-name="T34">int</text:span><text:span text:style-name="T30"> &amp;</text:span><text:span text:style-name="T28">r</text:span><text:span text:style-name="T30">)</text:span></text:p>
      <text:p text:style-name="P4">{</text:p>
      <text:p text:style-name="P3"><text:span text:style-name="T30"><text:tab/></text:span><text:span text:style-name="T34">if</text:span><text:span text:style-name="T30"> (!isNull(</text:span><text:span text:style-name="T28">x</text:span><text:span text:style-name="T30">)) {</text:span></text:p>
      <text:p text:style-name="P3"><text:span text:style-name="T30"><text:tab/><text:tab/>find1(head(</text:span><text:span text:style-name="T28">x</text:span><text:span text:style-name="T30">), </text:span><text:span text:style-name="T28">ch</text:span><text:span text:style-name="T30">, </text:span><text:span text:style-name="T28">found</text:span><text:span text:style-name="T30">,</text:span><text:span text:style-name="T28">r</text:span><text:span text:style-name="T30">);</text:span></text:p>
      <text:p text:style-name="P3"><text:span text:style-name="T30"><text:tab/><text:tab/>find1_seq(tail(</text:span><text:span text:style-name="T28">x</text:span><text:span text:style-name="T30">), </text:span><text:span text:style-name="T28">ch</text:span><text:span text:style-name="T30">, </text:span><text:span text:style-name="T28">found</text:span><text:span text:style-name="T30">,</text:span><text:span text:style-name="T28">r</text:span><text:span text:style-name="T30">);</text:span></text:p>
      <text:p text:style-name="P4"><text:tab/>}</text:p>
      <text:p text:style-name="P4">}</text:p>
      <text:p text:style-name="P53">//......................</text:p>
      <text:p text:style-name="P4"/>
      <text:p text:style-name="P3"><text:span text:style-name="T34">struct</text:span><text:span text:style-name="T30"> </text:span><text:span text:style-name="T36">n</text:span><text:span text:style-name="T30"> {</text:span></text:p>
      <text:p text:style-name="P4"/>
      <text:p text:style-name="P3"><text:span text:style-name="T30"><text:tab/></text:span><text:span text:style-name="T36">base</text:span><text:span text:style-name="T30"> ch;</text:span></text:p>
      <text:p text:style-name="P3"><text:span text:style-name="T30"><text:tab/></text:span><text:span text:style-name="T36">n</text:span><text:span text:style-name="T30"> *tail;</text:span></text:p>
      <text:p text:style-name="P3"><text:span text:style-name="T30"><text:tab/></text:span><text:span text:style-name="T26">//n *head;</text:span></text:p>
      <text:p text:style-name="P4">};</text:p>
      <text:p text:style-name="P3"><text:span text:style-name="T34">typedef</text:span><text:span text:style-name="T30"> </text:span><text:span text:style-name="T36">n</text:span><text:span text:style-name="T30"> *</text:span><text:span text:style-name="T36">p</text:span><text:span text:style-name="T30">;</text:span></text:p>
      <text:p text:style-name="P4"/>
      <text:p text:style-name="P3"><text:span text:style-name="T34">void</text:span><text:span text:style-name="T30"> f_seq(</text:span><text:span text:style-name="T36">lisp</text:span><text:span text:style-name="T30"> </text:span><text:span text:style-name="T28">x</text:span><text:span text:style-name="T30">, </text:span><text:span text:style-name="T36">lisp</text:span><text:span text:style-name="T30"> &amp;</text:span><text:span text:style-name="T28">y</text:span><text:span text:style-name="T30">, </text:span><text:span text:style-name="T36">p</text:span><text:span text:style-name="T30"> </text:span><text:span text:style-name="T28">head</text:span><text:span text:style-name="T30">);</text:span></text:p>
      <text:p text:style-name="P3"><text:span text:style-name="T36">lisp</text:span><text:span text:style-name="T30"> f(</text:span><text:span text:style-name="T36">lisp</text:span><text:span text:style-name="T30"> </text:span><text:span text:style-name="T28">x</text:span><text:span text:style-name="T30">, </text:span><text:span text:style-name="T36">lisp</text:span><text:span text:style-name="T30"> &amp;</text:span><text:span text:style-name="T28">y</text:span><text:span text:style-name="T30">, </text:span><text:span text:style-name="T36">p</text:span><text:span text:style-name="T30"> </text:span><text:span text:style-name="T28">head</text:span><text:span text:style-name="T30">);</text:span></text:p>
      <text:p text:style-name="P4"/>
      <text:p text:style-name="P3"><text:span text:style-name="T36">p</text:span><text:span text:style-name="T30"> find(</text:span><text:span text:style-name="T36">p</text:span><text:span text:style-name="T30"> </text:span><text:span text:style-name="T28">head</text:span><text:span text:style-name="T30">, </text:span><text:span text:style-name="T36">base</text:span><text:span text:style-name="T30"> </text:span><text:span text:style-name="T28">c</text:span><text:span text:style-name="T30">, </text:span><text:span text:style-name="T34">bool</text:span><text:span text:style-name="T30"> &amp;</text:span><text:span text:style-name="T28">found</text:span><text:span text:style-name="T30">);</text:span></text:p>
      <text:p text:style-name="P3"><text:span text:style-name="T36">lisp</text:span><text:span text:style-name="T30"> f(</text:span><text:span text:style-name="T36">lisp</text:span><text:span text:style-name="T30"> </text:span><text:span text:style-name="T28">x</text:span><text:span text:style-name="T30">, </text:span><text:span text:style-name="T36">lisp</text:span><text:span text:style-name="T30"> &amp;</text:span><text:span text:style-name="T28">y</text:span><text:span text:style-name="T30">,</text:span><text:span text:style-name="T36">p</text:span><text:span text:style-name="T30"> </text:span><text:span text:style-name="T28">head</text:span><text:span text:style-name="T30">)</text:span></text:p>
      <text:p text:style-name="P4">{</text:p>
      <text:p text:style-name="P4"/>
      <text:p text:style-name="P4"><text:tab/></text:p>
      <text:p text:style-name="P3"><text:span text:style-name="T30"><text:tab/></text:span><text:span text:style-name="T34">if</text:span><text:span text:style-name="T30"> (isNull(</text:span><text:span text:style-name="T28">x</text:span><text:span text:style-name="T30">)) </text:span><text:span text:style-name="T34">return</text:span><text:span text:style-name="T30"> </text:span><text:span text:style-name="T34">nullptr</text:span><text:span text:style-name="T30">;</text:span></text:p>
      <text:p text:style-name="P3"><text:span text:style-name="T30"><text:tab/></text:span><text:span text:style-name="T34">else</text:span><text:span text:style-name="T30"> </text:span><text:span text:style-name="T34">if</text:span><text:span text:style-name="T30"> (isAtom(</text:span><text:span text:style-name="T28">x</text:span><text:span text:style-name="T30">)) {</text:span></text:p>
      <text:p text:style-name="P3"><text:span text:style-name="T30"><text:tab/><text:tab/></text:span><text:span text:style-name="T34">bool</text:span><text:span text:style-name="T30"> found = </text:span><text:span text:style-name="T34">false</text:span><text:span text:style-name="T30">;</text:span></text:p>
      <text:p text:style-name="P3"><text:span text:style-name="T30"><text:tab/><text:tab/>find(</text:span><text:span text:style-name="T28">head</text:span><text:span text:style-name="T30">, </text:span><text:span text:style-name="T28">x</text:span><text:span text:style-name="T30">-&gt;node.atom, found);</text:span></text:p>
      <text:p text:style-name="P3"><text:span text:style-name="T30"><text:tab/><text:tab/></text:span><text:span text:style-name="T34">if</text:span><text:span text:style-name="T30"> (found == </text:span><text:span text:style-name="T34">true</text:span><text:span text:style-name="T30">)</text:span></text:p>
      <text:p text:style-name="P4"><text:tab/><text:tab/>{</text:p>
      <text:p text:style-name="P4"><text:tab/><text:tab/><text:tab/></text:p>
      <text:p text:style-name="P3"><text:span text:style-name="T30"><text:tab/><text:tab/></text:span><text:span text:style-name="T28">y</text:span><text:span text:style-name="T30"> = cons(make_atom(</text:span><text:span text:style-name="T28">x</text:span><text:span text:style-name="T30">-&gt;node.atom),</text:span><text:span text:style-name="T28">y</text:span><text:span text:style-name="T30">);</text:span></text:p>
      <text:p text:style-name="P4"><text:tab/></text:p>
      <text:p text:style-name="P3"><text:span text:style-name="T30"><text:tab/><text:tab/>};</text:span><text:span text:style-name="T26">// return;</text:span></text:p>
      <text:p text:style-name="P4"><text:tab/>}</text:p>
      <text:p text:style-name="P3"><text:span text:style-name="T30"><text:tab/></text:span><text:span text:style-name="T34">else</text:span><text:span text:style-name="T30"> {</text:span></text:p>
      <text:p text:style-name="P3"><text:span text:style-name="T30"><text:tab/><text:tab/>f_seq(</text:span><text:span text:style-name="T28">x</text:span><text:span text:style-name="T30">, </text:span><text:span text:style-name="T28">y</text:span><text:span text:style-name="T30">,</text:span><text:span text:style-name="T28">head</text:span><text:span text:style-name="T30">);</text:span></text:p>
      <text:p text:style-name="P3"><text:span text:style-name="T30"><text:tab/><text:tab/></text:span><text:span text:style-name="T34">return</text:span><text:span text:style-name="T30"> </text:span><text:span text:style-name="T28">y</text:span><text:span text:style-name="T30">;</text:span></text:p>
      <text:p text:style-name="P4"><text:soft-page-break/><text:tab/>}</text:p>
      <text:p text:style-name="P4">}</text:p>
      <text:p text:style-name="P4"/>
      <text:p text:style-name="P3"><text:span text:style-name="T34">void</text:span><text:span text:style-name="T30"> f_seq(</text:span><text:span text:style-name="T36">lisp</text:span><text:span text:style-name="T30"> </text:span><text:span text:style-name="T28">x</text:span><text:span text:style-name="T30">, </text:span><text:span text:style-name="T36">lisp</text:span><text:span text:style-name="T30"> &amp;</text:span><text:span text:style-name="T28">y</text:span><text:span text:style-name="T30">,</text:span><text:span text:style-name="T36">p</text:span><text:span text:style-name="T30"> </text:span><text:span text:style-name="T28">head1</text:span><text:span text:style-name="T30">)</text:span></text:p>
      <text:p text:style-name="P4">{</text:p>
      <text:p text:style-name="P3"><text:span text:style-name="T30"><text:tab/></text:span><text:span text:style-name="T34">if</text:span><text:span text:style-name="T30"> (!isNull(</text:span><text:span text:style-name="T28">x</text:span><text:span text:style-name="T30">)) {</text:span></text:p>
      <text:p text:style-name="P3"><text:span text:style-name="T30"><text:tab/><text:tab/>f(head(</text:span><text:span text:style-name="T28">x</text:span><text:span text:style-name="T30">), </text:span><text:span text:style-name="T28">y</text:span><text:span text:style-name="T30">,</text:span><text:span text:style-name="T28">head1</text:span><text:span text:style-name="T30">);</text:span></text:p>
      <text:p text:style-name="P3"><text:span text:style-name="T30"><text:tab/><text:tab/>f_seq(tail(</text:span><text:span text:style-name="T28">x</text:span><text:span text:style-name="T30">), </text:span><text:span text:style-name="T28">y</text:span><text:span text:style-name="T30">,</text:span><text:span text:style-name="T28">head1</text:span><text:span text:style-name="T30">);</text:span></text:p>
      <text:p text:style-name="P4"><text:tab/>}</text:p>
      <text:p text:style-name="P4">}</text:p>
      <text:p text:style-name="P4"/>
      <text:p text:style-name="P3"><text:span text:style-name="T36">p</text:span><text:span text:style-name="T30"> tail_l(</text:span><text:span text:style-name="T36">p</text:span><text:span text:style-name="T30"> </text:span><text:span text:style-name="T28">head</text:span><text:span text:style-name="T30">)</text:span></text:p>
      <text:p text:style-name="P4">{</text:p>
      <text:p text:style-name="P3"><text:span text:style-name="T30"><text:tab/></text:span><text:span text:style-name="T34">return</text:span><text:span text:style-name="T30"> </text:span><text:span text:style-name="T28">head</text:span><text:span text:style-name="T30">-&gt;tail;</text:span></text:p>
      <text:p text:style-name="P4">}</text:p>
      <text:p text:style-name="P3"><text:span text:style-name="T36">p</text:span><text:span text:style-name="T30"> write_l(</text:span><text:span text:style-name="T36">p</text:span><text:span text:style-name="T30"> </text:span><text:span text:style-name="T28">head</text:span><text:span text:style-name="T30">)</text:span></text:p>
      <text:p text:style-name="P4">{</text:p>
      <text:p text:style-name="P3"><text:span text:style-name="T30"><text:tab/></text:span><text:span text:style-name="T34">if</text:span><text:span text:style-name="T30"> (</text:span><text:span text:style-name="T28">head</text:span><text:span text:style-name="T30"> != </text:span><text:span text:style-name="T38">NULL</text:span><text:span text:style-name="T30">)</text:span></text:p>
      <text:p text:style-name="P4"><text:tab/>{</text:p>
      <text:p text:style-name="P3"><text:span text:style-name="T30"><text:tab/><text:tab/></text:span><text:span text:style-name="T26">//if (head == nullptr) return nullptr;;</text:span></text:p>
      <text:p text:style-name="P3"><text:span text:style-name="T30"><text:tab/><text:tab/>cout </text:span><text:span text:style-name="T39">&lt;&lt;</text:span><text:span text:style-name="T30"> </text:span><text:span text:style-name="T28">head</text:span><text:span text:style-name="T30">-&gt;ch </text:span><text:span text:style-name="T39">&lt;&lt;</text:span><text:span text:style-name="T30"> endl;</text:span></text:p>
      <text:p text:style-name="P3"><text:span text:style-name="T30"><text:tab/><text:tab/>write_l(tail_l(</text:span><text:span text:style-name="T28">head</text:span><text:span text:style-name="T30">));</text:span></text:p>
      <text:p text:style-name="P4">}</text:p>
      <text:p text:style-name="P3"><text:span text:style-name="T30"><text:tab/></text:span><text:span text:style-name="T34">else</text:span><text:span text:style-name="T30"> </text:span><text:span text:style-name="T34">return</text:span><text:span text:style-name="T30"> </text:span><text:span text:style-name="T34">nullptr</text:span><text:span text:style-name="T30">;</text:span></text:p>
      <text:p text:style-name="P4">}</text:p>
      <text:p text:style-name="P4"/>
      <text:p text:style-name="P3"><text:span text:style-name="T36">p</text:span><text:span text:style-name="T30"> find(</text:span><text:span text:style-name="T36">p</text:span><text:span text:style-name="T30"> </text:span><text:span text:style-name="T28">head</text:span><text:span text:style-name="T30">, </text:span><text:span text:style-name="T36">base</text:span><text:span text:style-name="T30"> </text:span><text:span text:style-name="T28">c</text:span><text:span text:style-name="T30">, </text:span><text:span text:style-name="T34">bool</text:span><text:span text:style-name="T30"> &amp;</text:span><text:span text:style-name="T28">found</text:span><text:span text:style-name="T30">) </text:span><text:span text:style-name="T26">// found true - </text:span><text:span text:style-name="T25">найден</text:span></text:p>
      <text:p text:style-name="P4">{</text:p>
      <text:p text:style-name="P4"><text:tab/></text:p>
      <text:p text:style-name="P3"><text:span text:style-name="T30"><text:tab/></text:span><text:span text:style-name="T34">if</text:span><text:span text:style-name="T30"> (</text:span><text:span text:style-name="T28">head</text:span><text:span text:style-name="T30"> != </text:span><text:span text:style-name="T34">nullptr</text:span><text:span text:style-name="T30">) {</text:span></text:p>
      <text:p text:style-name="P3"><text:span text:style-name="T30"><text:tab/><text:tab/></text:span><text:span text:style-name="T34">if</text:span><text:span text:style-name="T30"> (</text:span><text:span text:style-name="T28">head</text:span><text:span text:style-name="T30">-&gt;ch == </text:span><text:span text:style-name="T28">c</text:span><text:span text:style-name="T30">) {</text:span></text:p>
      <text:p text:style-name="P3"><text:span text:style-name="T30"><text:tab/><text:tab/><text:tab/></text:span><text:span text:style-name="T28">found</text:span><text:span text:style-name="T30"> = </text:span><text:span text:style-name="T34">true</text:span><text:span text:style-name="T30">;</text:span></text:p>
      <text:p text:style-name="P3"><text:span text:style-name="T30"><text:tab/><text:tab/><text:tab/></text:span><text:span text:style-name="T34">return</text:span><text:span text:style-name="T30"> </text:span><text:span text:style-name="T38">NULL</text:span><text:span text:style-name="T30">;</text:span></text:p>
      <text:p text:style-name="P4"><text:tab/><text:tab/>}</text:p>
      <text:p text:style-name="P3"><text:span text:style-name="T30"><text:tab/><text:tab/></text:span><text:span text:style-name="T34">else</text:span><text:span text:style-name="T30"> find(tail_l(</text:span><text:span text:style-name="T28">head</text:span><text:span text:style-name="T30">), </text:span><text:span text:style-name="T28">c</text:span><text:span text:style-name="T30">, </text:span><text:span text:style-name="T28">found</text:span><text:span text:style-name="T30">);</text:span></text:p>
      <text:p text:style-name="P4"><text:tab/>}</text:p>
      <text:p text:style-name="P3"><text:span text:style-name="T30"><text:tab/></text:span><text:span text:style-name="T34">else</text:span><text:span text:style-name="T30"> </text:span><text:span text:style-name="T34">return</text:span><text:span text:style-name="T30"> </text:span><text:span text:style-name="T38">NULL</text:span><text:span text:style-name="T30">;</text:span></text:p>
      <text:p text:style-name="P4">}</text:p>
      <text:p text:style-name="P4"/>
      <text:p text:style-name="P3"><text:span text:style-name="T36">p</text:span><text:span text:style-name="T30"> change( </text:span><text:span text:style-name="T36">lisp</text:span><text:span text:style-name="T30"> </text:span><text:span text:style-name="T28">s</text:span><text:span text:style-name="T30">,</text:span><text:span text:style-name="T36">lisp</text:span><text:span text:style-name="T30"> </text:span><text:span text:style-name="T28">s1</text:span><text:span text:style-name="T30">,</text:span><text:span text:style-name="T36">p</text:span><text:span text:style-name="T30"> &amp;</text:span><text:span text:style-name="T28">t</text:span><text:span text:style-name="T30">, </text:span><text:span text:style-name="T36">p</text:span><text:span text:style-name="T30"> &amp;</text:span><text:span text:style-name="T28">head</text:span><text:span text:style-name="T30">,</text:span><text:span text:style-name="T34">int</text:span><text:span text:style-name="T30"> &amp;</text:span><text:span text:style-name="T28">k</text:span><text:span text:style-name="T30">);</text:span></text:p>
      <text:p text:style-name="P3"><text:span text:style-name="T34">void</text:span><text:span text:style-name="T30"> change_seq( </text:span><text:span text:style-name="T36">lisp</text:span><text:span text:style-name="T30"> </text:span><text:span text:style-name="T28">s</text:span><text:span text:style-name="T30">,</text:span><text:span text:style-name="T36">lisp</text:span><text:span text:style-name="T30"> </text:span><text:span text:style-name="T28">s1</text:span><text:span text:style-name="T30">,</text:span><text:span text:style-name="T36">p</text:span><text:span text:style-name="T30"> &amp;</text:span><text:span text:style-name="T28">t</text:span><text:span text:style-name="T30">,</text:span><text:span text:style-name="T36">p</text:span><text:span text:style-name="T30"> &amp;</text:span><text:span text:style-name="T28">head</text:span><text:span text:style-name="T30">,</text:span><text:span text:style-name="T34">int</text:span><text:span text:style-name="T30"> &amp;</text:span><text:span text:style-name="T28">k</text:span><text:span text:style-name="T30">);</text:span></text:p>
      <text:p text:style-name="P53">//p s4;</text:p>
      <text:p text:style-name="P53">//lisp s1;</text:p>
      <text:p text:style-name="P3"><text:span text:style-name="T34">int</text:span><text:span text:style-name="T30"> main()</text:span></text:p>
      <text:p text:style-name="P4">{</text:p>
      <text:p text:style-name="P3"><text:span text:style-name="T30"><text:tab/>setlocale(0, </text:span><text:span text:style-name="T32">"rus"</text:span><text:span text:style-name="T30">);</text:span></text:p>
      <text:p text:style-name="P3"><text:span text:style-name="T30"><text:tab/></text:span><text:span text:style-name="T36">lisp</text:span><text:span text:style-name="T30"> <text:s/>s1,s2, s3;</text:span></text:p>
      <text:p text:style-name="P3"><text:span text:style-name="T30"><text:tab/></text:span><text:span text:style-name="T36">p</text:span><text:span text:style-name="T30"> s4;</text:span></text:p>
      <text:p text:style-name="P3"><text:span text:style-name="T30"><text:tab/></text:span><text:span text:style-name="T26">// <text:s text:c="3"/>cout &lt;&lt; boolalpha;</text:span></text:p>
      <text:p text:style-name="P4"/>
      <text:p text:style-name="P3"><text:span text:style-name="T30"><text:tab/></text:span><text:span text:style-name="T36">p</text:span><text:span text:style-name="T30"> head;</text:span></text:p>
      <text:p text:style-name="P3"><text:span text:style-name="T30"><text:tab/></text:span><text:span text:style-name="T34">int</text:span><text:span text:style-name="T30"> k = 0;</text:span></text:p>
      <text:p text:style-name="P3"><text:span text:style-name="T30"><text:tab/>cout </text:span><text:span text:style-name="T39">&lt;&lt;</text:span><text:span text:style-name="T30"> </text:span><text:span text:style-name="T32">"</text:span><text:span text:style-name="T33">введите</text:span><text:span text:style-name="T32"> list1:"</text:span><text:span text:style-name="T30"> </text:span><text:span text:style-name="T39">&lt;&lt;</text:span><text:span text:style-name="T30"> endl;</text:span></text:p>
      <text:p text:style-name="P4"><text:tab/>read_lisp(s1);</text:p>
      <text:p text:style-name="P3"><text:span text:style-name="T30"><text:tab/>cout </text:span><text:span text:style-name="T39">&lt;&lt;</text:span><text:span text:style-name="T30"> </text:span><text:span text:style-name="T32">"</text:span><text:span text:style-name="T33">введен</text:span><text:span text:style-name="T32"> list1: "</text:span><text:span text:style-name="T30"> </text:span><text:span text:style-name="T39">&lt;&lt;</text:span><text:span text:style-name="T30"> endl;</text:span></text:p>
      <text:p text:style-name="P4"><text:tab/>write_lisp(s1);</text:p>
      <text:p text:style-name="P3"><text:span text:style-name="T30"><text:tab/>cout </text:span><text:span text:style-name="T39">&lt;&lt;</text:span><text:span text:style-name="T30"> endl;</text:span></text:p>
      <text:p text:style-name="P3"><text:span text:style-name="T30"><text:tab/>cout </text:span><text:span text:style-name="T39">&lt;&lt;</text:span><text:span text:style-name="T30"> </text:span><text:span text:style-name="T32">"change:\n"</text:span><text:span text:style-name="T30">;</text:span></text:p>
      <text:p text:style-name="P4"><text:s/>change(s1,s1, s4, head,k);</text:p>
      <text:p text:style-name="P3"><text:span text:style-name="T30"><text:tab/></text:span><text:span text:style-name="T26">//write_lisp();</text:span></text:p>
      <text:p text:style-name="P3"><text:span text:style-name="T30"><text:s/>cout </text:span><text:span text:style-name="T39">&lt;&lt;</text:span><text:span text:style-name="T30"> k </text:span><text:span text:style-name="T39">&lt;&lt;</text:span><text:span text:style-name="T30"> endl;</text:span></text:p>
      <text:p text:style-name="P3"><text:span text:style-name="T30"><text:s/></text:span><text:span text:style-name="T34">if</text:span><text:span text:style-name="T30"> (k == 0) {</text:span></text:p>
      <text:p text:style-name="P3"><text:span text:style-name="T30"><text:tab/> cout </text:span><text:span text:style-name="T39">&lt;&lt;</text:span><text:span text:style-name="T30"> </text:span><text:span text:style-name="T32">"()"</text:span><text:span text:style-name="T30">; system(</text:span><text:span text:style-name="T32">"pause"</text:span><text:span text:style-name="T30">); </text:span><text:span text:style-name="T34">return</text:span><text:span text:style-name="T30"> 0;</text:span></text:p>
      <text:p text:style-name="P4"><text:s/>};</text:p>
      <text:p text:style-name="P3"><text:span text:style-name="T30"><text:s/>s4-&gt;tail = </text:span><text:span text:style-name="T34">nullptr</text:span><text:span text:style-name="T30">;</text:span></text:p>
      <text:p text:style-name="P3"><text:soft-page-break/><text:span text:style-name="T30"><text:s/></text:span><text:span text:style-name="T26">//write_l(head);</text:span></text:p>
      <text:p text:style-name="P3"><text:span text:style-name="T30"><text:tab/>cout </text:span><text:span text:style-name="T39">&lt;&lt;</text:span><text:span text:style-name="T30"> </text:span><text:span text:style-name="T32">"flatten </text:span><text:span text:style-name="T33">списка</text:span><text:span text:style-name="T32"> = "</text:span><text:span text:style-name="T30"> </text:span><text:span text:style-name="T39">&lt;&lt;</text:span><text:span text:style-name="T30"> endl;</text:span></text:p>
      <text:p text:style-name="P3"><text:span text:style-name="T30"><text:tab/>s3 = </text:span><text:span text:style-name="T34">nullptr</text:span><text:span text:style-name="T30">;</text:span></text:p>
      <text:p text:style-name="P4"><text:tab/>s3 = f(s1, s3,head);</text:p>
      <text:p text:style-name="P53">//<text:tab/>s3 = flatten1(s1,head);</text:p>
      <text:p text:style-name="P4"><text:tab/></text:p>
      <text:p text:style-name="P4"><text:tab/>write_lisp(s3);</text:p>
      <text:p text:style-name="P3"><text:span text:style-name="T30"><text:tab/>cout </text:span><text:span text:style-name="T39">&lt;&lt;</text:span><text:span text:style-name="T30"> endl;</text:span></text:p>
      <text:p text:style-name="P4"><text:tab/></text:p>
      <text:p text:style-name="P3"><text:span text:style-name="T30"><text:tab/>system(</text:span><text:span text:style-name="T32">"pause"</text:span><text:span text:style-name="T30">);</text:span></text:p>
      <text:p text:style-name="P3"><text:span text:style-name="T30"><text:tab/></text:span><text:span text:style-name="T34">return</text:span><text:span text:style-name="T30"> 0;</text:span></text:p>
      <text:p text:style-name="P4">}</text:p>
      <text:p text:style-name="P53">//</text:p>
      <text:p text:style-name="P3"><text:span text:style-name="T36">p</text:span><text:span text:style-name="T30"> change( </text:span><text:span text:style-name="T36">lisp</text:span><text:span text:style-name="T30"> </text:span><text:span text:style-name="T28">x</text:span><text:span text:style-name="T30">, </text:span><text:span text:style-name="T36">lisp</text:span><text:span text:style-name="T30"> </text:span><text:span text:style-name="T28">s1</text:span><text:span text:style-name="T30">,</text:span><text:span text:style-name="T36">p</text:span><text:span text:style-name="T30"> &amp;</text:span><text:span text:style-name="T28">t</text:span><text:span text:style-name="T30">, </text:span><text:span text:style-name="T36">p</text:span><text:span text:style-name="T30"> &amp;</text:span><text:span text:style-name="T28">head</text:span><text:span text:style-name="T30">,</text:span><text:span text:style-name="T34">int</text:span><text:span text:style-name="T30"> &amp;</text:span><text:span text:style-name="T28">k</text:span><text:span text:style-name="T30">)</text:span></text:p>
      <text:p text:style-name="P3"><text:span text:style-name="T31"><text:tab/></text:span><text:span text:style-name="T37">p</text:span><text:span text:style-name="T31"> u;</text:span></text:p>
      <text:p text:style-name="P3"><text:span text:style-name="T30"><text:tab/></text:span><text:span text:style-name="T34">if</text:span><text:span text:style-name="T30"> (isNull(</text:span><text:span text:style-name="T28">x</text:span><text:span text:style-name="T30">)) cout </text:span><text:span text:style-name="T39">&lt;&lt;</text:span><text:span text:style-name="T30"> </text:span><text:span text:style-name="T32">" ()"</text:span><text:span text:style-name="T30">;</text:span></text:p>
      <text:p text:style-name="P3"><text:span text:style-name="T30"><text:tab/></text:span><text:span text:style-name="T34">else</text:span><text:span text:style-name="T30"> </text:span><text:span text:style-name="T34">if</text:span><text:span text:style-name="T30"> (isAtom(</text:span><text:span text:style-name="T28">x</text:span><text:span text:style-name="T30">)) {</text:span></text:p>
      <text:p text:style-name="P4"><text:tab/><text:tab/></text:p>
      <text:p text:style-name="P3"><text:span text:style-name="T30"><text:tab/><text:tab/></text:span><text:span text:style-name="T34">int</text:span><text:span text:style-name="T30"> r1 = 0;</text:span></text:p>
      <text:p text:style-name="P3"><text:span text:style-name="T30"><text:tab/><text:tab/><text:tab/></text:span><text:span text:style-name="T34">bool</text:span><text:span text:style-name="T30"> found = </text:span><text:span text:style-name="T34">false</text:span><text:span text:style-name="T30">;</text:span></text:p>
      <text:p text:style-name="P3"><text:span text:style-name="T30"><text:tab/><text:tab/><text:tab/>find1(</text:span><text:span text:style-name="T28">s1</text:span><text:span text:style-name="T30">, </text:span><text:span text:style-name="T28">x</text:span><text:span text:style-name="T30">-&gt;node.atom, found,r1);</text:span></text:p>
      <text:p text:style-name="P4"><text:tab/><text:tab/><text:tab/></text:p>
      <text:p text:style-name="P3"><text:span text:style-name="T30"><text:tab/><text:tab/><text:tab/><text:tab/></text:span><text:span text:style-name="T34">if</text:span><text:span text:style-name="T30"> (found == </text:span><text:span text:style-name="T34">false</text:span><text:span text:style-name="T30">) {</text:span></text:p>
      <text:p text:style-name="P3"><text:span text:style-name="T30"><text:tab/><text:tab/><text:tab/><text:tab/><text:tab/></text:span><text:span text:style-name="T28">k</text:span><text:span text:style-name="T30">++;</text:span></text:p>
      <text:p text:style-name="P3"><text:span text:style-name="T30"><text:tab/><text:tab/><text:tab/><text:tab/><text:tab/>u = </text:span><text:span text:style-name="T34">new</text:span><text:span text:style-name="T30"> (</text:span><text:span text:style-name="T36">n</text:span><text:span text:style-name="T30">);</text:span></text:p>
      <text:p text:style-name="P3"><text:span text:style-name="T30"><text:tab/><text:tab/><text:tab/><text:tab/><text:tab/></text:span><text:span text:style-name="T35">if</text:span><text:span text:style-name="T31"> (</text:span><text:span text:style-name="T29">k</text:span><text:span text:style-name="T31"> == 1) </text:span><text:span text:style-name="T29">head</text:span><text:span text:style-name="T31"> = u;</text:span></text:p>
      <text:p text:style-name="P3"><text:span text:style-name="T31"><text:tab/><text:tab/><text:tab/><text:tab/><text:tab/></text:span><text:span text:style-name="T34">if</text:span><text:span text:style-name="T30"> (</text:span><text:span text:style-name="T28">k</text:span><text:span text:style-name="T30"> &gt; 1) </text:span><text:span text:style-name="T28">t</text:span><text:span text:style-name="T30">-&gt;tail = u;</text:span></text:p>
      <text:p text:style-name="P3"><text:span text:style-name="T30"><text:tab/><text:tab/><text:tab/><text:tab/><text:tab/></text:span><text:span text:style-name="T28">t</text:span><text:span text:style-name="T30"> = u;</text:span></text:p>
      <text:p text:style-name="P3"><text:span text:style-name="T30"><text:tab/><text:tab/><text:tab/><text:tab/><text:tab/></text:span><text:span text:style-name="T28">t</text:span><text:span text:style-name="T30">-&gt;tail = </text:span><text:span text:style-name="T34">nullptr</text:span><text:span text:style-name="T30">;</text:span></text:p>
      <text:p text:style-name="P3"><text:span text:style-name="T30"><text:tab/><text:tab/><text:tab/><text:tab/><text:tab/></text:span><text:span text:style-name="T28">t</text:span><text:span text:style-name="T30">-&gt;ch = </text:span><text:span text:style-name="T28">x</text:span><text:span text:style-name="T30">-&gt;node.atom;</text:span></text:p>
      <text:p text:style-name="P4"><text:tab/><text:tab/><text:tab/><text:tab/>}</text:p>
      <text:p text:style-name="P4"><text:tab/><text:tab/></text:p>
      <text:p text:style-name="P4"><text:tab/><text:tab/><text:tab/></text:p>
      <text:p text:style-name="P3"><text:span text:style-name="T30"><text:tab/><text:tab/> </text:span><text:span text:style-name="T34">return</text:span><text:span text:style-name="T30"> </text:span><text:span text:style-name="T34">nullptr</text:span><text:span text:style-name="T30">;</text:span></text:p>
      <text:p text:style-name="P4"><text:tab/>}</text:p>
      <text:p text:style-name="P3"><text:span text:style-name="T30"><text:tab/></text:span><text:span text:style-name="T34">else</text:span><text:span text:style-name="T30"> {</text:span></text:p>
      <text:p text:style-name="P3"><text:span text:style-name="T30"><text:tab/><text:tab/>change_seq(</text:span><text:span text:style-name="T28">x</text:span><text:span text:style-name="T30">,</text:span><text:span text:style-name="T28">s1</text:span><text:span text:style-name="T30">,</text:span><text:span text:style-name="T28">t</text:span><text:span text:style-name="T30">,</text:span><text:span text:style-name="T28">head</text:span><text:span text:style-name="T30">,</text:span><text:span text:style-name="T28">k</text:span><text:span text:style-name="T30">);</text:span></text:p>
      <text:p text:style-name="P3"><text:span text:style-name="T30"><text:tab/><text:tab/></text:span><text:span text:style-name="T34">return</text:span><text:span text:style-name="T30"> </text:span><text:span text:style-name="T28">t</text:span><text:span text:style-name="T30">;</text:span></text:p>
      <text:p text:style-name="P4"><text:tab/>}</text:p>
      <text:p text:style-name="P4">} </text:p>
      <text:p text:style-name="P3"><text:span text:style-name="T34">void</text:span><text:span text:style-name="T30"> change_seq( </text:span><text:span text:style-name="T36">lisp</text:span><text:span text:style-name="T30"> </text:span><text:span text:style-name="T28">x</text:span><text:span text:style-name="T30">, </text:span><text:span text:style-name="T36">lisp</text:span><text:span text:style-name="T30"> </text:span><text:span text:style-name="T28">s1</text:span><text:span text:style-name="T30">,</text:span><text:span text:style-name="T36">p</text:span><text:span text:style-name="T30"> &amp;</text:span><text:span text:style-name="T28">t</text:span><text:span text:style-name="T30">, </text:span><text:span text:style-name="T36">p</text:span><text:span text:style-name="T30"> &amp;</text:span><text:span text:style-name="T28">head1</text:span><text:span text:style-name="T30">,</text:span><text:span text:style-name="T34">int</text:span><text:span text:style-name="T30"> &amp;</text:span><text:span text:style-name="T28">k</text:span><text:span text:style-name="T30">)</text:span></text:p>
      <text:p text:style-name="P4">{</text:p>
      <text:p text:style-name="P3"><text:span text:style-name="T30"><text:tab/></text:span><text:span text:style-name="T34">if</text:span><text:span text:style-name="T30"> (!isNull(</text:span><text:span text:style-name="T28">x</text:span><text:span text:style-name="T30">)) {</text:span></text:p>
      <text:p text:style-name="P3"><text:span text:style-name="T30"><text:tab/><text:tab/>change(head(</text:span><text:span text:style-name="T28">x</text:span><text:span text:style-name="T30">),</text:span><text:span text:style-name="T28">s1</text:span><text:span text:style-name="T30">,</text:span><text:span text:style-name="T28">t</text:span><text:span text:style-name="T30">,</text:span><text:span text:style-name="T28">head1</text:span><text:span text:style-name="T30">,</text:span><text:span text:style-name="T28">k</text:span><text:span text:style-name="T30">);</text:span></text:p>
      <text:p text:style-name="P3"><text:span text:style-name="T30"><text:tab/><text:tab/>change_seq(tail(</text:span><text:span text:style-name="T28">x</text:span><text:span text:style-name="T30">),</text:span><text:span text:style-name="T28">s1</text:span><text:span text:style-name="T30">,</text:span><text:span text:style-name="T28">t</text:span><text:span text:style-name="T30">,</text:span><text:span text:style-name="T28">head1</text:span><text:span text:style-name="T30">,</text:span><text:span text:style-name="T28">k</text:span><text:span text:style-name="T30">);</text:span></text:p>
      <text:p text:style-name="P4"/>
      <text:p text:style-name="P4"><text:tab/>}</text:p>
      <text:p text:style-name="P4">}</text:p>
      <text:p text:style-name="P1">Файл<text:span text:style-name="T23"> </text:span><text:span text:style-name="T28">#include</text:span><text:span text:style-name="T30"> </text:span><text:span text:style-name="T32">"l_intrfc.h"</text:span></text:p>
      <text:p text:style-name="P5"/>
      <text:p text:style-name="P3"><text:span text:style-name="T28">#ifndef</text:span><text:span text:style-name="T30"> </text:span><text:span text:style-name="T38">L_INTRFC_H</text:span></text:p>
      <text:p text:style-name="P3"><text:span text:style-name="T28">#define</text:span><text:span text:style-name="T30"> L_INTRFC_H</text:span></text:p>
      <text:p text:style-name="P4"/>
      <text:p text:style-name="P4"/>
      <text:p text:style-name="P4"/>
      <text:p text:style-name="P3"><text:span text:style-name="T34">namespace</text:span><text:span text:style-name="T30"> h_list</text:span></text:p>
      <text:p text:style-name="P4">{</text:p>
      <text:p text:style-name="P3"><text:span text:style-name="T30"><text:s text:c="4"/></text:span><text:span text:style-name="T34">typedef</text:span><text:span text:style-name="T30"> </text:span><text:span text:style-name="T34">char</text:span><text:span text:style-name="T30"> base;<text:tab/></text:span><text:span text:style-name="T26">// </text:span><text:span text:style-name="T25">базовый</text:span><text:span text:style-name="T26"> </text:span><text:span text:style-name="T25">тип</text:span><text:span text:style-name="T26"> </text:span><text:span text:style-name="T25">элементов</text:span><text:span text:style-name="T26"> (</text:span><text:span text:style-name="T25">атомов</text:span><text:span text:style-name="T26">)</text:span></text:p>
      <text:p text:style-name="P4"/>
      <text:p text:style-name="P3"><text:span text:style-name="T30"><text:s text:c="4"/></text:span><text:span text:style-name="T34">struct</text:span><text:span text:style-name="T30"> s_expr;</text:span></text:p>
      <text:p text:style-name="P3"><text:span text:style-name="T30"><text:s text:c="4"/></text:span><text:span text:style-name="T34">struct</text:span><text:span text:style-name="T30"> <text:s/>two_ptr</text:span></text:p>
      <text:p text:style-name="P4"><text:s text:c="8"/>{</text:p>
      <text:p text:style-name="P4"><text:s text:c="8"/>s_expr *hd;</text:p>
      <text:p text:style-name="P4"><text:s text:c="8"/>s_expr *tl;</text:p>
      <text:p text:style-name="P3"><text:span text:style-name="T30"><text:s text:c="4"/>} ;<text:tab/></text:span><text:span text:style-name="T26">//end two_ptr;</text:span></text:p>
      <text:p text:style-name="P4"><text:soft-page-break/></text:p>
      <text:p text:style-name="P3"><text:span text:style-name="T30"><text:s text:c="4"/></text:span><text:span text:style-name="T34">struct</text:span><text:span text:style-name="T30"> s_expr {</text:span></text:p>
      <text:p text:style-name="P3"><text:span text:style-name="T30"><text:s text:c="8"/></text:span><text:span text:style-name="T34">bool</text:span><text:span text:style-name="T30"> tag; </text:span><text:span text:style-name="T26">// true: atom, false: pair</text:span></text:p>
      <text:p text:style-name="P3"><text:span text:style-name="T30"><text:s text:c="8"/></text:span><text:span text:style-name="T34">union</text:span></text:p>
      <text:p text:style-name="P4"><text:s text:c="12"/>{</text:p>
      <text:p text:style-name="P4"><text:s text:c="12"/>base atom;</text:p>
      <text:p text:style-name="P4"><text:s text:c="12"/>two_ptr pair;</text:p>
      <text:p text:style-name="P3"><text:span text:style-name="T30"><text:s text:c="8"/>} node;<text:tab/><text:tab/></text:span><text:span text:style-name="T26">//end union node</text:span></text:p>
      <text:p text:style-name="P3"><text:span text:style-name="T30"><text:s text:c="4"/>};<text:tab/><text:tab/><text:tab/></text:span><text:span text:style-name="T26">//end s_expr</text:span></text:p>
      <text:p text:style-name="P4"/>
      <text:p text:style-name="P3"><text:span text:style-name="T30"><text:s text:c="4"/></text:span><text:span text:style-name="T34">typedef</text:span><text:span text:style-name="T30"> s_expr *lisp;</text:span></text:p>
      <text:p text:style-name="P4"/>
      <text:p text:style-name="P3"><text:span text:style-name="T26">// </text:span><text:span text:style-name="T25">функции</text:span></text:p>
      <text:p text:style-name="P3"><text:span text:style-name="T30"><text:s text:c="4"/></text:span><text:span text:style-name="T34">void</text:span><text:span text:style-name="T30"> print_s_expr( lisp s );</text:span></text:p>
      <text:p text:style-name="P3"><text:span text:style-name="T30"><text:s text:c="4"/></text:span><text:span text:style-name="T26">// </text:span><text:span text:style-name="T25">базовые</text:span><text:span text:style-name="T26"> </text:span><text:span text:style-name="T25">функции</text:span><text:span text:style-name="T26">:</text:span></text:p>
      <text:p text:style-name="P3"><text:span text:style-name="T30"><text:s text:c="4"/>lisp head (</text:span><text:span text:style-name="T34">const</text:span><text:span text:style-name="T30"> lisp s);</text:span></text:p>
      <text:p text:style-name="P3"><text:span text:style-name="T30"><text:s text:c="4"/>lisp tail (</text:span><text:span text:style-name="T34">const</text:span><text:span text:style-name="T30"> lisp s);</text:span></text:p>
      <text:p text:style-name="P3"><text:span text:style-name="T30"><text:s text:c="4"/>lisp cons (</text:span><text:span text:style-name="T34">const</text:span><text:span text:style-name="T30"> lisp h, </text:span><text:span text:style-name="T34">const</text:span><text:span text:style-name="T30"> lisp t);</text:span></text:p>
      <text:p text:style-name="P3"><text:span text:style-name="T30"><text:s text:c="4"/>lisp make_atom (</text:span><text:span text:style-name="T34">const</text:span><text:span text:style-name="T30"> base x);</text:span></text:p>
      <text:p text:style-name="P3"><text:span text:style-name="T30"><text:s text:c="4"/></text:span><text:span text:style-name="T34">bool</text:span><text:span text:style-name="T30"> isAtom (</text:span><text:span text:style-name="T34">const</text:span><text:span text:style-name="T30"> lisp s);</text:span></text:p>
      <text:p text:style-name="P3"><text:span text:style-name="T30"><text:s text:c="4"/></text:span><text:span text:style-name="T34">bool</text:span><text:span text:style-name="T30"> isNull (</text:span><text:span text:style-name="T34">const</text:span><text:span text:style-name="T30"> lisp s);</text:span></text:p>
      <text:p text:style-name="P3"><text:span text:style-name="T30"><text:s text:c="4"/></text:span><text:span text:style-name="T34">void</text:span><text:span text:style-name="T30"> destroy (lisp s);</text:span></text:p>
      <text:p text:style-name="P4"/>
      <text:p text:style-name="P3"><text:span text:style-name="T30"><text:s text:c="4"/>base getAtom (</text:span><text:span text:style-name="T34">const</text:span><text:span text:style-name="T30"> lisp s);</text:span></text:p>
      <text:p text:style-name="P4"/>
      <text:p text:style-name="P3"><text:span text:style-name="T30"><text:s text:c="4"/></text:span><text:span text:style-name="T26">// </text:span><text:span text:style-name="T25">функции</text:span><text:span text:style-name="T26"> </text:span><text:span text:style-name="T25">ввода</text:span><text:span text:style-name="T26">:</text:span></text:p>
      <text:p text:style-name="P3"><text:span text:style-name="T30"><text:s text:c="4"/></text:span><text:span text:style-name="T34">void</text:span><text:span text:style-name="T30"> read_lisp ( lisp&amp; y);<text:tab/><text:tab/><text:tab/></text:span><text:span text:style-name="T26">// </text:span><text:span text:style-name="T25">основная</text:span></text:p>
      <text:p text:style-name="P3"><text:span text:style-name="T30"><text:s text:c="4"/></text:span><text:span text:style-name="T34">void</text:span><text:span text:style-name="T30"> read_s_expr (base prev, lisp&amp; y);</text:span></text:p>
      <text:p text:style-name="P3"><text:span text:style-name="T30"><text:s text:c="4"/></text:span><text:span text:style-name="T34">void</text:span><text:span text:style-name="T30"> read_seq ( lisp&amp; y);</text:span></text:p>
      <text:p text:style-name="P4"/>
      <text:p text:style-name="P3"><text:span text:style-name="T30"><text:s text:c="4"/></text:span><text:span text:style-name="T26">// </text:span><text:span text:style-name="T25">функции</text:span><text:span text:style-name="T26"> </text:span><text:span text:style-name="T25">вывода</text:span><text:span text:style-name="T26">:</text:span></text:p>
      <text:p text:style-name="P3"><text:span text:style-name="T30"><text:s text:c="4"/></text:span><text:span text:style-name="T34">void</text:span><text:span text:style-name="T30"> write_lisp (</text:span><text:span text:style-name="T34">const</text:span><text:span text:style-name="T30"> lisp x);<text:tab/><text:tab/></text:span><text:span text:style-name="T26">// </text:span><text:span text:style-name="T25">основная</text:span></text:p>
      <text:p text:style-name="P3"><text:span text:style-name="T30"><text:s text:c="4"/></text:span><text:span text:style-name="T34">void</text:span><text:span text:style-name="T30"> write_seq (</text:span><text:span text:style-name="T34">const</text:span><text:span text:style-name="T30"> lisp x);</text:span></text:p>
      <text:p text:style-name="P4"/>
      <text:p text:style-name="P3"><text:span text:style-name="T30"><text:s text:c="4"/>lisp copy_lisp (</text:span><text:span text:style-name="T34">const</text:span><text:span text:style-name="T30"> lisp x);</text:span></text:p>
      <text:p text:style-name="P4"/>
      <text:p text:style-name="P3"><text:span text:style-name="T30">} </text:span><text:span text:style-name="T26">// end of namespace h_list</text:span></text:p>
      <text:p text:style-name="P4"/>
      <text:p text:style-name="P4"/>
      <text:p text:style-name="P53">// continue of namespace h_list</text:p>
      <text:p text:style-name="P3"><text:span text:style-name="T28">#include</text:span><text:span text:style-name="T30"> </text:span><text:span text:style-name="T32">"l_intrfc.h"</text:span></text:p>
      <text:p text:style-name="P3"><text:span text:style-name="T28">#include</text:span><text:span text:style-name="T30"> </text:span><text:span text:style-name="T32">&lt;iostream&gt;</text:span></text:p>
      <text:p text:style-name="P3"><text:span text:style-name="T28">#include</text:span><text:span text:style-name="T30"> </text:span><text:span text:style-name="T32">&lt;cstdlib&gt;</text:span></text:p>
      <text:p text:style-name="P4"/>
      <text:p text:style-name="P3"><text:span text:style-name="T34">using</text:span><text:span text:style-name="T30"> </text:span><text:span text:style-name="T34">namespace</text:span><text:span text:style-name="T30"> std;</text:span></text:p>
      <text:p text:style-name="P3"><text:span text:style-name="T34">namespace</text:span><text:span text:style-name="T30"> h_list</text:span></text:p>
      <text:p text:style-name="P4">{</text:p>
      <text:p text:style-name="P4"/>
      <text:p text:style-name="P53">//....................................</text:p>
      <text:p text:style-name="P3"><text:span text:style-name="T30"><text:s text:c="4"/>lisp head (</text:span><text:span text:style-name="T34">const</text:span><text:span text:style-name="T30"> lisp s)</text:span></text:p>
      <text:p text:style-name="P3"><text:span text:style-name="T30"><text:s text:c="4"/>{</text:span><text:span text:style-name="T26">// PreCondition: not null (s)</text:span></text:p>
      <text:p text:style-name="P3"><text:span text:style-name="T30"><text:s text:c="8"/></text:span><text:span text:style-name="T34">if</text:span><text:span text:style-name="T30"> (s != NULL) </text:span><text:span text:style-name="T34">if</text:span><text:span text:style-name="T30"> (!isAtom(s))<text:tab/></text:span><text:span text:style-name="T34">return</text:span><text:span text:style-name="T30"> s-&gt;node.pair.hd;</text:span></text:p>
      <text:p text:style-name="P3"><text:span text:style-name="T30"><text:s text:c="12"/></text:span><text:span text:style-name="T34">else</text:span><text:span text:style-name="T30"> { cerr &lt;&lt; </text:span><text:span text:style-name="T32">"Error: Head(atom) \n"</text:span><text:span text:style-name="T30">; exit(1); }</text:span></text:p>
      <text:p text:style-name="P3"><text:span text:style-name="T30"><text:s text:c="8"/></text:span><text:span text:style-name="T34">else</text:span><text:span text:style-name="T30"> { cerr &lt;&lt; </text:span><text:span text:style-name="T32">"Error: Head(nil) \n"</text:span><text:span text:style-name="T30">;</text:span></text:p>
      <text:p text:style-name="P4"><text:s text:c="12"/>exit(1);</text:p>
      <text:p text:style-name="P4"><text:s text:c="8"/>}</text:p>
      <text:p text:style-name="P4"><text:s text:c="4"/>}</text:p>
      <text:p text:style-name="P53">//.......................................</text:p>
      <text:p text:style-name="P3"><text:span text:style-name="T30"><text:s text:c="4"/></text:span><text:span text:style-name="T34">bool</text:span><text:span text:style-name="T30"> isAtom (</text:span><text:span text:style-name="T34">const</text:span><text:span text:style-name="T30"> lisp s)</text:span></text:p>
      <text:p text:style-name="P3"><text:span text:style-name="T30"><text:s text:c="4"/>{<text:tab/></text:span><text:span text:style-name="T34">if</text:span><text:span text:style-name="T30">(s == </text:span><text:span text:style-name="T34">nullptr</text:span><text:span text:style-name="T30">) </text:span><text:span text:style-name="T34">return</text:span><text:span text:style-name="T30"> </text:span><text:span text:style-name="T34">false</text:span><text:span text:style-name="T30">;</text:span></text:p>
      <text:p text:style-name="P3"><text:span text:style-name="T30"><text:s text:c="4"/></text:span><text:span text:style-name="T34">else</text:span><text:span text:style-name="T30"> </text:span><text:span text:style-name="T34">return</text:span><text:span text:style-name="T30"> (s -&gt; tag);</text:span></text:p>
      <text:p text:style-name="P4"><text:s text:c="4"/>}</text:p>
      <text:p text:style-name="P53">//.......................................</text:p>
      <text:p text:style-name="P3"><text:span text:style-name="T30"><text:s text:c="4"/></text:span><text:span text:style-name="T34">bool</text:span><text:span text:style-name="T30"> isNull (</text:span><text:span text:style-name="T34">const</text:span><text:span text:style-name="T30"> lisp s)</text:span></text:p>
      <text:p text:style-name="P3"><text:span text:style-name="T30"><text:s text:c="4"/>{ </text:span><text:span text:style-name="T34">return</text:span><text:span text:style-name="T30"> s==NULL;</text:span></text:p>
      <text:p text:style-name="P4"><text:soft-page-break/><text:s text:c="4"/>}</text:p>
      <text:p text:style-name="P53">//.......................................</text:p>
      <text:p text:style-name="P3"><text:span text:style-name="T30"><text:s text:c="4"/>lisp tail (</text:span><text:span text:style-name="T34">const</text:span><text:span text:style-name="T30"> lisp s)</text:span></text:p>
      <text:p text:style-name="P3"><text:span text:style-name="T30">{</text:span><text:span text:style-name="T26">// PreCondition: not null (s)</text:span></text:p>
      <text:p text:style-name="P3"><text:span text:style-name="T30"><text:s text:c="8"/></text:span><text:span text:style-name="T34">if</text:span><text:span text:style-name="T30"> (s != NULL) </text:span><text:span text:style-name="T34">if</text:span><text:span text:style-name="T30"> (!isAtom(s))<text:tab/></text:span><text:span text:style-name="T34">return</text:span><text:span text:style-name="T30"> s-&gt;node.pair.tl;</text:span></text:p>
      <text:p text:style-name="P3"><text:span text:style-name="T30"><text:s text:c="12"/></text:span><text:span text:style-name="T34">else</text:span><text:span text:style-name="T30"> { cerr &lt;&lt; </text:span><text:span text:style-name="T32">"Error: Tail(atom) \n"</text:span><text:span text:style-name="T30">; exit(1); }</text:span></text:p>
      <text:p text:style-name="P3"><text:span text:style-name="T30"><text:s text:c="8"/></text:span><text:span text:style-name="T34">else</text:span><text:span text:style-name="T30"> { cerr &lt;&lt; </text:span><text:span text:style-name="T32">"Error: Tail(nil) \n"</text:span><text:span text:style-name="T30">;</text:span></text:p>
      <text:p text:style-name="P4"><text:s text:c="12"/>exit(1);</text:p>
      <text:p text:style-name="P4"><text:s text:c="8"/>}</text:p>
      <text:p text:style-name="P4"><text:s text:c="4"/>}</text:p>
      <text:p text:style-name="P53">//.......................................</text:p>
      <text:p text:style-name="P3"><text:span text:style-name="T30"><text:s text:c="4"/>lisp cons (</text:span><text:span text:style-name="T34">const</text:span><text:span text:style-name="T30"> lisp h, </text:span><text:span text:style-name="T34">const</text:span><text:span text:style-name="T30"> lisp t)</text:span></text:p>
      <text:p text:style-name="P3"><text:span text:style-name="T30"><text:s text:c="4"/></text:span><text:span text:style-name="T26">// PreCondition: not isAtom (t)</text:span></text:p>
      <text:p text:style-name="P4"><text:s text:c="4"/>{lisp p;</text:p>
      <text:p text:style-name="P3"><text:span text:style-name="T30"><text:s text:c="4"/></text:span><text:span text:style-name="T34">if</text:span><text:span text:style-name="T30"> (isAtom(t)) { cerr &lt;&lt; </text:span><text:span text:style-name="T32">"Error: Cons(*, atom)\n"</text:span><text:span text:style-name="T30">; exit(1);}</text:span></text:p>
      <text:p text:style-name="P3"><text:span text:style-name="T30"><text:s text:c="4"/></text:span><text:span text:style-name="T34">else</text:span><text:span text:style-name="T30"> {</text:span></text:p>
      <text:p text:style-name="P3"><text:span text:style-name="T30"><text:s text:c="8"/>p = </text:span><text:span text:style-name="T34">new</text:span><text:span text:style-name="T30"> s_expr;</text:span></text:p>
      <text:p text:style-name="P3"><text:span text:style-name="T30"><text:s text:c="8"/></text:span><text:span text:style-name="T34">if</text:span><text:span text:style-name="T30"> ( p == NULL)<text:tab/>{cerr &lt;&lt; </text:span><text:span text:style-name="T32">"Memory not enough\n"</text:span><text:span text:style-name="T30">; exit(1); }</text:span></text:p>
      <text:p text:style-name="P3"><text:span text:style-name="T30"><text:s text:c="8"/></text:span><text:span text:style-name="T34">else</text:span><text:span text:style-name="T30"> {</text:span></text:p>
      <text:p text:style-name="P3"><text:span text:style-name="T30"><text:s text:c="12"/>p-&gt;tag = </text:span><text:span text:style-name="T34">false</text:span><text:span text:style-name="T30">;</text:span></text:p>
      <text:p text:style-name="P4"><text:s text:c="12"/>p-&gt;node.pair.hd = h;</text:p>
      <text:p text:style-name="P4"><text:s text:c="12"/>p-&gt;node.pair.tl = t;</text:p>
      <text:p text:style-name="P3"><text:span text:style-name="T30"><text:s text:c="12"/></text:span><text:span text:style-name="T34">return</text:span><text:span text:style-name="T30"> p;</text:span></text:p>
      <text:p text:style-name="P4"><text:s text:c="8"/>}</text:p>
      <text:p text:style-name="P4"><text:s text:c="4"/>}</text:p>
      <text:p text:style-name="P4"><text:s text:c="4"/>}</text:p>
      <text:p text:style-name="P53">//...........................</text:p>
      <text:p text:style-name="P3"><text:span text:style-name="T30"><text:s text:c="4"/>lisp make_atom (</text:span><text:span text:style-name="T34">const</text:span><text:span text:style-name="T30"> base x)</text:span></text:p>
      <text:p text:style-name="P4"><text:s text:c="4"/>{<text:tab/>lisp s;</text:p>
      <text:p text:style-name="P3"><text:span text:style-name="T30"><text:s text:c="8"/>s = </text:span><text:span text:style-name="T34">new</text:span><text:span text:style-name="T30"> s_expr;</text:span></text:p>
      <text:p text:style-name="P3"><text:span text:style-name="T30"><text:s text:c="8"/>s -&gt; tag = </text:span><text:span text:style-name="T34">true</text:span><text:span text:style-name="T30">;</text:span></text:p>
      <text:p text:style-name="P4"><text:s text:c="8"/>s-&gt;node.atom = x;</text:p>
      <text:p text:style-name="P3"><text:span text:style-name="T30"><text:s text:c="8"/></text:span><text:span text:style-name="T34">return</text:span><text:span text:style-name="T30"> s;</text:span></text:p>
      <text:p text:style-name="P4"><text:s text:c="4"/>}</text:p>
      <text:p text:style-name="P4"/>
      <text:p text:style-name="P53">//...........................</text:p>
      <text:p text:style-name="P3"><text:span text:style-name="T30"><text:s text:c="4"/></text:span><text:span text:style-name="T34">void</text:span><text:span text:style-name="T30"> destroy (lisp s)</text:span></text:p>
      <text:p text:style-name="P4"><text:s text:c="4"/>{</text:p>
      <text:p text:style-name="P3"><text:span text:style-name="T30"><text:s text:c="4"/></text:span><text:span text:style-name="T34">if</text:span><text:span text:style-name="T30"> ( s != NULL) {</text:span></text:p>
      <text:p text:style-name="P3"><text:span text:style-name="T30"><text:s text:c="8"/></text:span><text:span text:style-name="T34">if</text:span><text:span text:style-name="T30"> (!isAtom(s)) {</text:span></text:p>
      <text:p text:style-name="P4"><text:s text:c="12"/>destroy ( head (s));</text:p>
      <text:p text:style-name="P4"><text:s text:c="12"/>destroy ( tail(s));</text:p>
      <text:p text:style-name="P4"><text:s text:c="8"/>}</text:p>
      <text:p text:style-name="P3"><text:span text:style-name="T30"><text:s text:c="8"/></text:span><text:span text:style-name="T34">delete</text:span><text:span text:style-name="T30"> s;</text:span></text:p>
      <text:p text:style-name="P3"><text:span text:style-name="T30"><text:s text:c="8"/></text:span><text:span text:style-name="T26">// s = NULL;</text:span></text:p>
      <text:p text:style-name="P4"><text:s text:c="4"/>};</text:p>
      <text:p text:style-name="P4"><text:s text:c="4"/>}</text:p>
      <text:p text:style-name="P53">//...........................</text:p>
      <text:p text:style-name="P3"><text:span text:style-name="T30"><text:s text:c="4"/>base getAtom (</text:span><text:span text:style-name="T34">const</text:span><text:span text:style-name="T30"> lisp s)</text:span></text:p>
      <text:p text:style-name="P4"><text:s text:c="4"/>{</text:p>
      <text:p text:style-name="P3"><text:span text:style-name="T30"><text:s text:c="8"/></text:span><text:span text:style-name="T34">if</text:span><text:span text:style-name="T30"> (!isAtom(s)) { cerr &lt;&lt; </text:span><text:span text:style-name="T32">"Error: getAtom(s) for !isAtom(s) \n"</text:span><text:span text:style-name="T30">; exit(1);}</text:span></text:p>
      <text:p text:style-name="P3"><text:span text:style-name="T30"><text:s text:c="8"/></text:span><text:span text:style-name="T34">else</text:span><text:span text:style-name="T30"> </text:span><text:span text:style-name="T34">return</text:span><text:span text:style-name="T30"> (s-&gt;node.atom);</text:span></text:p>
      <text:p text:style-name="P4"><text:s text:c="4"/>}</text:p>
      <text:p text:style-name="P4"/>
      <text:p text:style-name="P4"/>
      <text:p text:style-name="P53">//...........................</text:p>
      <text:p text:style-name="P3"><text:span text:style-name="T26">// </text:span><text:span text:style-name="T25">ввод</text:span><text:span text:style-name="T26"> </text:span><text:span text:style-name="T25">списка</text:span><text:span text:style-name="T26"> </text:span><text:span text:style-name="T25">с</text:span><text:span text:style-name="T26"> </text:span><text:span text:style-name="T25">консоли</text:span></text:p>
      <text:p text:style-name="P3"><text:span text:style-name="T30"><text:s text:c="4"/></text:span><text:span text:style-name="T34">void</text:span><text:span text:style-name="T30"> read_lisp ( lisp&amp; y)</text:span></text:p>
      <text:p text:style-name="P4"><text:s text:c="4"/>{<text:tab/>base x;</text:p>
      <text:p text:style-name="P3"><text:span text:style-name="T30"><text:s text:c="8"/></text:span><text:span text:style-name="T34">do</text:span><text:span text:style-name="T30"> cin &gt;&gt; x; </text:span><text:span text:style-name="T34">while</text:span><text:span text:style-name="T30"> (x==</text:span><text:span text:style-name="T32">' '</text:span><text:span text:style-name="T30">);</text:span></text:p>
      <text:p text:style-name="P4"><text:s text:c="8"/>read_s_expr ( x, y);</text:p>
      <text:p text:style-name="P3"><text:span text:style-name="T30"><text:s text:c="4"/>} </text:span><text:span text:style-name="T26">//end read_lisp</text:span></text:p>
      <text:p text:style-name="P53">//...........................</text:p>
      <text:p text:style-name="P3"><text:span text:style-name="T30"><text:s text:c="4"/></text:span><text:span text:style-name="T34">void</text:span><text:span text:style-name="T30"> read_s_expr (base prev, lisp&amp; y)</text:span></text:p>
      <text:p text:style-name="P3"><text:span text:style-name="T30"><text:s text:c="4"/></text:span><text:span text:style-name="T31">{ </text:span><text:span text:style-name="T25">//prev <text:s text:c="2"/></text:span><text:span text:style-name="T27">－</text:span><text:span text:style-name="T25"> ранее прочитанный символ}</text:span></text:p>
      <text:p text:style-name="P3"><text:soft-page-break/><text:span text:style-name="T31"><text:s text:c="8"/></text:span><text:span text:style-name="T34">if</text:span><text:span text:style-name="T30"> ( prev == </text:span><text:span text:style-name="T32">')'</text:span><text:span text:style-name="T30"> ) {cerr &lt;&lt; </text:span><text:span text:style-name="T32">" ! List.Error 1 "</text:span><text:span text:style-name="T30"> &lt;&lt; endl; exit(1); }</text:span></text:p>
      <text:p text:style-name="P3"><text:span text:style-name="T30"><text:s text:c="8"/></text:span><text:span text:style-name="T34">else</text:span><text:span text:style-name="T30"> </text:span><text:span text:style-name="T34">if</text:span><text:span text:style-name="T30"> ( prev != </text:span><text:span text:style-name="T32">'('</text:span><text:span text:style-name="T30"> ) y = make_atom (prev);</text:span></text:p>
      <text:p text:style-name="P3"><text:span text:style-name="T30"><text:s text:c="13"/></text:span><text:span text:style-name="T34">else</text:span><text:span text:style-name="T30"> read_seq (y);</text:span></text:p>
      <text:p text:style-name="P3"><text:span text:style-name="T30"><text:s text:c="4"/>} </text:span><text:span text:style-name="T26">//end read_s_expr</text:span></text:p>
      <text:p text:style-name="P53">//...........................</text:p>
      <text:p text:style-name="P3"><text:span text:style-name="T30"><text:s text:c="4"/></text:span><text:span text:style-name="T34">void</text:span><text:span text:style-name="T30"> read_seq ( lisp&amp; y)</text:span></text:p>
      <text:p text:style-name="P4"><text:s text:c="4"/>{<text:tab/>base x;</text:p>
      <text:p text:style-name="P4"><text:s text:c="8"/>lisp p1, p2;</text:p>
      <text:p text:style-name="P4"/>
      <text:p text:style-name="P3"><text:span text:style-name="T30"><text:s text:c="8"/></text:span><text:span text:style-name="T34">if</text:span><text:span text:style-name="T30"> (!(cin &gt;&gt; x)) {cerr &lt;&lt; </text:span><text:span text:style-name="T32">" ! List.Error 2 "</text:span><text:span text:style-name="T30"> &lt;&lt; endl; exit(1);}</text:span></text:p>
      <text:p text:style-name="P3"><text:span text:style-name="T30"><text:s text:c="8"/></text:span><text:span text:style-name="T34">else</text:span><text:span text:style-name="T30"> {</text:span></text:p>
      <text:p text:style-name="P3"><text:span text:style-name="T30"><text:s text:c="12"/></text:span><text:span text:style-name="T34">while</text:span><text:span text:style-name="T30"> <text:s/>( x==</text:span><text:span text:style-name="T32">' '</text:span><text:span text:style-name="T30"> ) cin &gt;&gt; x;</text:span></text:p>
      <text:p text:style-name="P3"><text:span text:style-name="T30"><text:s text:c="12"/></text:span><text:span text:style-name="T34">if</text:span><text:span text:style-name="T30"> ( x == </text:span><text:span text:style-name="T32">')'</text:span><text:span text:style-name="T30"> ) y = NULL;</text:span></text:p>
      <text:p text:style-name="P3"><text:span text:style-name="T30"><text:s text:c="12"/></text:span><text:span text:style-name="T34">else</text:span><text:span text:style-name="T30"> {</text:span></text:p>
      <text:p text:style-name="P4"><text:s text:c="16"/>read_s_expr ( x, p1);</text:p>
      <text:p text:style-name="P4"><text:s text:c="16"/>read_seq ( p2);</text:p>
      <text:p text:style-name="P4"><text:s text:c="16"/>y = cons (p1, p2);</text:p>
      <text:p text:style-name="P3"><text:span text:style-name="T30"><text:s text:c="12"/></text:span><text:span text:style-name="T31">}</text:span></text:p>
      <text:p text:style-name="P55"><text:s text:c="8"/>}</text:p>
      <text:p text:style-name="P3"><text:span text:style-name="T31"><text:s text:c="4"/>} </text:span><text:span text:style-name="T25">//end read_seq</text:span></text:p>
      <text:p text:style-name="P52">//...........................</text:p>
      <text:p text:style-name="P3"><text:span text:style-name="T25">// Процедура вывода списка с обрамляющими его скобками <text:s/></text:span><text:span text:style-name="T27">－</text:span><text:span text:style-name="T25"> write_lisp,</text:span></text:p>
      <text:p text:style-name="P3"><text:span text:style-name="T25">// <text:s/>а без обрамляющих скобок <text:s text:c="2"/></text:span><text:span text:style-name="T27">－</text:span><text:span text:style-name="T25"> write_seq</text:span></text:p>
      <text:p text:style-name="P3"><text:span text:style-name="T31"><text:s text:c="4"/></text:span><text:span text:style-name="T34">void</text:span><text:span text:style-name="T30"> write_lisp (</text:span><text:span text:style-name="T34">const</text:span><text:span text:style-name="T30"> lisp x)</text:span></text:p>
      <text:p text:style-name="P3"><text:span text:style-name="T30"><text:s text:c="4"/></text:span><text:span text:style-name="T31">{</text:span><text:span text:style-name="T25">//пустой список выводится как ()</text:span></text:p>
      <text:p text:style-name="P55"><text:tab/><text:tab/></text:p>
      <text:p text:style-name="P3"><text:span text:style-name="T31"><text:s text:c="4"/></text:span><text:span text:style-name="T35">if</text:span><text:span text:style-name="T31"> (isNull(x)) cout &lt;&lt; </text:span><text:span text:style-name="T33">" ()"</text:span><text:span text:style-name="T31">;</text:span></text:p>
      <text:p text:style-name="P3"><text:span text:style-name="T31"><text:tab/></text:span><text:span text:style-name="T34">else</text:span><text:span text:style-name="T30"> </text:span><text:span text:style-name="T34">if</text:span><text:span text:style-name="T30"> (isAtom(x)) {</text:span></text:p>
      <text:p text:style-name="P3"><text:span text:style-name="T30"><text:tab/></text:span><text:span text:style-name="T26">//<text:tab/>cout &lt;&lt; x &lt;&lt; endl;</text:span></text:p>
      <text:p text:style-name="P3"><text:span text:style-name="T30"><text:tab/><text:tab/>cout &lt;&lt; </text:span><text:span text:style-name="T32">' '</text:span><text:span text:style-name="T30"> &lt;&lt; x-&gt;node.atom;</text:span></text:p>
      <text:p text:style-name="P4"/>
      <text:p text:style-name="P4"><text:tab/>}</text:p>
      <text:p text:style-name="P3"><text:span text:style-name="T30"><text:s text:c="8"/></text:span><text:span text:style-name="T34">else</text:span><text:span text:style-name="T30"> <text:s/>{ </text:span><text:span text:style-name="T26">//</text:span><text:span text:style-name="T25">непустой</text:span><text:span text:style-name="T26"> </text:span><text:span text:style-name="T25">список</text:span><text:span text:style-name="T26">}</text:span></text:p>
      <text:p text:style-name="P3"><text:span text:style-name="T30"><text:s text:c="12"/>cout &lt;&lt; </text:span><text:span text:style-name="T32">" ("</text:span><text:span text:style-name="T30"> ;</text:span></text:p>
      <text:p text:style-name="P4"><text:s text:c="12"/>write_seq(x);</text:p>
      <text:p text:style-name="P3"><text:span text:style-name="T30"><text:s text:c="12"/></text:span><text:span text:style-name="T31">cout &lt;&lt; </text:span><text:span text:style-name="T33">" )"</text:span><text:span text:style-name="T31">;</text:span></text:p>
      <text:p text:style-name="P4"><text:s text:c="8"/>}</text:p>
      <text:p text:style-name="P3"><text:span text:style-name="T30"><text:s text:c="4"/>} </text:span><text:span text:style-name="T26">// end write_lisp</text:span></text:p>
      <text:p text:style-name="P53">//...........................</text:p>
      <text:p text:style-name="P3"><text:span text:style-name="T34">void</text:span><text:span text:style-name="T30"> write_seq (</text:span><text:span text:style-name="T34">const</text:span><text:span text:style-name="T30"> lisp x)</text:span></text:p>
      <text:p text:style-name="P3"><text:span text:style-name="T31">{</text:span><text:span text:style-name="T25">//выводит последовательность элементов списка без обрамляющих его скобок</text:span></text:p>
      <text:p text:style-name="P3"><text:span text:style-name="T31"><text:s text:c="4"/></text:span><text:span text:style-name="T34">if</text:span><text:span text:style-name="T30"> (!isNull(x)) {</text:span></text:p>
      <text:p text:style-name="P4"><text:s text:c="8"/>write_lisp(head (x));</text:p>
      <text:p text:style-name="P4"><text:s text:c="8"/>write_seq(tail (x));</text:p>
      <text:p text:style-name="P4"><text:s text:c="4"/>}</text:p>
      <text:p text:style-name="P4">}</text:p>
      <text:p text:style-name="P53">//........................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charset="x-symbol"/>
    <style:font-face style:name="SimSun" svg:font-family="SimSun"/>
    <style:font-face style:name="Symbol" svg:font-family="Symbo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_20_1" draw:display-name="Arrowhead 1" svg:viewBox="0 0 80 80" svg:d="M80 40c0-22-18-40-40-40s-40 18-40 40 18 40 40 40 40-18 40-40z"/>
    <draw:marker draw:name="Arrowhead_20_10" draw:display-name="Arrowhead 10" svg:viewBox="0 0 80 80" svg:d="M80 40c0-22-18-40-40-40s-40 18-40 40 18 40 40 40 40-18 40-40z"/>
    <draw:marker draw:name="Arrowhead_20_11" draw:display-name="Arrowhead 11" svg:viewBox="0 0 80 80" svg:d="M80 40c0-22-18-40-40-40s-40 18-40 40 18 40 40 40 40-18 40-40z"/>
    <draw:marker draw:name="Arrowhead_20_12" draw:display-name="Arrowhead 12" svg:viewBox="0 0 80 80" svg:d="M80 40c0-22-18-40-40-40s-40 18-40 40 18 40 40 40 40-18 40-40z"/>
    <draw:marker draw:name="Arrowhead_20_2" draw:display-name="Arrowhead 2" svg:viewBox="0 0 80 80" svg:d="M80 40c0-22-18-40-40-40s-40 18-40 40 18 40 40 40 40-18 40-40z"/>
    <draw:marker draw:name="Arrowhead_20_3" draw:display-name="Arrowhead 3" svg:viewBox="0 0 80 80" svg:d="M80 40c0-22-18-40-40-40s-40 18-40 40 18 40 40 40 40-18 40-40z"/>
    <draw:marker draw:name="Arrowhead_20_4" draw:display-name="Arrowhead 4" svg:viewBox="0 0 80 80" svg:d="M80 40c0-22-18-40-40-40s-40 18-40 40 18 40 40 40 40-18 40-40z"/>
    <draw:marker draw:name="Arrowhead_20_5" draw:display-name="Arrowhead 5" svg:viewBox="0 0 80 80" svg:d="M80 40c0-22-18-40-40-40s-40 18-40 40 18 40 40 40 40-18 40-40z"/>
    <draw:marker draw:name="Arrowhead_20_6" draw:display-name="Arrowhead 6" svg:viewBox="0 0 80 80" svg:d="M80 40c0-22-18-40-40-40s-40 18-40 40 18 40 40 40 40-18 40-40z"/>
    <draw:marker draw:name="Arrowhead_20_7" draw:display-name="Arrowhead 7" svg:viewBox="0 0 80 80" svg:d="M80 40c0-22-18-40-40-40s-40 18-40 40 18 40 40 40 40-18 40-40z"/>
    <draw:marker draw:name="Arrowhead_20_8" draw:display-name="Arrowhead 8" svg:viewBox="0 0 80 80" svg:d="M80 40c0-22-18-40-40-40s-40 18-40 40 18 40 40 40 40-18 40-40z"/>
    <draw:marker draw:name="Arrowhead_20_9" draw:display-name="Arrowhead 9" svg:viewBox="0 0 80 80" svg:d="M80 40c0-22-18-40-40-40s-40 18-40 40 18 40 40 40 40-18 40-40z"/>
    <draw:marker draw:name="msArrowEnd_20_1" draw:display-name="msArrowEnd 1" svg:viewBox="0 0 80 80" svg:d="M40 0l40 80h-80z"/>
    <draw:marker draw:name="msArrowEnd_20_5" draw:display-name="msArrowEnd 5" svg:viewBox="0 0 120 120" svg:d="M60 0l60 120h-120z"/>
    <draw:marker draw:name="msArrowOpenEnd_20_5" draw:display-name="msArrowOpenEnd 5" svg:viewBox="0 0 180 180" svg:d="M90 0l90 164-27 16-63-115-63 115-27-16z"/>
    <draw:marker draw:name="msArrowOvalEnd_20_1" draw:display-name="msArrowOvalEnd 1" svg:viewBox="0 -40 80 80" svg:d="M80 0c0-22-18-40-40-40s-40 18-40 40 18 40 40 40 40-18 40-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style:letter-kerning="true" style:font-name-asian="Arial2" style:font-family-asian="Arial" style:font-family-generic-asian="system" style:font-pitch-asian="variable" style:language-asian="zh" style:country-asian="CN" style:font-name-complex="Arial2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_20__28_user_29_" style:default-outline-level="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start" style:justify-single-word="false" fo:orphans="2" fo:widows="2" fo:keep-with-next="always"/>
      <style:text-properties style:font-name="Arial1" fo:font-family="Arial" style:font-family-generic="swiss" fo:font-size="16pt" fo:font-weight="bold" style:letter-kerning="true" style:font-size-asian="16pt" style:font-weight-asian="bold" style:font-name-complex="Arial1" style:font-family-complex="Arial" style:font-family-generic-complex="swiss" style:font-size-complex="16pt" style:font-weight-complex="bold"/>
    </style:style>
    <style:style style:name="Обычный_20__28_веб_29_" style:display-name="Обычный (веб)" style:family="paragraph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/>
      <style:text-properties style:use-window-font-color="true" style:font-name="Times New Roman1" fo:font-family="'Times New Roman'" style:font-family-generic="roman" fo:font-size="12pt" fo:language="en" fo:country="US" style:letter-kerning="true" style:font-name-asian="SimSun" style:font-family-asian="SimSun" style:font-size-asian="12pt" style:language-asian="zh" style:country-asian="CN" style:font-name-complex="Times New Roman1" style:font-family-complex="'Times New Roman'" style:font-family-generic-complex="roman" style:font-size-complex="12pt" style:language-complex="ar" style:country-complex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0:52:32.188605764</meta:creation-date>
    <dc:date>2017-10-07T23:29:57.413919659</dc:date>
    <meta:editing-duration>PT12M26S</meta:editing-duration>
    <meta:editing-cycles>3</meta:editing-cycles>
    <meta:generator>LibreOffice/5.3.1.2$Linux_X86_64 LibreOffice_project/30m0$Build-2</meta:generator>
    <meta:document-statistic meta:table-count="2" meta:image-count="0" meta:object-count="0" meta:page-count="15" meta:paragraph-count="558" meta:word-count="2070" meta:character-count="14661" meta:non-whitespace-character-count="11405"/>
  </office:meta>
</office:document-meta>
</file>